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272in"/>
    </style:style>
    <style:style style:name="co11" style:family="table-column">
      <style:table-column-properties fo:break-before="auto" style:column-width="1.2992in"/>
    </style:style>
    <style:style style:name="co12" style:family="table-column">
      <style:table-column-properties fo:break-before="auto" style:column-width="2.2256in"/>
    </style:style>
    <style:style style:name="co13" style:family="table-column">
      <style:table-column-properties fo:break-before="auto" style:column-width="1.3839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9902in"/>
    </style:style>
    <style:style style:name="co16" style:family="table-column">
      <style:table-column-properties fo:break-before="auto" style:column-width="0.7693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1.2272in"/>
    </style:style>
    <style:style style:name="co19" style:family="table-column">
      <style:table-column-properties fo:break-before="auto" style:column-width="0.6575in"/>
    </style:style>
    <style:style style:name="co20" style:family="table-column">
      <style:table-column-properties fo:break-before="auto" style:column-width="0.6693in"/>
    </style:style>
    <style:style style:name="co21" style:family="table-column">
      <style:table-column-properties fo:break-before="auto" style:column-width="0.702in"/>
    </style:style>
    <style:style style:name="co22" style:family="table-column">
      <style:table-column-properties fo:break-before="auto" style:column-width="0.7118in"/>
    </style:style>
    <style:style style:name="co23" style:family="table-column">
      <style:table-column-properties fo:break-before="auto" style:column-width="0.9736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1.3535in"/>
    </style:style>
    <style:style style:name="co26" style:family="table-column">
      <style:table-column-properties fo:break-before="auto" style:column-width="1.098in"/>
    </style:style>
    <style:style style:name="co27" style:family="table-column">
      <style:table-column-properties fo:break-before="auto" style:column-width="1.0346in"/>
    </style:style>
    <style:style style:name="co28" style:family="table-column">
      <style:table-column-properties fo:break-before="auto" style:column-width="0.9472in"/>
    </style:style>
    <style:style style:name="co29" style:family="table-column">
      <style:table-column-properties fo:break-before="auto" style:column-width="1.2402in"/>
    </style:style>
    <style:style style:name="co30" style:family="table-column">
      <style:table-column-properties fo:break-before="auto" style:column-width="1.2909in"/>
    </style:style>
    <style:style style:name="co31" style:family="table-column">
      <style:table-column-properties fo:break-before="auto" style:column-width="1.0728in"/>
    </style:style>
    <style:style style:name="co32" style:family="table-column">
      <style:table-column-properties fo:break-before="auto" style:column-width="1.1398in"/>
    </style:style>
    <style:style style:name="co33" style:family="table-column">
      <style:table-column-properties fo:break-before="auto" style:column-width="0.9972in"/>
    </style:style>
    <style:style style:name="co34" style:family="table-column">
      <style:table-column-properties fo:break-before="auto" style:column-width="1.2528in"/>
    </style:style>
    <style:style style:name="co35" style:family="table-column">
      <style:table-column-properties fo:break-before="auto" style:column-width="1.022in"/>
    </style:style>
    <style:style style:name="co36" style:family="table-column">
      <style:table-column-properties fo:break-before="auto" style:column-width="0.3602in"/>
    </style:style>
    <style:style style:name="co37" style:family="table-column">
      <style:table-column-properties fo:break-before="auto" style:column-width="1.8752in"/>
    </style:style>
    <style:style style:name="co38" style:family="table-column">
      <style:table-column-properties fo:break-before="auto" style:column-width="2.9063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1.7528in"/>
    </style:style>
    <style:style style:name="co45" style:family="table-column">
      <style:table-column-properties fo:break-before="auto" style:column-width="0.889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0.8654in"/>
    </style:style>
    <style:style style:name="co48" style:family="table-column">
      <style:table-column-properties fo:break-before="auto" style:column-width="0.739in"/>
    </style:style>
    <style:style style:name="co49" style:family="table-column">
      <style:table-column-properties fo:break-before="auto" style:column-width="1.0366in"/>
    </style:style>
    <style:style style:name="co50" style:family="table-column">
      <style:table-column-properties fo:break-before="auto" style:column-width="0.7543in"/>
    </style:style>
    <style:style style:name="co51" style:family="table-column">
      <style:table-column-properties fo:break-before="auto" style:column-width="1.1862in"/>
    </style:style>
    <style:style style:name="co52" style:family="table-column">
      <style:table-column-properties fo:break-before="auto" style:column-width="0.952in"/>
    </style:style>
    <style:style style:name="co53" style:family="table-column">
      <style:table-column-properties fo:break-before="auto" style:column-width="0.9346in"/>
    </style:style>
    <style:style style:name="co54" style:family="table-column">
      <style:table-column-properties fo:break-before="auto" style:column-width="2.0071in"/>
    </style:style>
    <style:style style:name="co55" style:family="table-column">
      <style:table-column-properties fo:break-before="auto" style:column-width="3.4791in"/>
    </style:style>
    <style:style style:name="co56" style:family="table-column">
      <style:table-column-properties fo:break-before="auto" style:column-width="2.2307in"/>
    </style:style>
    <style:style style:name="co57" style:family="table-column">
      <style:table-column-properties fo:break-before="auto" style:column-width="2.4516in"/>
    </style:style>
    <style:style style:name="co58" style:family="table-column">
      <style:table-column-properties fo:break-before="auto" style:column-width="0.4272in"/>
    </style:style>
    <style:style style:name="co59" style:family="table-column">
      <style:table-column-properties fo:break-before="auto" style:column-width="1.5575in"/>
    </style:style>
    <style:style style:name="co60" style:family="table-column">
      <style:table-column-properties fo:break-before="auto" style:column-width="1.5874in"/>
    </style:style>
    <style:style style:name="co61" style:family="table-column">
      <style:table-column-properties fo:break-before="auto" style:column-width="1.3291in"/>
    </style:style>
    <style:style style:name="co62" style:family="table-column">
      <style:table-column-properties fo:break-before="auto" style:column-width="1.2783in"/>
    </style:style>
    <style:style style:name="co63" style:family="table-column">
      <style:table-column-properties fo:break-before="auto" style:column-width="1.1008in"/>
    </style:style>
    <style:style style:name="co64" style:family="table-column">
      <style:table-column-properties fo:break-before="auto" style:column-width="0.8193in"/>
    </style:style>
    <style:style style:name="co65" style:family="table-column">
      <style:table-column-properties fo:break-before="auto" style:column-width="3.1028in"/>
    </style:style>
    <style:style style:name="co66" style:family="table-column">
      <style:table-column-properties fo:break-before="auto" style:column-width="0.4957in"/>
    </style:style>
    <style:style style:name="co67" style:family="table-column">
      <style:table-column-properties fo:break-before="auto" style:column-width="0.4437in"/>
    </style:style>
    <style:style style:name="co68" style:family="table-column">
      <style:table-column-properties fo:break-before="auto" style:column-width="2.8665in"/>
    </style:style>
    <style:style style:name="co69" style:family="table-column">
      <style:table-column-properties fo:break-before="auto" style:column-width="1.3193in"/>
    </style:style>
    <style:style style:name="co70" style:family="table-column">
      <style:table-column-properties fo:break-before="auto" style:column-width="1.1571in"/>
    </style:style>
    <style:style style:name="co71" style:family="table-column">
      <style:table-column-properties fo:break-before="auto" style:column-width="1.1138in"/>
    </style:style>
    <style:style style:name="co72" style:family="table-column">
      <style:table-column-properties fo:break-before="auto" style:column-width="1.4165in"/>
    </style:style>
    <style:style style:name="co73" style:family="table-column">
      <style:table-column-properties fo:break-before="auto" style:column-width="0.9555in"/>
    </style:style>
    <style:style style:name="co74" style:family="table-column">
      <style:table-column-properties fo:break-before="auto" style:column-width="0.8839in"/>
    </style:style>
    <style:style style:name="co75" style:family="table-column">
      <style:table-column-properties fo:break-before="auto" style:column-width="1.228in"/>
    </style:style>
    <style:style style:name="co76" style:family="table-column">
      <style:table-column-properties fo:break-before="auto" style:column-width="0.6154in"/>
    </style:style>
    <style:style style:name="co77" style:family="table-column">
      <style:table-column-properties fo:break-before="auto" style:column-width="0.6811in"/>
    </style:style>
    <style:style style:name="co78" style:family="table-column">
      <style:table-column-properties fo:break-before="auto" style:column-width="0.8756in"/>
    </style:style>
    <style:style style:name="co79" style:family="table-column">
      <style:table-column-properties fo:break-before="auto" style:column-width="0.8335in"/>
    </style:style>
    <style:style style:name="co80" style:family="table-column">
      <style:table-column-properties fo:break-before="auto" style:column-width="0.7866in"/>
    </style:style>
    <style:style style:name="co81" style:family="table-column">
      <style:table-column-properties fo:break-before="auto" style:column-width="1.1311in"/>
    </style:style>
    <style:style style:name="co82" style:family="table-column">
      <style:table-column-properties fo:break-before="auto" style:column-width="0.5756in"/>
    </style:style>
    <style:style style:name="co83" style:family="table-column">
      <style:table-column-properties fo:break-before="auto" style:column-width="0.5626in"/>
    </style:style>
    <style:style style:name="co84" style:family="table-column">
      <style:table-column-properties fo:break-before="auto" style:column-width="0.5839in"/>
    </style:style>
    <style:style style:name="co85" style:family="table-column">
      <style:table-column-properties fo:break-before="auto" style:column-width="0.8228in"/>
    </style:style>
    <style:style style:name="co86" style:family="table-column">
      <style:table-column-properties fo:break-before="auto" style:column-width="0.9299in"/>
    </style:style>
    <style:style style:name="co87" style:family="table-column">
      <style:table-column-properties fo:break-before="auto" style:column-width="1.4992in"/>
    </style:style>
    <style:style style:name="co88" style:family="table-column">
      <style:table-column-properties fo:break-before="auto" style:column-width="0.2638in"/>
    </style:style>
    <style:style style:name="co89" style:family="table-column">
      <style:table-column-properties fo:break-before="auto" style:column-width="1.6016in"/>
    </style:style>
    <style:style style:name="co90" style:family="table-column">
      <style:table-column-properties fo:break-before="auto" style:column-width="1.4953in"/>
    </style:style>
    <style:style style:name="co91" style:family="table-column">
      <style:table-column-properties fo:break-before="auto" style:column-width="1.1354in"/>
    </style:style>
    <style:style style:name="co92" style:family="table-column">
      <style:table-column-properties fo:break-before="auto" style:column-width="0.9134in"/>
    </style:style>
    <style:style style:name="co93" style:family="table-column">
      <style:table-column-properties fo:break-before="auto" style:column-width="1.1602in"/>
    </style:style>
    <style:style style:name="co94" style:family="table-column">
      <style:table-column-properties fo:break-before="auto" style:column-width="0.9681in"/>
    </style:style>
    <style:style style:name="co95" style:family="table-column">
      <style:table-column-properties fo:break-before="auto" style:column-width="1.3811in"/>
    </style:style>
    <style:style style:name="co96" style:family="table-column">
      <style:table-column-properties fo:break-before="auto" style:column-width="1.2193in"/>
    </style:style>
    <style:style style:name="co97" style:family="table-column">
      <style:table-column-properties fo:break-before="auto" style:column-width="1.2154in"/>
    </style:style>
    <style:style style:name="co98" style:family="table-column">
      <style:table-column-properties fo:break-before="auto" style:column-width="1.5382in"/>
    </style:style>
    <style:style style:name="co99" style:family="table-column">
      <style:table-column-properties fo:break-before="auto" style:column-width="1.1272in"/>
    </style:style>
    <style:style style:name="co100" style:family="table-column">
      <style:table-column-properties fo:break-before="auto" style:column-width="0.5154in"/>
    </style:style>
    <style:style style:name="co101" style:family="table-column">
      <style:table-column-properties fo:break-before="auto" style:column-width="1.1193in"/>
    </style:style>
    <style:style style:name="co102" style:family="table-column">
      <style:table-column-properties fo:break-before="auto" style:column-width="2.9925in"/>
    </style:style>
    <style:style style:name="co103" style:family="table-column">
      <style:table-column-properties fo:break-before="auto" style:column-width="2.8866in"/>
    </style:style>
    <style:style style:name="co104" style:family="table-column">
      <style:table-column-properties fo:break-before="auto" style:column-width="1.752in"/>
    </style:style>
    <style:style style:name="co105" style:family="table-column">
      <style:table-column-properties fo:break-before="auto" style:column-width="1.4264in"/>
    </style:style>
    <style:style style:name="co106" style:family="table-column">
      <style:table-column-properties fo:break-before="auto" style:column-width="1.4689in"/>
    </style:style>
    <style:style style:name="co107" style:family="table-column">
      <style:table-column-properties fo:break-before="auto" style:column-width="1.6083in"/>
    </style:style>
    <style:style style:name="co108" style:family="table-column">
      <style:table-column-properties fo:break-before="auto" style:column-width="1.0772in"/>
    </style:style>
    <style:style style:name="co109" style:family="table-column">
      <style:table-column-properties fo:break-before="auto" style:column-width="0.402in"/>
    </style:style>
    <style:style style:name="co110" style:family="table-column">
      <style:table-column-properties fo:break-before="auto" style:column-width="1.2953in"/>
    </style:style>
    <style:style style:name="co111" style:family="table-column">
      <style:table-column-properties fo:break-before="auto" style:column-width="1.1189in"/>
    </style:style>
    <style:style style:name="co112" style:family="table-column">
      <style:table-column-properties fo:break-before="auto" style:column-width="1.4335in"/>
    </style:style>
    <style:style style:name="co113" style:family="table-column">
      <style:table-column-properties fo:break-before="auto" style:column-width="2.095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7634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8118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1in" fo:break-before="auto" style:use-optimal-row-height="false"/>
    </style:style>
    <style:style style:name="ro11" style:family="table-row">
      <style:table-row-properties style:row-height="0.4402in" fo:break-before="auto" style:use-optimal-row-height="false"/>
    </style:style>
    <style:style style:name="ro12" style:family="table-row">
      <style:table-row-properties style:row-height="0.4811in" fo:break-before="auto" style:use-optimal-row-height="false"/>
    </style:style>
    <style:style style:name="ro13" style:family="table-row">
      <style:table-row-properties style:row-height="0.502in" fo:break-before="auto" style:use-optimal-row-height="false"/>
    </style:style>
    <style:style style:name="ro14" style:family="table-row">
      <style:table-row-properties style:row-height="0.1846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8728in" fo:break-before="auto" style:use-optimal-row-height="false"/>
    </style:style>
    <style:style style:name="ro17" style:family="table-row">
      <style:table-row-properties style:row-height="1.014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3516in" fo:break-before="auto" style:use-optimal-row-height="false"/>
    </style:style>
    <style:style style:name="ro20" style:family="table-row">
      <style:table-row-properties style:row-height="0.5598in" fo:break-before="auto" style:use-optimal-row-height="false"/>
    </style:style>
    <style:style style:name="ro21" style:family="table-row">
      <style:table-row-properties style:row-height="0.5484in" fo:break-before="auto" style:use-optimal-row-height="false"/>
    </style:style>
    <style:style style:name="ro22" style:family="table-row">
      <style:table-row-properties style:row-height="0.5362in" fo:break-before="auto" style:use-optimal-row-height="false"/>
    </style:style>
    <style:style style:name="ro23" style:family="table-row">
      <style:table-row-properties style:row-height="0.7409in" fo:break-before="auto" style:use-optimal-row-height="false"/>
    </style:style>
    <style:style style:name="ro24" style:family="table-row">
      <style:table-row-properties style:row-height="0.85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26" style:family="table-row">
      <style:table-row-properties style:row-height="0.7811in" fo:break-before="auto" style:use-optimal-row-height="false"/>
    </style:style>
    <style:style style:name="ro27" style:family="table-row">
      <style:table-row-properties style:row-height="0.4571in" fo:break-before="auto" style:use-optimal-row-height="false"/>
    </style:style>
    <style:style style:name="ro28" style:family="table-row">
      <style:table-row-properties style:row-height="0.5445in" fo:break-before="auto" style:use-optimal-row-height="false"/>
    </style:style>
    <style:style style:name="ro29" style:family="table-row">
      <style:table-row-properties style:row-height="0.56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ffffa6"/>
    </style:style>
    <style:style style:name="ta3" style:family="table" style:master-page-name="Default">
      <style:table-properties table:display="true" style:writing-mode="lr-tb" table:tab-color="#d4ea6b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true" style:writing-mode="lr-tb" table:tab-color="#bbe33d"/>
    </style:style>
    <style:style style:name="ta6" style:family="table" style:master-page-name="Default">
      <style:table-properties table:display="true" style:writing-mode="lr-tb" table:tab-color="#5eb91e"/>
    </style:style>
    <style:style style:name="ta7" style:family="table" style:master-page-name="Default">
      <style:table-properties table:display="true" style:writing-mode="lr-tb" table:tab-color="#ffe994"/>
    </style:style>
    <style:style style:name="ta8" style:family="table" style:master-page-name="Default">
      <style:table-properties table:display="true" style:writing-mode="lr-tb" table:tab-color="#ffd428"/>
    </style:style>
    <style:style style:name="ta9" style:family="table" style:master-page-name="Default">
      <style:table-properties table:display="true" style:writing-mode="lr-tb" table:tab-color="#fff5ce"/>
    </style:style>
    <style:style style:name="ta10" style:family="table" style:master-page-name="Default">
      <style:table-properties table:display="true" style:writing-mode="lr-tb" table:tab-color="#ffb66c"/>
    </style:style>
    <style:style style:name="ta11" style:family="table" style:master-page-name="Default">
      <style:table-properties table:display="true" style:writing-mode="lr-tb" table:tab-color="#f6f9d4"/>
    </style:style>
    <style:style style:name="ta12" style:family="table" style:master-page-name="Default">
      <style:table-properties table:display="true" style:writing-mode="lr-tb" table:tab-color="#e6e905"/>
    </style:style>
    <style:style style:name="ta13" style:family="table" style:master-page-name="Default">
      <style:table-properties table:display="false" style:writing-mode="lr-tb" table:tab-color="#ffffa6"/>
    </style:style>
    <style:style style:name="ta14" style:family="table" style:master-page-name="Default">
      <style:table-properties table:display="false" style:writing-mode="lr-tb" table:tab-color="#ffff00"/>
    </style:style>
    <style:style style:name="ta15" style:family="table" style:master-page-name="Default">
      <style:table-properties table:display="false" style:writing-mode="lr-tb" table:tab-color="#bbe33d"/>
    </style:style>
    <style:style style:name="ta16" style:family="table" style:master-page-name="Default">
      <style:table-properties table:display="false" style:writing-mode="lr-tb" table:tab-color="#5eb91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05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8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814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8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1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82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ext-properties fo:color="#800080"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 style:data-style-name="N37"/>
    <style:style style:name="ce8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2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2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8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3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3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35" style:family="table-cell" style:parent-style-name="Default" style:data-style-name="N104"/>
    <style:style style:name="ce83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83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83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8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84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2pt" fo:font-weight="bold" style:font-size-asian="12pt" style:font-weight-asian="bold" style:font-size-complex="12pt" style:font-weight-complex="bold"/>
    </style:style>
    <style:style style:name="ce84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842" style:family="table-cell" style:parent-style-name="Default">
      <style:text-properties fo:color="#c9211e"/>
    </style:style>
    <style:style style:name="ce843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4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845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846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847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4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49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1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5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5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55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6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7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5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59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0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2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6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4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86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866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67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68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869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0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7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872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873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874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75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76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7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78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79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0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1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2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3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8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6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87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88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8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0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1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92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93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894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5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7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8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99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900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1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0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0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8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09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1" style:family="table-cell" style:parent-style-name="Default">
      <style:text-properties style:font-name="Amiri"/>
    </style:style>
    <style:style style:name="ce912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3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5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7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0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9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0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1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37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43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94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6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0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1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5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2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5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78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8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9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5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996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7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8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9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00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1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2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03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5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6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7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8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9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0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1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3" style:family="table-cell" style:parent-style-name="Default" style:data-style-name="N104">
      <style:table-cell-properties fo:background-color="#77bc65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5" style:family="table-cell" style:parent-style-name="Default" style:data-style-name="N104">
      <style:table-cell-properties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6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7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8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9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0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21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2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3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5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026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7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8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29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0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31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3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4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706" style:family="table-cell" style:parent-style-name="Default" style:data-style-name="N0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7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8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39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0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1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2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3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4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5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6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7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048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49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0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051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2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3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4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5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6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57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8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59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1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4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065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6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67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8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69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0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071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2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3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5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6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7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7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0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1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2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083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4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08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086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087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090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1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092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093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094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095" style:family="table-cell" style:parent-style-name="Default">
      <style:text-properties style:font-name="Poiret One" fo:font-size="14pt" style:font-size-asian="14pt" style:font-size-complex="14pt"/>
    </style:style>
    <style:style style:name="ce1096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0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320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825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832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12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3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2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278" style:family="table-cell" style:parent-style-name="Default" style:data-style-name="N104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33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37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3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4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3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49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36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350" style:family="table-cell" style:parent-style-name="Default">
      <style:text-properties style:font-name="Poiret One" fo:font-size="10pt" style:font-size-asian="10pt" style:font-size-complex="10pt"/>
    </style:style>
    <style:style style:name="ce3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352" style:family="table-cell" style:parent-style-name="Default">
      <style:table-cell-properties fo:border-bottom="0.74pt solid #000000" fo:background-color="#dedce6" style:text-align-source="fix" style:repeat-content="false" fo:border-left="none" fo:border-right="0.74pt solid #000000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287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288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289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290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291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294" style:family="table-cell" style:parent-style-name="Default">
      <style:text-properties style:font-name="Poiret One" fo:font-size="15pt" style:font-size-asian="15pt" style:font-size-complex="15pt"/>
    </style:style>
    <style:style style:name="ce1295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3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6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2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28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329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330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331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332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333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33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33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337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338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339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340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807" style:family="table-cell" style:parent-style-name="Default">
      <style:text-properties style:font-name="Poiret One" fo:font-size="13pt" style:font-size-asian="13pt" style:font-size-complex="13pt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482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start" fo:margin-left="0in"/>
      <style:text-properties fo:color="#5b277d" style:font-name="Poiret One" fo:font-size="15pt" style:font-size-asian="15pt" style:font-size-complex="15pt"/>
    </style:style>
    <style:style style:name="ce483" style:family="table-cell" style:parent-style-name="Default" style:data-style-name="N37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4" style:family="table-cell" style:parent-style-name="Default">
      <style:table-cell-properties style:text-align-source="fix" style:repeat-content="false" fo:border="0.74pt solid #a1467e"/>
      <style:paragraph-properties fo:text-align="start" fo:margin-left="0in"/>
      <style:text-properties style:font-name="Open Sans"/>
    </style:style>
    <style:style style:name="ce4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Open Sans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363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64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6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67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6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0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7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7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7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5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7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7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7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7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0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8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8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8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85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3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87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8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38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39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39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396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39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39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0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1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0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40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0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0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07" style:family="table-cell" style:parent-style-name="Default">
      <style:table-cell-properties fo:border="0.74pt solid #000000"/>
    </style:style>
    <style:style style:name="ce140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0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41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41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412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4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1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421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2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2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2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43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43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439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4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3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4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44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4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463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4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4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4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71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72" style:family="table-cell" style:parent-style-name="Default">
      <style:table-cell-properties fo:background-color="#ffdbb6"/>
      <style:text-properties style:font-name="Poiret One"/>
    </style:style>
    <style:style style:name="ce1473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474" style:family="table-cell" style:parent-style-name="Default">
      <style:table-cell-properties fo:background-color="transparent"/>
      <style:text-properties style:font-name="Poiret One"/>
    </style:style>
    <style:style style:name="ce1475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76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7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4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479" style:family="table-cell" style:parent-style-name="Default">
      <style:table-cell-properties fo:wrap-option="wrap"/>
    </style:style>
    <style:style style:name="ce1480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481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2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3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4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85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48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87" style:family="table-cell" style:parent-style-name="Default" style:data-style-name="N104">
      <style:table-cell-properties fo:border="0.74pt solid #069a2e"/>
      <style:text-properties style:font-name="Poiret One"/>
    </style:style>
    <style:style style:name="ce1488" style:family="table-cell" style:parent-style-name="Default" style:data-style-name="N104">
      <style:text-properties style:font-name="Poiret One"/>
    </style:style>
    <style:style style:name="ce1489" style:family="table-cell" style:parent-style-name="Default">
      <style:table-cell-properties fo:border="0.74pt solid #069a2e"/>
      <style:text-properties style:font-name="Poiret One"/>
    </style:style>
    <style:style style:name="ce1490" style:family="table-cell" style:parent-style-name="Default">
      <style:text-properties style:font-name="Poiret One"/>
    </style:style>
    <style:style style:name="ce1491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5pt" style:font-size-asian="15pt" style:font-size-complex="15pt"/>
    </style:style>
    <style:style style:name="ce1492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3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49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5pt" style:font-size-asian="15pt" style:font-size-complex="15pt"/>
    </style:style>
    <style:style style:name="ce1495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96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497" style:family="table-cell" style:parent-style-name="Default">
      <style:text-properties style:font-name="Amiri" fo:font-size="12pt" style:font-size-asian="12pt" style:font-size-complex="12pt"/>
    </style:style>
    <style:style style:name="ce14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99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0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2" style:family="table-cell" style:parent-style-name="Default" style:data-style-name="N37">
      <style:text-properties style:font-name="Amiri" fo:font-size="12pt" style:font-size-asian="12pt" style:font-size-complex="12pt"/>
    </style:style>
    <style:style style:name="ce1503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0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0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0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1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51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513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5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1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51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517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51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519" style:family="table-cell" style:parent-style-name="Default">
      <style:text-properties fo:color="#c9211e" style:font-name="Amiri" fo:font-size="12pt" style:font-size-asian="12pt" style:font-size-complex="12pt"/>
    </style:style>
    <style:style style:name="ce15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52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52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526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5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28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29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0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1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2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3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535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3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537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538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5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540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5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54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54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54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547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4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550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svg:stroke-color="#3465a4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color="#c9211e"/>
    </style:style>
    <style:style style:name="T4" style:family="text">
      <style:text-properties fo:font-style="italic"/>
    </style:style>
  </office:automatic-styles>
  <office:body>
    <office:spreadsheet>
      <table:table table:name="Inventory" table:style-name="ta1" table:print="false">
        <office:forms form:automatic-focus="false" form:apply-design-mode="false"/>
        <table:table-column table:style-name="co1" table:default-cell-style-name="ce805"/>
        <table:table-column table:style-name="co2" table:number-columns-repeated="2" table:default-cell-style-name="ce805"/>
        <table:table-column table:style-name="co3" table:default-cell-style-name="ce808"/>
        <table:table-column table:style-name="co2" table:default-cell-style-name="ce811"/>
        <table:table-column table:style-name="co4" table:default-cell-style-name="ce808"/>
        <table:table-column table:style-name="co5" table:default-cell-style-name="ce814"/>
        <table:table-column table:style-name="co6" table:default-cell-style-name="ce817"/>
        <table:table-column table:style-name="co7" table:default-cell-style-name="ce805"/>
        <table:table-column table:style-name="co8" table:default-cell-style-name="ce808"/>
        <table:table-column table:style-name="co9" table:default-cell-style-name="ce811"/>
        <table:table-column table:style-name="co2" table:number-columns-repeated="1013" table:default-cell-style-name="ce805"/>
        <table:table-row table:style-name="ro1">
          <table:table-cell table:style-name="ce804" office:value-type="string" calcext:value-type="string">
            <text:p>xStock Number</text:p>
          </table:table-cell>
          <table:table-cell table:style-name="ce804" office:value-type="string" calcext:value-type="string">
            <text:p>Item</text:p>
          </table:table-cell>
          <table:table-cell table:style-name="ce804" office:value-type="string" calcext:value-type="string">
            <text:p>Supplier</text:p>
          </table:table-cell>
          <table:table-cell table:style-name="ce804" office:value-type="string" calcext:value-type="string">
            <text:p>There Product #</text:p>
          </table:table-cell>
          <table:table-cell table:style-name="ce810" office:value-type="string" calcext:value-type="string">
            <text:p>Wholesale Price/Unit Price</text:p>
          </table:table-cell>
          <table:table-cell table:style-name="ce804" office:value-type="string" calcext:value-type="string">
            <text:p>Qty Purchased</text:p>
          </table:table-cell>
          <table:table-cell table:style-name="ce810" office:value-type="string" calcext:value-type="string">
            <text:p>Priced</text:p>
          </table:table-cell>
          <table:table-cell table:style-name="ce816" office:value-type="string" calcext:value-type="string">
            <text:p>Sold</text:p>
          </table:table-cell>
          <table:table-cell table:style-name="ce804" office:value-type="string" calcext:value-type="string">
            <text:p>Gifted or Other</text:p>
          </table:table-cell>
          <table:table-cell table:style-name="ce804" office:value-type="string" calcext:value-type="string">
            <text:p>Remaining</text:p>
          </table:table-cell>
          <table:table-cell table:style-name="ce810"/>
          <table:table-cell table:style-name="ce804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813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820" office:value-type="string" calcext:value-type="string">
            <text:p><text:s/>*1 gift to Dante </text:p>
          </table:table-cell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/>
          <table:table-cell office:value-type="float" office:value="4" calcext:value-type="float">
            <text:p>4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/>
          <table:table-cell table:formula="of:=SUM([.F4]-[.H4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oing Costs 2023" table:style-name="ta2" table:print="false">
        <table:table-column table:style-name="co10" table:default-cell-style-name="Default"/>
        <table:table-column table:style-name="co11" table:default-cell-style-name="ce827"/>
        <table:table-column table:style-name="co12" table:default-cell-style-name="ce827"/>
        <table:table-column table:style-name="co13" table:default-cell-style-name="ce827"/>
        <table:table-column table:style-name="co14" table:default-cell-style-name="ce833"/>
        <table:table-column table:style-name="co15" table:default-cell-style-name="ce833"/>
        <table:table-column table:style-name="co16" table:default-cell-style-name="ce833"/>
        <table:table-column table:style-name="co17" table:default-cell-style-name="ce833"/>
        <table:table-column table:style-name="co18" table:default-cell-style-name="ce833"/>
        <table:table-column table:style-name="co19" table:default-cell-style-name="ce833"/>
        <table:table-column table:style-name="co20" table:default-cell-style-name="ce833"/>
        <table:table-column table:style-name="co21" table:default-cell-style-name="ce833"/>
        <table:table-column table:style-name="co22" table:default-cell-style-name="ce841"/>
        <table:table-column table:style-name="co22" table:default-cell-style-name="ce833"/>
        <table:table-column table:style-name="co23" table:default-cell-style-name="ce833"/>
        <table:table-column table:style-name="co23" table:default-cell-style-name="ce827"/>
        <table:table-column table:style-name="co2" table:number-columns-repeated="1008" table:default-cell-style-name="ce827"/>
        <table:table-row table:style-name="ro3">
          <table:table-cell table:style-name="ce821"/>
          <table:table-cell table:style-name="ce823" office:value-type="string" calcext:value-type="string">
            <text:p>Date</text:p>
          </table:table-cell>
          <table:table-cell table:style-name="ce823" office:value-type="string" calcext:value-type="string">
            <text:p>Item</text:p>
          </table:table-cell>
          <table:table-cell table:style-name="ce823" office:value-type="string" calcext:value-type="string">
            <text:p>Paid to</text:p>
          </table:table-cell>
          <table:table-cell table:style-name="ce831" office:value-type="string" calcext:value-type="string">
            <text:p>General Shop Running Supplies</text:p>
          </table:table-cell>
          <table:table-cell table:style-name="ce831" office:value-type="string" calcext:value-type="string">
            <text:p>Improvement to Shop</text:p>
          </table:table-cell>
          <table:table-cell table:style-name="ce831" office:value-type="string" calcext:value-type="string">
            <text:p>Marketing</text:p>
          </table:table-cell>
          <table:table-cell table:style-name="ce831" office:value-type="string" calcext:value-type="string">
            <text:p>Display</text:p>
          </table:table-cell>
          <table:table-cell table:style-name="ce831" office:value-type="string" calcext:value-type="string">
            <text:p>Product Associated with Selling A Product</text:p>
          </table:table-cell>
          <table:table-cell table:style-name="ce831" office:value-type="string" calcext:value-type="string">
            <text:p>Created Product Supplies</text:p>
          </table:table-cell>
          <table:table-cell table:style-name="ce831" office:value-type="string" calcext:value-type="string">
            <text:p>Added Cost For Product</text:p>
          </table:table-cell>
          <table:table-cell table:style-name="ce831" office:value-type="string" calcext:value-type="string">
            <text:p>tax</text:p>
          </table:table-cell>
          <table:table-cell table:style-name="ce840" office:value-type="string" calcext:value-type="string">
            <text:p>tax credit</text:p>
          </table:table-cell>
          <table:table-cell table:style-name="ce831" office:value-type="string" calcext:value-type="string">
            <text:p>shipping</text:p>
          </table:table-cell>
          <table:table-cell table:style-name="ce831" office:value-type="string" calcext:value-type="string">
            <text:p>Total</text:p>
          </table:table-cell>
          <table:table-cell table:style-name="ce823" office:value-type="string" calcext:value-type="string">
            <text:p>Credit Card or Cash</text:p>
          </table:table-cell>
          <table:table-cell table:style-name="ce823" office:value-type="string" calcext:value-type="string">
            <text:p>Receipt</text:p>
          </table:table-cell>
          <table:table-cell table:style-name="ce823" table:number-columns-repeated="1007"/>
        </table:table-row>
        <table:table-row table:style-name="ro1">
          <table:table-cell/>
          <table:table-cell table:style-name="ce824" office:value-type="date" office:date-value="2023-01-20" calcext:value-type="date">
            <text:p>01/20/23</text:p>
          </table:table-cell>
          <table:table-cell office:value-type="string" calcext:value-type="string">
            <text:p>pt. adverstising on Facebook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1.44" calcext:value-type="currency">
            <text:p>$1.44</text:p>
          </table:table-cell>
          <table:table-cell table:number-columns-repeated="1017"/>
        </table:table-row>
        <table:table-row table:style-name="ro1">
          <table:table-cell/>
          <table:table-cell table:style-name="ce824" office:value-type="date" office:date-value="2023-03-10" calcext:value-type="date">
            <text:p>03/10/23</text:p>
          </table:table-cell>
          <table:table-cell office:value-type="string" calcext:value-type="string">
            <text:p>Store diplay hanging cranes</text:p>
          </table:table-cell>
          <table:table-cell office:value-type="string" calcext:value-type="string">
            <text:p>etsy</text:p>
          </table:table-cell>
          <table:table-cell table:number-columns-repeated="3"/>
          <table:table-cell office:value-type="currency" office:currency="USD" office:value="64.73" calcext:value-type="currency">
            <text:p>$64.73</text:p>
          </table:table-cell>
          <table:table-cell table:number-columns-repeated="4"/>
          <table:table-cell office:value-type="currency" office:currency="USD" office:value="5.18" calcext:value-type="currency">
            <text:p>$5.18</text:p>
          </table:table-cell>
          <table:table-cell/>
          <table:table-cell office:value-type="currency" office:currency="USD" office:value="69.91" calcext:value-type="currency">
            <text:p>$69.91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3-03-08" calcext:value-type="date">
            <text:p>03/08/23</text:p>
          </table:table-cell>
          <table:table-cell office:value-type="string" calcext:value-type="string">
            <text:p>NYS Sales Tax</text:p>
          </table:table-cell>
          <table:table-cell office:value-type="string" calcext:value-type="string">
            <text:p>NYS Taxes</text:p>
          </table:table-cell>
          <table:table-cell office:value-type="currency" office:currency="USD" office:value="298.22" calcext:value-type="currency">
            <text:p>$298.22</text:p>
          </table:table-cell>
          <table:table-cell table:number-columns-repeated="1019"/>
        </table:table-row>
        <table:table-row table:style-name="ro1">
          <table:table-cell/>
          <table:table-cell table:style-name="ce824" office:value-type="date" office:date-value="2023-03-19" calcext:value-type="date">
            <text:p>03/19/23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USD" office:value="39.59" calcext:value-type="currency">
            <text:p>$39.59</text:p>
          </table:table-cell>
          <table:table-cell table:number-columns-repeated="5"/>
          <table:table-cell office:value-type="currency" office:currency="USD" office:value="3.15" calcext:value-type="currency">
            <text:p>$3.15</text:p>
          </table:table-cell>
          <table:table-cell table:number-columns-repeated="2"/>
          <table:table-cell table:formula="of:=SUM([.F5]+[.L5]+[.M5])" office:value-type="currency" office:currency="USD" office:value="42.74" calcext:value-type="currency">
            <text:p>$42.74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6]+[.L6]+[.M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4"/>
          <table:table-cell table:number-columns-repeated="2"/>
          <table:table-cell table:formula="of:=SUM([.F7]+[.L7]+[.M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6"/>
          <table:table-cell table:style-name="ce828" table:number-columns-repeated="2"/>
          <table:table-cell table:style-name="ce834" table:number-columns-repeated="7"/>
          <table:table-cell table:number-columns-repeated="2"/>
          <table:table-cell table:style-name="ce834"/>
          <table:table-cell table:formula="of:=SUM([.F8]+[.L8]+[.M8])" office:value-type="currency" office:currency="USD" office:value="0" calcext:value-type="currency">
            <text:p>$0.00</text:p>
          </table:table-cell>
          <table:table-cell table:style-name="ce828"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7"/>
          <table:table-cell table:number-columns-repeated="2"/>
          <table:table-cell table:formula="of:=SUM([.F9]+[.L9]+[.M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2"/>
          <table:table-cell table:style-name="ce835" table:number-columns-repeated="2"/>
          <table:table-cell table:number-columns-repeated="8"/>
          <table:table-cell table:formula="of:=SUM([.F10]+[.L10]+[.M1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7"/>
          <table:table-cell table:number-columns-repeated="2"/>
          <table:table-cell table:formula="of:=SUM([.F11]+[.L11]+[.M1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12]+[.L12]+[.M1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/>
          <table:table-cell table:style-name="ce830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842"/>
          <table:table-cell/>
          <table:table-cell table:formula="of:=SUM([.F13]+[.L13]+[.M1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4"/>
          <table:table-cell table:style-name="ce836"/>
          <table:table-cell table:number-columns-repeated="7"/>
          <table:table-cell table:formula="of:=SUM([.F14]+[.L14]+[.M1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4"/>
          <table:table-cell table:style-name="Default"/>
          <table:table-cell table:number-columns-repeated="4"/>
          <table:table-cell table:style-name="ce837"/>
          <table:table-cell table:number-columns-repeated="2"/>
          <table:table-cell table:formula="of:=SUM([.F15]+[.L15]+[.M1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8"/>
          <table:table-cell table:number-columns-repeated="2"/>
          <table:table-cell table:formula="of:=SUM([.F16]+[.L16]+[.M1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17]+[.L17]+[.M1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style-name="ce829"/>
          <table:table-cell table:number-columns-repeated="3"/>
          <table:table-cell table:style-name="Default"/>
          <table:table-cell table:number-columns-repeated="7"/>
          <table:table-cell table:formula="of:=SUM([.F18]+[.L18]+[.M1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style-name="ce829"/>
          <table:table-cell table:number-columns-repeated="3"/>
          <table:table-cell table:style-name="Default"/>
          <table:table-cell table:number-columns-repeated="7"/>
          <table:table-cell table:formula="of:=SUM([.F19]+[.L19]+[.M1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0]+[.L20]+[.M2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1]+[.L21]+[.M2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2]+[.L22]+[.M2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3]+[.L23]+[.M2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4]+[.L24]+[.M2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style-name="ce822"/>
          <table:table-cell table:style-name="ce824"/>
          <table:table-cell table:number-columns-repeated="12"/>
          <table:table-cell table:formula="of:=SUM([.F25]+[.L25]+[.M2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9"/>
          <table:table-cell table:style-name="ce839"/>
          <table:table-cell table:number-columns-repeated="2"/>
          <table:table-cell table:formula="of:=SUM([.F26]+[.L26]+[.M2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7]+[.L27]+[.M2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/>
          <table:table-cell table:style-name="ce824"/>
          <table:table-cell table:number-columns-repeated="12"/>
          <table:table-cell table:formula="of:=SUM([.F28]+[.L28]+[.M2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29]+[.L29]+[.M2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0]+[.L30]+[.M3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1]+[.L31]+[.M3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2]+[.L32]+[.M3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3]+[.L33]+[.M3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4]+[.L34]+[.M3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5]+[.L35]+[.M3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6]+[.L36]+[.M3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7]+[.L37]+[.M3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8]+[.L38]+[.M3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39]+[.L39]+[.M3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0]+[.L40]+[.M4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1]+[.L41]+[.M4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2]+[.L42]+[.M4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3]+[.L43]+[.M4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4]+[.L44]+[.M4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5]+[.L45]+[.M4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6]+[.L46]+[.M4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7]+[.L47]+[.M4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8]+[.L48]+[.M4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49]+[.L49]+[.M4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0]+[.L50]+[.M5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1]+[.L51]+[.M5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2]+[.L52]+[.M5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3]+[.L53]+[.M5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4]+[.L54]+[.M5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5]+[.L55]+[.M5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6]+[.L56]+[.M5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7]+[.L57]+[.M5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8]+[.L58]+[.M5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59]+[.L59]+[.M5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0]+[.L60]+[.M6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1]+[.L61]+[.M6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2]+[.L62]+[.M62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3]+[.L63]+[.M63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4]+[.L64]+[.M64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5]+[.L65]+[.M65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6]+[.L66]+[.M66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7]+[.L67]+[.M67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8]+[.L68]+[.M68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69]+[.L69]+[.M69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0]+[.L70]+[.M70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SUM([.F71]+[.L71]+[.M71])" office:value-type="currency" office:currency="USD" office:value="0" calcext:value-type="currency">
            <text:p>$0.00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3" table:style-name="ta3" table:print="false">
        <table:table-column table:style-name="co24" table:default-cell-style-name="ce846"/>
        <table:table-column table:style-name="co25" table:default-cell-style-name="ce852"/>
        <table:table-column table:style-name="co26" table:default-cell-style-name="ce860"/>
        <table:table-column table:style-name="co27" table:default-cell-style-name="ce867"/>
        <table:table-column table:style-name="co28" table:default-cell-style-name="ce867"/>
        <table:table-column table:style-name="co29" table:default-cell-style-name="ce867"/>
        <table:table-column table:style-name="co30" table:default-cell-style-name="ce871"/>
        <table:table-column table:style-name="co31" table:default-cell-style-name="ce867"/>
        <table:table-column table:style-name="co32" table:number-columns-repeated="2" table:default-cell-style-name="ce867"/>
        <table:table-column table:style-name="co33" table:default-cell-style-name="ce860"/>
        <table:table-column table:style-name="co34" table:default-cell-style-name="ce867"/>
        <table:table-column table:style-name="co35" table:default-cell-style-name="ce878"/>
        <table:table-column table:style-name="co36" table:default-cell-style-name="ce883"/>
        <table:table-column table:style-name="co37" table:number-columns-repeated="2" table:default-cell-style-name="ce883"/>
        <table:table-column table:style-name="co38" table:number-columns-repeated="1008" table:default-cell-style-name="ce890"/>
        <table:table-row table:style-name="ro4">
          <table:table-cell table:style-name="ce843"/>
          <table:table-cell table:style-name="ce847" office:value-type="string" calcext:value-type="string">
            <text:p>Date of Sales Rpt or Invoice</text:p>
          </table:table-cell>
          <table:table-cell table:style-name="ce847" office:value-type="string" calcext:value-type="string">
            <text:p>Sales Period</text:p>
          </table:table-cell>
          <table:table-cell table:style-name="ce862" office:value-type="string" calcext:value-type="string">
            <text:p>Net Amt</text:p>
          </table:table-cell>
          <table:table-cell table:style-name="ce862" office:value-type="string" calcext:value-type="string">
            <text:p>Tax</text:p>
          </table:table-cell>
          <table:table-cell table:style-name="ce862" office:value-type="string" calcext:value-type="string">
            <text:p>Credit Card 4% deductions</text:p>
          </table:table-cell>
          <table:table-cell table:style-name="ce869" office:value-type="string" calcext:value-type="string">
            <text:p>Net Amount – Credit Card Charges</text:p>
          </table:table-cell>
          <table:table-cell table:style-name="ce862" office:value-type="string" calcext:value-type="string">
            <text:p>Total</text:p>
          </table:table-cell>
          <table:table-cell table:style-name="ce862" office:value-type="string" calcext:value-type="string">
            <text:p>Sales Exempt</text:p>
          </table:table-cell>
          <table:table-cell table:style-name="ce862" office:value-type="string" calcext:value-type="string">
            <text:p>Check Amount</text:p>
          </table:table-cell>
          <table:table-cell table:style-name="ce847" office:value-type="string" calcext:value-type="string">
            <text:p>date of check</text:p>
          </table:table-cell>
          <table:table-cell table:style-name="ce862" office:value-type="string" calcext:value-type="string">
            <text:p>Applied to Rent</text:p>
          </table:table-cell>
          <table:table-cell table:style-name="ce875" office:value-type="string" calcext:value-type="string">
            <text:p>Sales Tax Pd</text:p>
          </table:table-cell>
          <table:table-cell table:style-name="ce879"/>
          <table:table-cell table:style-name="ce884" table:number-columns-repeated="1010"/>
        </table:table-row>
        <table:table-row table:style-name="ro5">
          <table:table-cell table:style-name="ce844"/>
          <table:table-cell table:style-name="ce848" office:value-type="date" office:date-value="2023-01-29" calcext:value-type="date">
            <text:p>01/29/23</text:p>
          </table:table-cell>
          <table:table-cell table:style-name="ce855" office:value-type="string" calcext:value-type="string">
            <text:p>1/1-1/30/23</text:p>
          </table:table-cell>
          <table:table-cell table:style-name="ce857" office:value-type="currency" office:currency="USD" office:value="206.6" calcext:value-type="currency">
            <text:p>$206.60</text:p>
          </table:table-cell>
          <table:table-cell table:style-name="ce857" office:value-type="currency" office:currency="USD" office:value="16.54" calcext:value-type="currency">
            <text:p>$16.54</text:p>
          </table:table-cell>
          <table:table-cell table:style-name="ce857" office:value-type="currency" office:currency="USD" office:value="7.87" calcext:value-type="currency">
            <text:p>$7.87</text:p>
          </table:table-cell>
          <table:table-cell table:style-name="ce870" table:formula="of:=SUM([.D2]-[.F2])" office:value-type="currency" office:currency="USD" office:value="198.73" calcext:value-type="currency">
            <text:p>$198.73</text:p>
          </table:table-cell>
          <table:table-cell table:style-name="ce857" table:formula="of:=SUM([.D2]+[.E2]-[.F2])" office:value-type="currency" office:currency="USD" office:value="215.27" calcext:value-type="currency">
            <text:p>$215.27</text:p>
          </table:table-cell>
          <table:table-cell table:style-name="ce857" table:number-columns-repeated="2"/>
          <table:table-cell table:style-name="ce855"/>
          <table:table-cell table:style-name="ce857" office:value-type="currency" office:currency="USD" office:value="215.27" calcext:value-type="currency">
            <text:p>$215.27</text:p>
          </table:table-cell>
          <table:table-cell table:style-name="ce876" table:formula="of:=[.E2]" office:value-type="currency" office:currency="USD" office:value="16.54" calcext:value-type="currency">
            <text:p>$16.54</text:p>
          </table:table-cell>
          <table:table-cell table:style-name="ce880"/>
          <table:table-cell table:style-name="ce885" table:number-columns-repeated="2"/>
          <table:table-cell table:style-name="ce889" table:number-columns-repeated="1008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]-[.F3])" office:value-type="currency" office:currency="USD" office:value="0" calcext:value-type="currency">
            <text:p>$0.00</text:p>
          </table:table-cell>
          <table:table-cell table:style-name="ce857" table:formula="of:=SUM([.D3]+[.E3]-[.F3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]-[.F4])" office:value-type="currency" office:currency="USD" office:value="0" calcext:value-type="currency">
            <text:p>$0.00</text:p>
          </table:table-cell>
          <table:table-cell table:style-name="ce857" table:formula="of:=SUM([.D4]+[.E4]-[.F4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]-[.F5])" office:value-type="currency" office:currency="USD" office:value="0" calcext:value-type="currency">
            <text:p>$0.00</text:p>
          </table:table-cell>
          <table:table-cell table:style-name="ce857" table:formula="of:=SUM([.D5]+[.E5]-[.F5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]-[.F6])" office:value-type="currency" office:currency="USD" office:value="0" calcext:value-type="currency">
            <text:p>$0.00</text:p>
          </table:table-cell>
          <table:table-cell table:style-name="ce857" table:formula="of:=SUM([.D6]+[.E6]-[.F6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]-[.F7])" office:value-type="currency" office:currency="USD" office:value="0" calcext:value-type="currency">
            <text:p>$0.00</text:p>
          </table:table-cell>
          <table:table-cell table:style-name="ce857" table:formula="of:=SUM([.D7]+[.E7]-[.F7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8]-[.F8])" office:value-type="currency" office:currency="USD" office:value="0" calcext:value-type="currency">
            <text:p>$0.00</text:p>
          </table:table-cell>
          <table:table-cell table:style-name="ce857" table:formula="of:=SUM([.D8]+[.E8]-[.F8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6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9]-[.F9])" office:value-type="currency" office:currency="USD" office:value="0" calcext:value-type="currency">
            <text:p>$0.00</text:p>
          </table:table-cell>
          <table:table-cell table:style-name="ce857" table:formula="of:=SUM([.D9]+[.E9]-[.F9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9]" office:value-type="currency" office:currency="USD" office:value="0" calcext:value-type="currency">
            <text:p>$0.00</text:p>
          </table:table-cell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10]-[.F10])" office:value-type="currency" office:currency="USD" office:value="0" calcext:value-type="currency">
            <text:p>$0.00</text:p>
          </table:table-cell>
          <table:table-cell table:style-name="ce857" table:formula="of:=SUM([.D10]+[.E10]-[.F10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11]-[.F11])" office:value-type="currency" office:currency="USD" office:value="0" calcext:value-type="currency">
            <text:p>$0.00</text:p>
          </table:table-cell>
          <table:table-cell table:style-name="ce857" table:formula="of:=SUM([.D11]+[.E11]-[.F11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formula="of:=SUM([.D12]+[.E12]-[.F12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2]" office:value-type="currency" office:currency="USD" office:value="0" calcext:value-type="currency">
            <text:p>$0.00</text:p>
          </table:table-cell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formula="of:=SUM([.D13]+[.E13]-[.F13])" office:value-type="currency" office:currency="USD" office:value="0" calcext:value-type="currency">
            <text:p>$0.00</text:p>
          </table:table-cell>
          <table:table-cell table:style-name="ce857" table:number-columns-repeated="2"/>
          <table:table-cell table:style-name="ce855"/>
          <table:table-cell table:style-name="ce857"/>
          <table:table-cell table:style-name="ce876" table:formula="of:=[.E1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0"/>
        </table:table-row>
        <table:table-row table:style-name="ro5" table:number-rows-repeated="2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7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 table:number-rows-repeated="2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9"/>
          <table:table-cell table:style-name="ce856"/>
          <table:table-cell table:style-name="ce863" table:number-columns-repeated="3"/>
          <table:table-cell table:style-name="ce870"/>
          <table:table-cell table:style-name="ce857" table:number-columns-repeated="2"/>
          <table:table-cell table:style-name="ce863"/>
          <table:table-cell table:style-name="ce856"/>
          <table:table-cell table:style-name="ce863"/>
          <table:table-cell table:style-name="ce877"/>
          <table:table-cell table:style-name="ce881"/>
          <table:table-cell table:style-name="ce886"/>
          <table:table-cell table:number-columns-repeated="1009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style-name="ce886"/>
          <table:table-cell table:number-columns-repeated="1009"/>
        </table:table-row>
        <table:table-row table:style-name="ro5" table:number-rows-repeated="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74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4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2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11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5"/>
          <table:table-cell table:style-name="ce850"/>
          <table:table-cell table:style-name="ce858"/>
          <table:table-cell table:style-name="ce865" table:number-columns-repeated="3"/>
          <table:table-cell table:style-name="ce870"/>
          <table:table-cell table:style-name="ce857" table:number-columns-repeated="2"/>
          <table:table-cell table:style-name="ce865"/>
          <table:table-cell table:style-name="ce858"/>
          <table:table-cell table:style-name="ce865"/>
          <table:table-cell table:style-name="ce876"/>
          <table:table-cell table:style-name="ce882"/>
          <table:table-cell table:style-name="ce887" table:number-columns-repeated="2"/>
          <table:table-cell table:style-name="ce891" table:number-columns-repeated="1008"/>
        </table:table-row>
        <table:table-row table:style-name="ro8">
          <table:table-cell table:style-name="ce844"/>
          <table:table-cell table:style-name="ce851"/>
          <table:table-cell table:style-name="ce859"/>
          <table:table-cell table:style-name="ce866" table:number-columns-repeated="3"/>
          <table:table-cell table:style-name="ce870"/>
          <table:table-cell table:style-name="ce857" table:number-columns-repeated="2"/>
          <table:table-cell table:style-name="ce866"/>
          <table:table-cell table:style-name="ce859"/>
          <table:table-cell table:style-name="ce866"/>
          <table:table-cell table:style-name="ce876"/>
          <table:table-cell table:style-name="ce881"/>
          <table:table-cell table:style-name="ce888" table:number-columns-repeated="2"/>
          <table:table-cell table:style-name="ce892" table:number-columns-repeated="1008"/>
        </table:table-row>
        <table:table-row table:style-name="ro9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13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2"/>
          <table:table-cell table:style-name="ce872" table:number-columns-repeated="2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6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/>
          <table:table-cell table:style-name="ce857" table:number-columns-repeated="3"/>
          <table:table-cell table:style-name="ce855"/>
          <table:table-cell table:style-name="ce857"/>
          <table:table-cell table:style-name="ce876"/>
          <table:table-cell table:style-name="ce881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873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53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54"/>
          <table:table-cell table:style-name="ce861"/>
          <table:table-cell table:style-name="ce868" table:number-columns-repeated="6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ney Earned 2022" table:style-name="ta4" table:print="false">
        <table:table-column table:style-name="co24" table:default-cell-style-name="ce846"/>
        <table:table-column table:style-name="co25" table:default-cell-style-name="ce852"/>
        <table:table-column table:style-name="co26" table:default-cell-style-name="ce860"/>
        <table:table-column table:style-name="co27" table:default-cell-style-name="ce867"/>
        <table:table-column table:style-name="co28" table:default-cell-style-name="ce867"/>
        <table:table-column table:style-name="co29" table:default-cell-style-name="ce867"/>
        <table:table-column table:style-name="co30" table:default-cell-style-name="ce871"/>
        <table:table-column table:style-name="co31" table:default-cell-style-name="ce867"/>
        <table:table-column table:style-name="co32" table:default-cell-style-name="ce867"/>
        <table:table-column table:style-name="co33" table:default-cell-style-name="ce860"/>
        <table:table-column table:style-name="co34" table:default-cell-style-name="ce867"/>
        <table:table-column table:style-name="co35" table:default-cell-style-name="ce878"/>
        <table:table-column table:style-name="co36" table:default-cell-style-name="ce883"/>
        <table:table-column table:style-name="co37" table:number-columns-repeated="2" table:default-cell-style-name="ce883"/>
        <table:table-column table:style-name="co38" table:number-columns-repeated="1009" table:default-cell-style-name="ce890"/>
        <table:table-row table:style-name="ro4">
          <table:table-cell table:style-name="ce843"/>
          <table:table-cell table:style-name="ce847" office:value-type="string" calcext:value-type="string">
            <text:p>Date of Sales Rpt or Invoice</text:p>
          </table:table-cell>
          <table:table-cell table:style-name="ce847" office:value-type="string" calcext:value-type="string">
            <text:p>Sales Period</text:p>
          </table:table-cell>
          <table:table-cell table:style-name="ce862" office:value-type="string" calcext:value-type="string">
            <text:p>Net Amt</text:p>
          </table:table-cell>
          <table:table-cell table:style-name="ce862" office:value-type="string" calcext:value-type="string">
            <text:p>Tax</text:p>
          </table:table-cell>
          <table:table-cell table:style-name="ce862" office:value-type="string" calcext:value-type="string">
            <text:p>Credit Card 4% deductions</text:p>
          </table:table-cell>
          <table:table-cell table:style-name="ce869" office:value-type="string" calcext:value-type="string">
            <text:p>Net Amount – Credit Card Charges</text:p>
          </table:table-cell>
          <table:table-cell table:style-name="ce862" office:value-type="string" calcext:value-type="string">
            <text:p>Total</text:p>
          </table:table-cell>
          <table:table-cell table:style-name="ce862" office:value-type="string" calcext:value-type="string">
            <text:p>Check Amount</text:p>
          </table:table-cell>
          <table:table-cell table:style-name="ce847" office:value-type="string" calcext:value-type="string">
            <text:p>date of check</text:p>
          </table:table-cell>
          <table:table-cell table:style-name="ce862" office:value-type="string" calcext:value-type="string">
            <text:p>Applied to Rent</text:p>
          </table:table-cell>
          <table:table-cell table:style-name="ce875" office:value-type="string" calcext:value-type="string">
            <text:p>Sales Tax Pd</text:p>
          </table:table-cell>
          <table:table-cell table:style-name="ce879"/>
          <table:table-cell table:style-name="ce884" table:number-columns-repeated="1011"/>
        </table:table-row>
        <table:table-row table:style-name="ro5">
          <table:table-cell table:style-name="ce844"/>
          <table:table-cell table:style-name="ce848" office:value-type="date" office:date-value="2022-01-11" calcext:value-type="date">
            <text:p>01/11/22</text:p>
          </table:table-cell>
          <table:table-cell table:style-name="ce855" office:value-type="string" calcext:value-type="string">
            <text:p>1/1/22-1/9/22</text:p>
          </table:table-cell>
          <table:table-cell table:style-name="ce857" office:value-type="currency" office:currency="USD" office:value="1.88" calcext:value-type="currency">
            <text:p>$1.88</text:p>
          </table:table-cell>
          <table:table-cell table:style-name="ce857" office:value-type="currency" office:currency="USD" office:value="0.16" calcext:value-type="currency">
            <text:p>$0.16</text:p>
          </table:table-cell>
          <table:table-cell table:style-name="ce857" office:value-type="currency" office:currency="USD" office:value="0.08" calcext:value-type="currency">
            <text:p>$0.08</text:p>
          </table:table-cell>
          <table:table-cell table:style-name="ce870" table:formula="of:=SUM([.D2]-[.F2])" office:value-type="currency" office:currency="USD" office:value="1.8" calcext:value-type="currency">
            <text:p>$1.80</text:p>
          </table:table-cell>
          <table:table-cell table:style-name="ce857" table:formula="of:=SUM([.D2]+[.E2]-[.F2])" office:value-type="currency" office:currency="USD" office:value="1.96" calcext:value-type="currency">
            <text:p>$1.96</text:p>
          </table:table-cell>
          <table:table-cell table:style-name="ce857"/>
          <table:table-cell table:style-name="ce855"/>
          <table:table-cell table:style-name="ce857" office:value-type="currency" office:currency="USD" office:value="1.96" calcext:value-type="currency">
            <text:p>$1.96</text:p>
          </table:table-cell>
          <table:table-cell table:style-name="ce876" table:formula="of:=[.E2]" office:value-type="currency" office:currency="USD" office:value="0.16" calcext:value-type="currency">
            <text:p>$0.16</text:p>
          </table:table-cell>
          <table:table-cell table:style-name="ce880"/>
          <table:table-cell table:style-name="ce885" table:number-columns-repeated="2"/>
          <table:table-cell table:style-name="ce889" table:number-columns-repeated="1009"/>
        </table:table-row>
        <table:table-row table:style-name="ro5">
          <table:table-cell table:style-name="ce844"/>
          <table:table-cell table:style-name="ce848" office:value-type="date" office:date-value="2022-01-23" calcext:value-type="date">
            <text:p>01/23/22</text:p>
          </table:table-cell>
          <table:table-cell table:style-name="ce855" office:value-type="string" calcext:value-type="string">
            <text:p>1/13/22-1/23/22</text:p>
          </table:table-cell>
          <table:table-cell table:style-name="ce857" office:value-type="currency" office:currency="USD" office:value="6.74" calcext:value-type="currency">
            <text:p>$6.74</text:p>
          </table:table-cell>
          <table:table-cell table:style-name="ce857" office:value-type="currency" office:currency="USD" office:value="0.54" calcext:value-type="currency">
            <text:p>$0.54</text:p>
          </table:table-cell>
          <table:table-cell table:style-name="ce857" office:value-type="currency" office:currency="USD" office:value="0.29" calcext:value-type="currency">
            <text:p>$0.29</text:p>
          </table:table-cell>
          <table:table-cell table:style-name="ce870" table:formula="of:=SUM([.D3]-[.F3])" office:value-type="currency" office:currency="USD" office:value="6.45" calcext:value-type="currency">
            <text:p>$6.45</text:p>
          </table:table-cell>
          <table:table-cell table:style-name="ce857" table:formula="of:=SUM([.D3]+[.E3]-[.F3])" office:value-type="currency" office:currency="USD" office:value="6.99" calcext:value-type="currency">
            <text:p>$6.99</text:p>
          </table:table-cell>
          <table:table-cell table:style-name="ce857" office:value-type="currency" office:currency="USD" office:value="6.99" calcext:value-type="currency">
            <text:p>$6.99</text:p>
          </table:table-cell>
          <table:table-cell table:style-name="ce855" office:value-type="date" office:date-value="2022-01-23" calcext:value-type="date">
            <text:p>01/23/22</text:p>
          </table:table-cell>
          <table:table-cell table:style-name="ce857"/>
          <table:table-cell table:style-name="ce876" table:formula="of:=[.E3]" office:value-type="currency" office:currency="USD" office:value="0.54" calcext:value-type="currency">
            <text:p>$0.5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2-06" calcext:value-type="date">
            <text:p>02/06/22</text:p>
          </table:table-cell>
          <table:table-cell table:style-name="ce855" office:value-type="string" calcext:value-type="string">
            <text:p>1/27/22-2/6/22</text:p>
          </table:table-cell>
          <table:table-cell table:style-name="ce857" office:value-type="currency" office:currency="USD" office:value="9.5" calcext:value-type="currency">
            <text:p>$9.50</text:p>
          </table:table-cell>
          <table:table-cell table:style-name="ce857" office:value-type="currency" office:currency="USD" office:value="0.76" calcext:value-type="currency">
            <text:p>$0.76</text:p>
          </table:table-cell>
          <table:table-cell table:style-name="ce857" office:value-type="currency" office:currency="USD" office:value="0.41" calcext:value-type="currency">
            <text:p>$0.41</text:p>
          </table:table-cell>
          <table:table-cell table:style-name="ce870" table:formula="of:=SUM([.D4]-[.F4])" office:value-type="currency" office:currency="USD" office:value="9.09" calcext:value-type="currency">
            <text:p>$9.09</text:p>
          </table:table-cell>
          <table:table-cell table:style-name="ce857" table:formula="of:=SUM([.D4]+[.E4]-[.F4])" office:value-type="currency" office:currency="USD" office:value="9.85" calcext:value-type="currency">
            <text:p>$9.85</text:p>
          </table:table-cell>
          <table:table-cell table:style-name="ce857"/>
          <table:table-cell table:style-name="ce855"/>
          <table:table-cell table:style-name="ce857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76" table:formula="of:=[.E4]" office:value-type="currency" office:currency="USD" office:value="0.76" calcext:value-type="currency">
            <text:p>$0.76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2-20" calcext:value-type="date">
            <text:p>02/20/22</text:p>
          </table:table-cell>
          <table:table-cell table:style-name="ce855" office:value-type="string" calcext:value-type="string">
            <text:p>2/7/22-2/20/22</text:p>
          </table:table-cell>
          <table:table-cell table:style-name="ce857" office:value-type="currency" office:currency="USD" office:value="54" calcext:value-type="currency">
            <text:p>$54.00</text:p>
          </table:table-cell>
          <table:table-cell table:style-name="ce857" office:value-type="currency" office:currency="USD" office:value="4.32" calcext:value-type="currency">
            <text:p>$4.32</text:p>
          </table:table-cell>
          <table:table-cell table:style-name="ce857" office:value-type="currency" office:currency="USD" office:value="2.22" calcext:value-type="currency">
            <text:p>$2.22</text:p>
          </table:table-cell>
          <table:table-cell table:style-name="ce870" table:formula="of:=SUM([.D5]-[.F5])" office:value-type="currency" office:currency="USD" office:value="51.78" calcext:value-type="currency">
            <text:p>$51.78</text:p>
          </table:table-cell>
          <table:table-cell table:style-name="ce857" table:formula="of:=SUM([.D5]+[.E5]-[.F5])" office:value-type="currency" office:currency="USD" office:value="56.1" calcext:value-type="currency">
            <text:p>$56.10</text:p>
          </table:table-cell>
          <table:table-cell table:style-name="ce857" office:value-type="currency" office:currency="USD" office:value="56.1" calcext:value-type="currency">
            <text:p>$56.10</text:p>
          </table:table-cell>
          <table:table-cell table:style-name="ce855" office:value-type="date" office:date-value="2022-02-20" calcext:value-type="date">
            <text:p>02/20/22</text:p>
          </table:table-cell>
          <table:table-cell table:style-name="ce857"/>
          <table:table-cell table:style-name="ce876" table:formula="of:=[.E5]" office:value-type="currency" office:currency="USD" office:value="4.32" calcext:value-type="currency">
            <text:p>$4.3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3-06" calcext:value-type="date">
            <text:p>03/06/22</text:p>
          </table:table-cell>
          <table:table-cell table:style-name="ce855" office:value-type="string" calcext:value-type="string">
            <text:p>2/21/22-3/6/22</text:p>
          </table:table-cell>
          <table:table-cell table:style-name="ce857" office:value-type="currency" office:currency="USD" office:value="19.49" calcext:value-type="currency">
            <text:p>$19.49</text:p>
          </table:table-cell>
          <table:table-cell table:style-name="ce857" table:number-columns-repeated="2"/>
          <table:table-cell table:style-name="ce870" table:formula="of:=SUM([.D6]-[.F6])" office:value-type="currency" office:currency="USD" office:value="19.49" calcext:value-type="currency">
            <text:p>$19.49</text:p>
          </table:table-cell>
          <table:table-cell table:style-name="ce857" table:formula="of:=SUM([.D6]+[.E6]-[.F6])" office:value-type="currency" office:currency="USD" office:value="19.49" calcext:value-type="currency">
            <text:p>$19.49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]-[.F7])" office:value-type="currency" office:currency="USD" office:value="0" calcext:value-type="currency">
            <text:p>$0.00</text:p>
          </table:table-cell>
          <table:table-cell table:style-name="ce857" table:formula="of:=SUM([.D7]+[.E7]-[.F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3-20" calcext:value-type="date">
            <text:p>03/20/22</text:p>
          </table:table-cell>
          <table:table-cell table:style-name="ce855" office:value-type="string" calcext:value-type="string">
            <text:p>3/10/22-3/20/22</text:p>
          </table:table-cell>
          <table:table-cell table:style-name="ce857" office:value-type="currency" office:currency="USD" office:value="170.45" calcext:value-type="currency">
            <text:p>$170.45</text:p>
          </table:table-cell>
          <table:table-cell table:style-name="ce857" office:value-type="currency" office:currency="USD" office:value="12.68" calcext:value-type="currency">
            <text:p>$12.68</text:p>
          </table:table-cell>
          <table:table-cell table:style-name="ce857" office:value-type="currency" office:currency="USD" office:value="6.43" calcext:value-type="currency">
            <text:p>$6.43</text:p>
          </table:table-cell>
          <table:table-cell table:style-name="ce870" table:formula="of:=SUM([.D8]-[.F8])" office:value-type="currency" office:currency="USD" office:value="164.02" calcext:value-type="currency">
            <text:p>$164.02</text:p>
          </table:table-cell>
          <table:table-cell table:style-name="ce857" table:formula="of:=SUM([.D8]+[.E8]-[.F8])" office:value-type="currency" office:currency="USD" office:value="176.7" calcext:value-type="currency">
            <text:p>$176.70</text:p>
          </table:table-cell>
          <table:table-cell table:style-name="ce857" office:value-type="currency" office:currency="USD" office:value="176.7" calcext:value-type="currency">
            <text:p>$176.70</text:p>
          </table:table-cell>
          <table:table-cell table:style-name="ce855" office:value-type="date" office:date-value="2022-03-20" calcext:value-type="date">
            <text:p>03/20/22</text:p>
          </table:table-cell>
          <table:table-cell table:style-name="ce857"/>
          <table:table-cell table:style-name="ce876" table:formula="of:=[.E8]" office:value-type="currency" office:currency="USD" office:value="12.68" calcext:value-type="currency">
            <text:p>$12.68</text:p>
          </table:table-cell>
          <table:table-cell table:style-name="ce881"/>
          <table:table-cell table:number-columns-repeated="1011"/>
        </table:table-row>
        <table:table-row table:style-name="ro6">
          <table:table-cell table:style-name="ce844"/>
          <table:table-cell table:style-name="ce848" office:value-type="date" office:date-value="2022-04-04" calcext:value-type="date">
            <text:p>04/04/22</text:p>
          </table:table-cell>
          <table:table-cell table:style-name="ce855" office:value-type="string" calcext:value-type="string">
            <text:p>3/24/22-4/4/22</text:p>
          </table:table-cell>
          <table:table-cell table:style-name="ce857" office:value-type="currency" office:currency="USD" office:value="72.29" calcext:value-type="currency">
            <text:p>$72.29</text:p>
          </table:table-cell>
          <table:table-cell table:style-name="ce857" office:value-type="currency" office:currency="USD" office:value="5.8" calcext:value-type="currency">
            <text:p>$5.80</text:p>
          </table:table-cell>
          <table:table-cell table:style-name="ce857" office:value-type="currency" office:currency="USD" office:value="2.58" calcext:value-type="currency">
            <text:p>$2.58</text:p>
          </table:table-cell>
          <table:table-cell table:style-name="ce870" table:formula="of:=SUM([.D9]-[.F9])" office:value-type="currency" office:currency="USD" office:value="69.71" calcext:value-type="currency">
            <text:p>$69.71</text:p>
          </table:table-cell>
          <table:table-cell table:style-name="ce857" table:formula="of:=SUM([.D9]+[.E9]-[.F9])" office:value-type="currency" office:currency="USD" office:value="75.51" calcext:value-type="currency">
            <text:p>$75.51</text:p>
          </table:table-cell>
          <table:table-cell table:style-name="ce857"/>
          <table:table-cell table:style-name="ce855"/>
          <table:table-cell table:style-name="ce857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76" table:formula="of:=[.E9]" office:value-type="currency" office:currency="USD" office:value="5.8" calcext:value-type="currency">
            <text:p>$5.8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4-17" calcext:value-type="date">
            <text:p>04/17/22</text:p>
          </table:table-cell>
          <table:table-cell table:style-name="ce855" office:value-type="string" calcext:value-type="string">
            <text:p>4/7/22-4/17/22</text:p>
          </table:table-cell>
          <table:table-cell table:style-name="ce857" office:value-type="currency" office:currency="USD" office:value="105.05" calcext:value-type="currency">
            <text:p>$105.05</text:p>
          </table:table-cell>
          <table:table-cell table:style-name="ce857" office:value-type="currency" office:currency="USD" office:value="8.42" calcext:value-type="currency">
            <text:p>$8.42</text:p>
          </table:table-cell>
          <table:table-cell table:style-name="ce857" office:value-type="currency" office:currency="USD" office:value="4.09" calcext:value-type="currency">
            <text:p>$4.09</text:p>
          </table:table-cell>
          <table:table-cell table:style-name="ce870" table:formula="of:=SUM([.D10]-[.F10])" office:value-type="currency" office:currency="USD" office:value="100.96" calcext:value-type="currency">
            <text:p>$100.96</text:p>
          </table:table-cell>
          <table:table-cell table:style-name="ce857" table:formula="of:=SUM([.D10]+[.E10]-[.F10])" office:value-type="currency" office:currency="USD" office:value="109.38" calcext:value-type="currency">
            <text:p>$109.38</text:p>
          </table:table-cell>
          <table:table-cell table:style-name="ce857" office:value-type="currency" office:currency="USD" office:value="109.38" calcext:value-type="currency">
            <text:p>$109.38</text:p>
          </table:table-cell>
          <table:table-cell table:style-name="ce855" office:value-type="date" office:date-value="2022-04-17" calcext:value-type="date">
            <text:p>04/17/22</text:p>
          </table:table-cell>
          <table:table-cell table:style-name="ce857"/>
          <table:table-cell table:style-name="ce876" table:formula="of:=[.E10]" office:value-type="currency" office:currency="USD" office:value="8.42" calcext:value-type="currency">
            <text:p>$8.4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5-02" calcext:value-type="date">
            <text:p>05/02/22</text:p>
          </table:table-cell>
          <table:table-cell table:style-name="ce855" office:value-type="string" calcext:value-type="string">
            <text:p>4/21/22-5/1/22</text:p>
          </table:table-cell>
          <table:table-cell table:style-name="ce857" office:value-type="currency" office:currency="USD" office:value="56.61" calcext:value-type="currency">
            <text:p>$56.61</text:p>
          </table:table-cell>
          <table:table-cell table:style-name="ce857" office:value-type="currency" office:currency="USD" office:value="5.14" calcext:value-type="currency">
            <text:p>$5.14</text:p>
          </table:table-cell>
          <table:table-cell table:style-name="ce857" office:value-type="currency" office:currency="USD" office:value="2.23" calcext:value-type="currency">
            <text:p>$2.23</text:p>
          </table:table-cell>
          <table:table-cell table:style-name="ce870" table:formula="of:=SUM([.D11]-[.F11])" office:value-type="currency" office:currency="USD" office:value="54.38" calcext:value-type="currency">
            <text:p>$54.38</text:p>
          </table:table-cell>
          <table:table-cell table:style-name="ce857" table:formula="of:=SUM([.D11]+[.E11]-[.F11])" office:value-type="currency" office:currency="USD" office:value="59.52" calcext:value-type="currency">
            <text:p>$59.52</text:p>
          </table:table-cell>
          <table:table-cell table:style-name="ce857"/>
          <table:table-cell table:style-name="ce855"/>
          <table:table-cell table:style-name="ce857" office:value-type="currency" office:currency="USD" office:value="59.52" calcext:value-type="currency">
            <text:p>$59.52</text:p>
          </table:table-cell>
          <table:table-cell table:style-name="ce876" table:formula="of:=[.E11]" office:value-type="currency" office:currency="USD" office:value="5.14" calcext:value-type="currency">
            <text:p>$5.1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5-16" calcext:value-type="date">
            <text:p>05/16/22</text:p>
          </table:table-cell>
          <table:table-cell table:style-name="ce855" office:value-type="string" calcext:value-type="string">
            <text:p>5/5/22-5/15/22</text:p>
          </table:table-cell>
          <table:table-cell table:style-name="ce857" office:value-type="currency" office:currency="USD" office:value="104.25" calcext:value-type="currency">
            <text:p>$104.25</text:p>
          </table:table-cell>
          <table:table-cell table:style-name="ce857" office:value-type="currency" office:currency="USD" office:value="8.34" calcext:value-type="currency">
            <text:p>$8.34</text:p>
          </table:table-cell>
          <table:table-cell table:style-name="ce857" office:value-type="currency" office:currency="USD" office:value="3.98" calcext:value-type="currency">
            <text:p>$3.98</text:p>
          </table:table-cell>
          <table:table-cell table:style-name="ce870" table:formula="of:=SUM([.D12]-[.F12])" office:value-type="currency" office:currency="USD" office:value="100.27" calcext:value-type="currency">
            <text:p>$100.27</text:p>
          </table:table-cell>
          <table:table-cell table:style-name="ce857" table:formula="of:=SUM([.D12]+[.E12]-[.F12])" office:value-type="currency" office:currency="USD" office:value="108.61" calcext:value-type="currency">
            <text:p>$108.61</text:p>
          </table:table-cell>
          <table:table-cell table:style-name="ce857" office:value-type="currency" office:currency="USD" office:value="108.61" calcext:value-type="currency">
            <text:p>$108.61</text:p>
          </table:table-cell>
          <table:table-cell table:style-name="ce855" office:value-type="date" office:date-value="2022-05-16" calcext:value-type="date">
            <text:p>05/16/22</text:p>
          </table:table-cell>
          <table:table-cell table:style-name="ce857"/>
          <table:table-cell table:style-name="ce876" table:formula="of:=[.E12]" office:value-type="currency" office:currency="USD" office:value="8.34" calcext:value-type="currency">
            <text:p>$8.3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5-31" calcext:value-type="date">
            <text:p>05/31/22</text:p>
          </table:table-cell>
          <table:table-cell table:style-name="ce855" office:value-type="string" calcext:value-type="string">
            <text:p>5/19/22-5/29/22</text:p>
          </table:table-cell>
          <table:table-cell table:style-name="ce857" office:value-type="currency" office:currency="USD" office:value="126.45" calcext:value-type="currency">
            <text:p>$126.45</text:p>
          </table:table-cell>
          <table:table-cell table:style-name="ce857" office:value-type="currency" office:currency="USD" office:value="10.12" calcext:value-type="currency">
            <text:p>$10.12</text:p>
          </table:table-cell>
          <table:table-cell table:style-name="ce857" office:value-type="currency" office:currency="USD" office:value="5.23" calcext:value-type="currency">
            <text:p>$5.23</text:p>
          </table:table-cell>
          <table:table-cell table:style-name="ce870" table:formula="of:=SUM([.D13]-[.F13])" office:value-type="currency" office:currency="USD" office:value="121.22" calcext:value-type="currency">
            <text:p>$121.22</text:p>
          </table:table-cell>
          <table:table-cell table:style-name="ce857" table:formula="of:=SUM([.D13]+[.E13]-[.F13])" office:value-type="currency" office:currency="USD" office:value="131.34" calcext:value-type="currency">
            <text:p>$131.34</text:p>
          </table:table-cell>
          <table:table-cell table:style-name="ce857"/>
          <table:table-cell table:style-name="ce855"/>
          <table:table-cell table:style-name="ce857" office:value-type="currency" office:currency="USD" office:value="131.34" calcext:value-type="currency">
            <text:p>$131.34</text:p>
          </table:table-cell>
          <table:table-cell table:style-name="ce876" table:formula="of:=[.E13]" office:value-type="currency" office:currency="USD" office:value="10.12" calcext:value-type="currency">
            <text:p>$10.1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6-12" calcext:value-type="date">
            <text:p>06/12/22</text:p>
          </table:table-cell>
          <table:table-cell table:style-name="ce855" office:value-type="string" calcext:value-type="string">
            <text:p>6/2/22-6/12/22</text:p>
          </table:table-cell>
          <table:table-cell table:style-name="ce857" office:value-type="currency" office:currency="USD" office:value="98.76" calcext:value-type="currency">
            <text:p>$98.76</text:p>
          </table:table-cell>
          <table:table-cell table:style-name="ce857" office:value-type="currency" office:currency="USD" office:value="7.92" calcext:value-type="currency">
            <text:p>$7.92</text:p>
          </table:table-cell>
          <table:table-cell table:style-name="ce857" office:value-type="currency" office:currency="USD" office:value="3.6" calcext:value-type="currency">
            <text:p>$3.60</text:p>
          </table:table-cell>
          <table:table-cell table:style-name="ce870" table:formula="of:=SUM([.D14]-[.F14])" office:value-type="currency" office:currency="USD" office:value="95.16" calcext:value-type="currency">
            <text:p>$95.16</text:p>
          </table:table-cell>
          <table:table-cell table:style-name="ce857" table:formula="of:=SUM([.D14]+[.E14]-[.F14])" office:value-type="currency" office:currency="USD" office:value="103.08" calcext:value-type="currency">
            <text:p>$103.08</text:p>
          </table:table-cell>
          <table:table-cell table:style-name="ce857" office:value-type="currency" office:currency="USD" office:value="103.08" calcext:value-type="currency">
            <text:p>$103.08</text:p>
          </table:table-cell>
          <table:table-cell table:style-name="ce855" office:value-type="date" office:date-value="2022-06-12" calcext:value-type="date">
            <text:p>06/12/22</text:p>
          </table:table-cell>
          <table:table-cell table:style-name="ce857"/>
          <table:table-cell table:style-name="ce876" table:formula="of:=[.E14]" office:value-type="currency" office:currency="USD" office:value="7.92" calcext:value-type="currency">
            <text:p>$7.9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6-26" calcext:value-type="date">
            <text:p>06/26/22</text:p>
          </table:table-cell>
          <table:table-cell table:style-name="ce855" office:value-type="string" calcext:value-type="string">
            <text:p>6/16/22-6/26/22</text:p>
          </table:table-cell>
          <table:table-cell table:style-name="ce857" office:value-type="currency" office:currency="USD" office:value="118.99" calcext:value-type="currency">
            <text:p>$118.99</text:p>
          </table:table-cell>
          <table:table-cell table:style-name="ce857" office:value-type="currency" office:currency="USD" office:value="9.52" calcext:value-type="currency">
            <text:p>$9.52</text:p>
          </table:table-cell>
          <table:table-cell table:style-name="ce857" office:value-type="currency" office:currency="USD" office:value="4.41" calcext:value-type="currency">
            <text:p>$4.41</text:p>
          </table:table-cell>
          <table:table-cell table:style-name="ce870" table:formula="of:=SUM([.D15]-[.F15])" office:value-type="currency" office:currency="USD" office:value="114.58" calcext:value-type="currency">
            <text:p>$114.58</text:p>
          </table:table-cell>
          <table:table-cell table:style-name="ce857" table:formula="of:=SUM([.D15]+[.E15]-[.F15])" office:value-type="currency" office:currency="USD" office:value="124.1" calcext:value-type="currency">
            <text:p>$124.10</text:p>
          </table:table-cell>
          <table:table-cell table:style-name="ce857"/>
          <table:table-cell table:style-name="ce855"/>
          <table:table-cell table:style-name="ce857" office:value-type="currency" office:currency="USD" office:value="124.1" calcext:value-type="currency">
            <text:p>$124.10</text:p>
          </table:table-cell>
          <table:table-cell table:style-name="ce876" table:formula="of:=[.E15]" office:value-type="currency" office:currency="USD" office:value="9.52" calcext:value-type="currency">
            <text:p>$9.52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7-10" calcext:value-type="date">
            <text:p>07/10/22</text:p>
          </table:table-cell>
          <table:table-cell table:style-name="ce855" office:value-type="string" calcext:value-type="string">
            <text:p>6/30/22-7/10/22</text:p>
          </table:table-cell>
          <table:table-cell table:style-name="ce857" office:value-type="currency" office:currency="USD" office:value="140.1" calcext:value-type="currency">
            <text:p>$140.10</text:p>
          </table:table-cell>
          <table:table-cell table:style-name="ce857" office:value-type="currency" office:currency="USD" office:value="11.22" calcext:value-type="currency">
            <text:p>$11.22</text:p>
          </table:table-cell>
          <table:table-cell table:style-name="ce857" office:value-type="currency" office:currency="USD" office:value="4.76" calcext:value-type="currency">
            <text:p>$4.76</text:p>
          </table:table-cell>
          <table:table-cell table:style-name="ce870" table:formula="of:=SUM([.D16]-[.F16])" office:value-type="currency" office:currency="USD" office:value="135.34" calcext:value-type="currency">
            <text:p>$135.34</text:p>
          </table:table-cell>
          <table:table-cell table:style-name="ce857" table:formula="of:=SUM([.D16]+[.E16]-[.F16])" office:value-type="currency" office:currency="USD" office:value="146.56" calcext:value-type="currency">
            <text:p>$146.56</text:p>
          </table:table-cell>
          <table:table-cell table:style-name="ce857" office:value-type="currency" office:currency="USD" office:value="146.56" calcext:value-type="currency">
            <text:p>$146.56</text:p>
          </table:table-cell>
          <table:table-cell table:style-name="ce855" office:value-type="date" office:date-value="2022-07-10" calcext:value-type="date">
            <text:p>07/10/22</text:p>
          </table:table-cell>
          <table:table-cell table:style-name="ce857"/>
          <table:table-cell table:style-name="ce876" table:formula="of:=[.E16]" office:value-type="currency" office:currency="USD" office:value="11.22" calcext:value-type="currency">
            <text:p>$11.2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7-24" calcext:value-type="date">
            <text:p>07/24/22</text:p>
          </table:table-cell>
          <table:table-cell table:style-name="ce855" office:value-type="string" calcext:value-type="string">
            <text:p>7/14/22-7/24/22</text:p>
          </table:table-cell>
          <table:table-cell table:style-name="ce857" office:value-type="currency" office:currency="USD" office:value="119.56" calcext:value-type="currency">
            <text:p>$119.56</text:p>
          </table:table-cell>
          <table:table-cell table:style-name="ce857" office:value-type="currency" office:currency="USD" office:value="9.58" calcext:value-type="currency">
            <text:p>$9.58</text:p>
          </table:table-cell>
          <table:table-cell table:style-name="ce857" office:value-type="currency" office:currency="USD" office:value="3.63" calcext:value-type="currency">
            <text:p>$3.63</text:p>
          </table:table-cell>
          <table:table-cell table:style-name="ce870" table:formula="of:=SUM([.D17]-[.F17])" office:value-type="currency" office:currency="USD" office:value="115.93" calcext:value-type="currency">
            <text:p>$115.93</text:p>
          </table:table-cell>
          <table:table-cell table:style-name="ce857" table:formula="of:=SUM([.D17]+[.E17]-[.F17])" office:value-type="currency" office:currency="USD" office:value="125.51" calcext:value-type="currency">
            <text:p>$125.51</text:p>
          </table:table-cell>
          <table:table-cell table:style-name="ce857" office:value-type="currency" office:currency="USD" office:value="125.51" calcext:value-type="currency">
            <text:p>$125.51</text:p>
          </table:table-cell>
          <table:table-cell table:style-name="ce855" office:value-type="date" office:date-value="2022-07-24" calcext:value-type="date">
            <text:p>07/24/22</text:p>
          </table:table-cell>
          <table:table-cell table:style-name="ce857"/>
          <table:table-cell table:style-name="ce876" table:formula="of:=[.E17]" office:value-type="currency" office:currency="USD" office:value="9.58" calcext:value-type="currency">
            <text:p>$9.58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8-07" calcext:value-type="date">
            <text:p>08/07/22</text:p>
          </table:table-cell>
          <table:table-cell table:style-name="ce855" office:value-type="string" calcext:value-type="string">
            <text:p>7/28/22-8/7/22</text:p>
          </table:table-cell>
          <table:table-cell table:style-name="ce857" office:value-type="currency" office:currency="USD" office:value="133.77" calcext:value-type="currency">
            <text:p>$133.77</text:p>
          </table:table-cell>
          <table:table-cell table:style-name="ce857" office:value-type="currency" office:currency="USD" office:value="10.72" calcext:value-type="currency">
            <text:p>$10.72</text:p>
          </table:table-cell>
          <table:table-cell table:style-name="ce857" office:value-type="currency" office:currency="USD" office:value="5.59" calcext:value-type="currency">
            <text:p>$5.59</text:p>
          </table:table-cell>
          <table:table-cell table:style-name="ce870" table:formula="of:=SUM([.D18]-[.F18])" office:value-type="currency" office:currency="USD" office:value="128.18" calcext:value-type="currency">
            <text:p>$128.18</text:p>
          </table:table-cell>
          <table:table-cell table:style-name="ce857" table:formula="of:=SUM([.D18]+[.E18]-[.F18])" office:value-type="currency" office:currency="USD" office:value="138.9" calcext:value-type="currency">
            <text:p>$138.90</text:p>
          </table:table-cell>
          <table:table-cell table:style-name="ce857"/>
          <table:table-cell table:style-name="ce855"/>
          <table:table-cell table:style-name="ce857" office:value-type="currency" office:currency="USD" office:value="138.9" calcext:value-type="currency">
            <text:p>$138.90</text:p>
          </table:table-cell>
          <table:table-cell table:style-name="ce876" table:formula="of:=[.E18]" office:value-type="currency" office:currency="USD" office:value="10.72" calcext:value-type="currency">
            <text:p>$10.7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8-22" calcext:value-type="date">
            <text:p>08/22/22</text:p>
          </table:table-cell>
          <table:table-cell table:style-name="ce855" office:value-type="string" calcext:value-type="string">
            <text:p>8/11/22-8/22/22</text:p>
          </table:table-cell>
          <table:table-cell table:style-name="ce857" office:value-type="currency" office:currency="USD" office:value="62.97" calcext:value-type="currency">
            <text:p>$62.97</text:p>
          </table:table-cell>
          <table:table-cell table:style-name="ce857" office:value-type="currency" office:currency="USD" office:value="5.04" calcext:value-type="currency">
            <text:p>$5.04</text:p>
          </table:table-cell>
          <table:table-cell table:style-name="ce857" office:value-type="currency" office:currency="USD" office:value="2.35" calcext:value-type="currency">
            <text:p>$2.35</text:p>
          </table:table-cell>
          <table:table-cell table:style-name="ce870" table:formula="of:=SUM([.D19]-[.F19])" office:value-type="currency" office:currency="USD" office:value="60.62" calcext:value-type="currency">
            <text:p>$60.62</text:p>
          </table:table-cell>
          <table:table-cell table:style-name="ce857" table:formula="of:=SUM([.D19]+[.E19]-[.F19])" office:value-type="currency" office:currency="USD" office:value="65.66" calcext:value-type="currency">
            <text:p>$65.66</text:p>
          </table:table-cell>
          <table:table-cell table:style-name="ce857" office:value-type="currency" office:currency="USD" office:value="65.66" calcext:value-type="currency">
            <text:p>$65.66</text:p>
          </table:table-cell>
          <table:table-cell table:style-name="ce855" office:value-type="date" office:date-value="2022-08-22" calcext:value-type="date">
            <text:p>08/22/22</text:p>
          </table:table-cell>
          <table:table-cell table:style-name="ce857"/>
          <table:table-cell table:style-name="ce876" table:formula="of:=[.E19]" office:value-type="currency" office:currency="USD" office:value="5.04" calcext:value-type="currency">
            <text:p>$5.04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09-04" calcext:value-type="date">
            <text:p>09/04/22</text:p>
          </table:table-cell>
          <table:table-cell table:style-name="ce855" office:value-type="string" calcext:value-type="string">
            <text:p>8/25/22-9/4/22</text:p>
          </table:table-cell>
          <table:table-cell table:style-name="ce857" office:value-type="currency" office:currency="USD" office:value="258.5" calcext:value-type="currency">
            <text:p>$258.50</text:p>
          </table:table-cell>
          <table:table-cell table:style-name="ce857" office:value-type="currency" office:currency="USD" office:value="20.68" calcext:value-type="currency">
            <text:p>$20.68</text:p>
          </table:table-cell>
          <table:table-cell table:style-name="ce857" office:value-type="currency" office:currency="USD" office:value="3.74" calcext:value-type="currency">
            <text:p>$3.74</text:p>
          </table:table-cell>
          <table:table-cell table:style-name="ce870" table:formula="of:=SUM([.D20]-[.F20])" office:value-type="currency" office:currency="USD" office:value="254.76" calcext:value-type="currency">
            <text:p>$254.76</text:p>
          </table:table-cell>
          <table:table-cell table:style-name="ce857" table:formula="of:=SUM([.D20]+[.E20]-[.F20])" office:value-type="currency" office:currency="USD" office:value="275.44" calcext:value-type="currency">
            <text:p>$275.44</text:p>
          </table:table-cell>
          <table:table-cell table:style-name="ce857"/>
          <table:table-cell table:style-name="ce855"/>
          <table:table-cell table:style-name="ce857" office:value-type="currency" office:currency="USD" office:value="275.44" calcext:value-type="currency">
            <text:p>$275.44</text:p>
          </table:table-cell>
          <table:table-cell table:style-name="ce876" table:formula="of:=[.E20]" office:value-type="currency" office:currency="USD" office:value="20.68" calcext:value-type="currency">
            <text:p>$20.68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09-18" calcext:value-type="date">
            <text:p>09/18/22</text:p>
          </table:table-cell>
          <table:table-cell table:style-name="ce855" office:value-type="string" calcext:value-type="string">
            <text:p>9/8/22-9/19/22</text:p>
          </table:table-cell>
          <table:table-cell table:style-name="ce857" office:value-type="currency" office:currency="USD" office:value="91.45" calcext:value-type="currency">
            <text:p>$91.45</text:p>
          </table:table-cell>
          <table:table-cell table:style-name="ce857" office:value-type="currency" office:currency="USD" office:value="7.32" calcext:value-type="currency">
            <text:p>$7.32</text:p>
          </table:table-cell>
          <table:table-cell table:style-name="ce857" office:value-type="currency" office:currency="USD" office:value="3.73" calcext:value-type="currency">
            <text:p>$3.73</text:p>
          </table:table-cell>
          <table:table-cell table:style-name="ce870" table:formula="of:=SUM([.D21]-[.F21])" office:value-type="currency" office:currency="USD" office:value="87.72" calcext:value-type="currency">
            <text:p>$87.72</text:p>
          </table:table-cell>
          <table:table-cell table:style-name="ce857" table:formula="of:=SUM([.D21]+[.E21]-[.F21])" office:value-type="currency" office:currency="USD" office:value="95.04" calcext:value-type="currency">
            <text:p>$95.04</text:p>
          </table:table-cell>
          <table:table-cell table:style-name="ce857" office:value-type="currency" office:currency="USD" office:value="95.04" calcext:value-type="currency">
            <text:p>$95.04</text:p>
          </table:table-cell>
          <table:table-cell table:style-name="ce855" office:value-type="date" office:date-value="2022-09-08" calcext:value-type="date">
            <text:p>09/08/22</text:p>
          </table:table-cell>
          <table:table-cell table:style-name="ce857"/>
          <table:table-cell table:style-name="ce876" table:formula="of:=[.E21]" office:value-type="currency" office:currency="USD" office:value="7.32" calcext:value-type="currency">
            <text:p>$7.32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0-02" calcext:value-type="date">
            <text:p>10/02/22</text:p>
          </table:table-cell>
          <table:table-cell table:style-name="ce855" office:value-type="string" calcext:value-type="string">
            <text:p>9/22/22-10/3/22</text:p>
          </table:table-cell>
          <table:table-cell table:style-name="ce857" office:value-type="currency" office:currency="USD" office:value="149.85" calcext:value-type="currency">
            <text:p>$149.85</text:p>
          </table:table-cell>
          <table:table-cell table:style-name="ce857" office:value-type="currency" office:currency="USD" office:value="12" calcext:value-type="currency">
            <text:p>$12.00</text:p>
          </table:table-cell>
          <table:table-cell table:style-name="ce857" office:value-type="currency" office:currency="USD" office:value="5.7" calcext:value-type="currency">
            <text:p>$5.70</text:p>
          </table:table-cell>
          <table:table-cell table:style-name="ce870" table:formula="of:=SUM([.D22]-[.F22])" office:value-type="currency" office:currency="USD" office:value="144.15" calcext:value-type="currency">
            <text:p>$144.15</text:p>
          </table:table-cell>
          <table:table-cell table:style-name="ce857" table:formula="of:=SUM([.D22]+[.E22]-[.F22])" office:value-type="currency" office:currency="USD" office:value="156.15" calcext:value-type="currency">
            <text:p>$156.15</text:p>
          </table:table-cell>
          <table:table-cell table:style-name="ce857"/>
          <table:table-cell table:style-name="ce855"/>
          <table:table-cell table:style-name="ce857" office:value-type="currency" office:currency="USD" office:value="156.15" calcext:value-type="currency">
            <text:p>$156.15</text:p>
          </table:table-cell>
          <table:table-cell table:style-name="ce876" table:formula="of:=[.E22]" office:value-type="currency" office:currency="USD" office:value="12" calcext:value-type="currency">
            <text:p>$12.0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0-17" calcext:value-type="date">
            <text:p>10/17/22</text:p>
          </table:table-cell>
          <table:table-cell table:style-name="ce855" office:value-type="string" calcext:value-type="string">
            <text:p>10/6/22-10/17/22</text:p>
          </table:table-cell>
          <table:table-cell table:style-name="ce857" office:value-type="currency" office:currency="USD" office:value="180.1" calcext:value-type="currency">
            <text:p>$180.10</text:p>
          </table:table-cell>
          <table:table-cell table:style-name="ce857" office:value-type="currency" office:currency="USD" office:value="14.42" calcext:value-type="currency">
            <text:p>$14.42</text:p>
          </table:table-cell>
          <table:table-cell table:style-name="ce857" office:value-type="currency" office:currency="USD" office:value="6.66" calcext:value-type="currency">
            <text:p>$6.66</text:p>
          </table:table-cell>
          <table:table-cell table:style-name="ce870" table:formula="of:=SUM([.D23]-[.F23])" office:value-type="currency" office:currency="USD" office:value="173.44" calcext:value-type="currency">
            <text:p>$173.44</text:p>
          </table:table-cell>
          <table:table-cell table:style-name="ce857" table:formula="of:=SUM([.D23]+[.E23]-[.F23])" office:value-type="currency" office:currency="USD" office:value="187.86" calcext:value-type="currency">
            <text:p>$187.86</text:p>
          </table:table-cell>
          <table:table-cell table:style-name="ce857" office:value-type="currency" office:currency="USD" office:value="187.86" calcext:value-type="currency">
            <text:p>$187.86</text:p>
          </table:table-cell>
          <table:table-cell table:style-name="ce855" office:value-type="date" office:date-value="2022-10-14" calcext:value-type="date">
            <text:p>10/14/22</text:p>
          </table:table-cell>
          <table:table-cell table:style-name="ce857"/>
          <table:table-cell table:style-name="ce876" table:formula="of:=[.E23]" office:value-type="currency" office:currency="USD" office:value="14.42" calcext:value-type="currency">
            <text:p>$14.42</text:p>
          </table:table-cell>
          <table:table-cell table:style-name="ce881"/>
          <table:table-cell table:number-columns-repeated="1011"/>
        </table:table-row>
        <table:table-row table:style-name="ro7">
          <table:table-cell table:style-name="ce844"/>
          <table:table-cell table:style-name="ce848" office:value-type="date" office:date-value="2022-10-30" calcext:value-type="date">
            <text:p>10/30/22</text:p>
          </table:table-cell>
          <table:table-cell table:style-name="ce855" office:value-type="string" calcext:value-type="string">
            <text:p>10/20/22-10/31/22</text:p>
          </table:table-cell>
          <table:table-cell table:style-name="ce857" office:value-type="currency" office:currency="USD" office:value="85.61" calcext:value-type="currency">
            <text:p>$85.61</text:p>
          </table:table-cell>
          <table:table-cell table:style-name="ce857" office:value-type="currency" office:currency="USD" office:value="6.86" calcext:value-type="currency">
            <text:p>$6.86</text:p>
          </table:table-cell>
          <table:table-cell table:style-name="ce857" office:value-type="currency" office:currency="USD" office:value="4.11" calcext:value-type="currency">
            <text:p>$4.11</text:p>
          </table:table-cell>
          <table:table-cell table:style-name="ce870" table:formula="of:=SUM([.D24]-[.F24])" office:value-type="currency" office:currency="USD" office:value="81.5" calcext:value-type="currency">
            <text:p>$81.50</text:p>
          </table:table-cell>
          <table:table-cell table:style-name="ce857" table:formula="of:=SUM([.D24]+[.E24]-[.F24])" office:value-type="currency" office:currency="USD" office:value="88.36" calcext:value-type="currency">
            <text:p>$88.36</text:p>
          </table:table-cell>
          <table:table-cell table:style-name="ce857" office:value-type="currency" office:currency="USD" office:value="182.85" calcext:value-type="currency">
            <text:p>$182.85</text:p>
          </table:table-cell>
          <table:table-cell table:style-name="ce855" office:value-type="date" office:date-value="2022-10-27" calcext:value-type="date">
            <text:p>10/27/22</text:p>
          </table:table-cell>
          <table:table-cell table:style-name="ce857" office:value-type="currency" office:currency="USD" office:value="88.36" calcext:value-type="currency">
            <text:p>$88.36</text:p>
          </table:table-cell>
          <table:table-cell table:style-name="ce876" table:formula="of:=[.E24]" office:value-type="currency" office:currency="USD" office:value="6.86" calcext:value-type="currency">
            <text:p>$6.86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 office:value-type="date" office:date-value="2022-11-01" calcext:value-type="date">
            <text:p>11/01/22</text:p>
          </table:table-cell>
          <table:table-cell table:style-name="ce855" office:value-type="string" calcext:value-type="string">
            <text:p>11/1/22-11/13/22</text:p>
          </table:table-cell>
          <table:table-cell table:style-name="ce857" office:value-type="currency" office:currency="USD" office:value="399.49" calcext:value-type="currency">
            <text:p>$399.49</text:p>
          </table:table-cell>
          <table:table-cell table:style-name="ce857" office:value-type="currency" office:currency="USD" office:value="31.96" calcext:value-type="currency">
            <text:p>$31.96</text:p>
          </table:table-cell>
          <table:table-cell table:style-name="ce857" office:value-type="currency" office:currency="USD" office:value="13.04" calcext:value-type="currency">
            <text:p>$13.04</text:p>
          </table:table-cell>
          <table:table-cell table:style-name="ce870" table:formula="of:=SUM([.D25]-[.F25])" office:value-type="currency" office:currency="USD" office:value="386.45" calcext:value-type="currency">
            <text:p>$386.45</text:p>
          </table:table-cell>
          <table:table-cell table:style-name="ce857" table:formula="of:=SUM([.D25]+[.E25]-[.F25])" office:value-type="currency" office:currency="USD" office:value="418.41" calcext:value-type="currency">
            <text:p>$418.41</text:p>
          </table:table-cell>
          <table:table-cell table:style-name="ce857" office:value-type="currency" office:currency="USD" office:value="418.41" calcext:value-type="currency">
            <text:p>$418.41</text:p>
          </table:table-cell>
          <table:table-cell table:style-name="ce855" office:value-type="date" office:date-value="2022-11-19" calcext:value-type="date">
            <text:p>11/19/22</text:p>
          </table:table-cell>
          <table:table-cell table:style-name="ce857"/>
          <table:table-cell table:style-name="ce876" table:formula="of:=[.E25]" office:value-type="currency" office:currency="USD" office:value="31.96" calcext:value-type="currency">
            <text:p>$31.96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11-27" calcext:value-type="date">
            <text:p>11/27/22</text:p>
          </table:table-cell>
          <table:table-cell table:style-name="ce855" office:value-type="string" calcext:value-type="string">
            <text:p>11/17/22-11/27/22</text:p>
          </table:table-cell>
          <table:table-cell table:style-name="ce857" office:value-type="currency" office:currency="USD" office:value="398.5" calcext:value-type="currency">
            <text:p>$398.50</text:p>
          </table:table-cell>
          <table:table-cell table:style-name="ce857" office:value-type="currency" office:currency="USD" office:value="31.88" calcext:value-type="currency">
            <text:p>$31.88</text:p>
          </table:table-cell>
          <table:table-cell table:style-name="ce857" office:value-type="currency" office:currency="USD" office:value="15.17" calcext:value-type="currency">
            <text:p>$15.17</text:p>
          </table:table-cell>
          <table:table-cell table:style-name="ce870" table:formula="of:=SUM([.D26]-[.F26])" office:value-type="currency" office:currency="USD" office:value="383.33" calcext:value-type="currency">
            <text:p>$383.33</text:p>
          </table:table-cell>
          <table:table-cell table:style-name="ce857" table:formula="of:=SUM([.D26]+[.E26]-[.F26])" office:value-type="currency" office:currency="USD" office:value="415.21" calcext:value-type="currency">
            <text:p>$415.21</text:p>
          </table:table-cell>
          <table:table-cell table:style-name="ce857"/>
          <table:table-cell table:style-name="ce855"/>
          <table:table-cell table:style-name="ce857" office:value-type="currency" office:currency="USD" office:value="415.21" calcext:value-type="currency">
            <text:p>$415.21</text:p>
          </table:table-cell>
          <table:table-cell table:style-name="ce876" table:formula="of:=[.E26]" office:value-type="currency" office:currency="USD" office:value="31.88" calcext:value-type="currency">
            <text:p>$31.88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 office:value-type="date" office:date-value="2022-12-11" calcext:value-type="date">
            <text:p>12/11/22</text:p>
          </table:table-cell>
          <table:table-cell table:style-name="ce855" office:value-type="string" calcext:value-type="string">
            <text:p>12/1/22-12/11/22</text:p>
          </table:table-cell>
          <table:table-cell table:style-name="ce857" office:value-type="currency" office:currency="USD" office:value="434.78" calcext:value-type="currency">
            <text:p>$434.78</text:p>
          </table:table-cell>
          <table:table-cell table:style-name="ce857" office:value-type="currency" office:currency="USD" office:value="34.8" calcext:value-type="currency">
            <text:p>$34.80</text:p>
          </table:table-cell>
          <table:table-cell table:style-name="ce857" office:value-type="currency" office:currency="USD" office:value="14.95" calcext:value-type="currency">
            <text:p>$14.95</text:p>
          </table:table-cell>
          <table:table-cell table:style-name="ce870" table:formula="of:=SUM([.D27]-[.F27])" office:value-type="currency" office:currency="USD" office:value="419.83" calcext:value-type="currency">
            <text:p>$419.83</text:p>
          </table:table-cell>
          <table:table-cell table:style-name="ce857" table:formula="of:=SUM([.D27]+[.E27]-[.F27])" office:value-type="currency" office:currency="USD" office:value="454.63" calcext:value-type="currency">
            <text:p>$454.63</text:p>
          </table:table-cell>
          <table:table-cell table:style-name="ce857" office:value-type="currency" office:currency="USD" office:value="454.63" calcext:value-type="currency">
            <text:p>$454.63</text:p>
          </table:table-cell>
          <table:table-cell table:style-name="ce855" office:value-type="date" office:date-value="2022-12-11" calcext:value-type="date">
            <text:p>12/11/22</text:p>
          </table:table-cell>
          <table:table-cell table:style-name="ce857"/>
          <table:table-cell table:style-name="ce876" table:formula="of:=[.E27]" office:value-type="currency" office:currency="USD" office:value="34.8" calcext:value-type="currency">
            <text:p>$34.80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9" office:value-type="date" office:date-value="2022-12-23" calcext:value-type="date">
            <text:p>12/23/22</text:p>
          </table:table-cell>
          <table:table-cell table:style-name="ce856" office:value-type="string" calcext:value-type="string">
            <text:p>12/15/22-12/24/22</text:p>
          </table:table-cell>
          <table:table-cell table:style-name="ce863" office:value-type="currency" office:currency="USD" office:value="525.34" calcext:value-type="currency">
            <text:p>$525.34</text:p>
          </table:table-cell>
          <table:table-cell table:style-name="ce863" office:value-type="currency" office:currency="USD" office:value="42.04" calcext:value-type="currency">
            <text:p>$42.04</text:p>
          </table:table-cell>
          <table:table-cell table:style-name="ce863" office:value-type="currency" office:currency="USD" office:value="21.82" calcext:value-type="currency">
            <text:p>$21.82</text:p>
          </table:table-cell>
          <table:table-cell table:style-name="ce893" table:formula="of:=SUM([.D28]-[.F28])" office:value-type="currency" office:currency="USD" office:value="503.52" calcext:value-type="currency">
            <text:p>$503.52</text:p>
          </table:table-cell>
          <table:table-cell table:style-name="ce863" table:formula="of:=SUM([.D28]+[.E28]-[.F28])" office:value-type="currency" office:currency="USD" office:value="545.56" calcext:value-type="currency">
            <text:p>$545.56</text:p>
          </table:table-cell>
          <table:table-cell table:style-name="ce863" office:value-type="currency" office:currency="USD" office:value="545.56" calcext:value-type="currency">
            <text:p>$545.56</text:p>
          </table:table-cell>
          <table:table-cell table:style-name="ce856" office:value-type="date" office:date-value="2022-12-23" calcext:value-type="date">
            <text:p>12/23/22</text:p>
          </table:table-cell>
          <table:table-cell table:style-name="ce863"/>
          <table:table-cell table:style-name="ce877" table:formula="of:=[.E28]" office:value-type="currency" office:currency="USD" office:value="42.04" calcext:value-type="currency">
            <text:p>$42.0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formula="of:=SUM([.D2:.D28])" office:value-type="currency" office:currency="USD" office:value="3924.48" calcext:value-type="currency">
            <text:p>$3,924.48</text:p>
          </table:table-cell>
          <table:table-cell table:style-name="ce857" table:formula="of:=SUM([.E2:.E28])" office:value-type="currency" office:currency="USD" office:value="312.24" calcext:value-type="currency">
            <text:p>$312.24</text:p>
          </table:table-cell>
          <table:table-cell table:style-name="ce857" table:formula="of:=SUM([.F2:.F28])" office:value-type="currency" office:currency="USD" office:value="140.8" calcext:value-type="currency">
            <text:p>$140.80</text:p>
          </table:table-cell>
          <table:table-cell table:style-name="ce870" table:formula="of:=SUM([.D29]-[.F29])" office:value-type="currency" office:currency="USD" office:value="3783.68" calcext:value-type="currency">
            <text:p>$3,783.68</text:p>
          </table:table-cell>
          <table:table-cell table:style-name="ce857" table:formula="of:=SUM([.D29]+[.E29]-[.F29])" office:value-type="currency" office:currency="USD" office:value="4095.92" calcext:value-type="currency">
            <text:p>$4,095.92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29]" office:value-type="currency" office:currency="USD" office:value="312.24" calcext:value-type="currency">
            <text:p>$312.24</text:p>
          </table:table-cell>
          <table:table-cell table:style-name="ce881"/>
          <table:table-cell table:style-name="ce886"/>
          <table:table-cell table:number-columns-repeated="1010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0]-[.F30])" office:value-type="currency" office:currency="USD" office:value="0" calcext:value-type="currency">
            <text:p>$0.00</text:p>
          </table:table-cell>
          <table:table-cell table:style-name="ce857" table:formula="of:=SUM([.D30]+[.E30]-[.F3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1]-[.F31])" office:value-type="currency" office:currency="USD" office:value="0" calcext:value-type="currency">
            <text:p>$0.00</text:p>
          </table:table-cell>
          <table:table-cell table:style-name="ce857" table:formula="of:=SUM([.D31]+[.E31]-[.F3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2]-[.F32])" office:value-type="currency" office:currency="USD" office:value="0" calcext:value-type="currency">
            <text:p>$0.00</text:p>
          </table:table-cell>
          <table:table-cell table:style-name="ce857" table:formula="of:=SUM([.D32]+[.E32]-[.F3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3]-[.F33])" office:value-type="currency" office:currency="USD" office:value="0" calcext:value-type="currency">
            <text:p>$0.00</text:p>
          </table:table-cell>
          <table:table-cell table:style-name="ce857" table:formula="of:=SUM([.D33]+[.E33]-[.F33])" office:value-type="currency" office:currency="USD" office:value="0" calcext:value-type="currency">
            <text:p>$0.00</text:p>
          </table:table-cell>
          <table:table-cell table:style-name="ce857"/>
          <table:table-cell table:style-name="ce874"/>
          <table:table-cell table:style-name="ce857"/>
          <table:table-cell table:style-name="ce876" table:formula="of:=[.E3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4]-[.F34])" office:value-type="currency" office:currency="USD" office:value="0" calcext:value-type="currency">
            <text:p>$0.00</text:p>
          </table:table-cell>
          <table:table-cell table:style-name="ce857" table:formula="of:=SUM([.D34]+[.E34]-[.F3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5]-[.F35])" office:value-type="currency" office:currency="USD" office:value="0" calcext:value-type="currency">
            <text:p>$0.00</text:p>
          </table:table-cell>
          <table:table-cell table:style-name="ce857" table:formula="of:=SUM([.D35]+[.E35]-[.F3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6]-[.F36])" office:value-type="currency" office:currency="USD" office:value="0" calcext:value-type="currency">
            <text:p>$0.00</text:p>
          </table:table-cell>
          <table:table-cell table:style-name="ce857" table:formula="of:=SUM([.D36]+[.E36]-[.F3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37]-[.F37])" office:value-type="currency" office:currency="USD" office:value="0" calcext:value-type="currency">
            <text:p>$0.00</text:p>
          </table:table-cell>
          <table:table-cell table:style-name="ce857" table:formula="of:=SUM([.D37]+[.E37]-[.F3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 table:formula="of:=SUM([.D38]-[.F38])" office:value-type="currency" office:currency="USD" office:value="0" calcext:value-type="currency">
            <text:p>$0.00</text:p>
          </table:table-cell>
          <table:table-cell table:style-name="ce857" table:formula="of:=SUM([.D38]+[.E38]-[.F3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7"/>
          <table:table-cell table:style-name="ce864"/>
          <table:table-cell table:style-name="ce857" table:number-columns-repeated="2"/>
          <table:table-cell table:style-name="ce870" table:formula="of:=SUM([.D39]-[.F39])" office:value-type="currency" office:currency="USD" office:value="0" calcext:value-type="currency">
            <text:p>$0.00</text:p>
          </table:table-cell>
          <table:table-cell table:style-name="ce857" table:formula="of:=SUM([.D39]+[.E39]-[.F3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3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0]-[.F40])" office:value-type="currency" office:currency="USD" office:value="0" calcext:value-type="currency">
            <text:p>$0.00</text:p>
          </table:table-cell>
          <table:table-cell table:style-name="ce857" table:formula="of:=SUM([.D40]+[.E40]-[.F4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1]-[.F41])" office:value-type="currency" office:currency="USD" office:value="0" calcext:value-type="currency">
            <text:p>$0.00</text:p>
          </table:table-cell>
          <table:table-cell table:style-name="ce857" table:formula="of:=SUM([.D41]+[.E41]-[.F4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2]-[.F42])" office:value-type="currency" office:currency="USD" office:value="0" calcext:value-type="currency">
            <text:p>$0.00</text:p>
          </table:table-cell>
          <table:table-cell table:style-name="ce857" table:formula="of:=SUM([.D42]+[.E42]-[.F4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3]-[.F43])" office:value-type="currency" office:currency="USD" office:value="0" calcext:value-type="currency">
            <text:p>$0.00</text:p>
          </table:table-cell>
          <table:table-cell table:style-name="ce857" table:formula="of:=SUM([.D43]+[.E43]-[.F4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4]-[.F44])" office:value-type="currency" office:currency="USD" office:value="0" calcext:value-type="currency">
            <text:p>$0.00</text:p>
          </table:table-cell>
          <table:table-cell table:style-name="ce857" table:formula="of:=SUM([.D44]+[.E44]-[.F4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5]-[.F45])" office:value-type="currency" office:currency="USD" office:value="0" calcext:value-type="currency">
            <text:p>$0.00</text:p>
          </table:table-cell>
          <table:table-cell table:style-name="ce857" table:formula="of:=SUM([.D45]+[.E45]-[.F4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6]-[.F46])" office:value-type="currency" office:currency="USD" office:value="0" calcext:value-type="currency">
            <text:p>$0.00</text:p>
          </table:table-cell>
          <table:table-cell table:style-name="ce857" table:formula="of:=SUM([.D46]+[.E46]-[.F4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7]-[.F47])" office:value-type="currency" office:currency="USD" office:value="0" calcext:value-type="currency">
            <text:p>$0.00</text:p>
          </table:table-cell>
          <table:table-cell table:style-name="ce857" table:formula="of:=SUM([.D47]+[.E47]-[.F4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8]-[.F48])" office:value-type="currency" office:currency="USD" office:value="0" calcext:value-type="currency">
            <text:p>$0.00</text:p>
          </table:table-cell>
          <table:table-cell table:style-name="ce857" table:formula="of:=SUM([.D48]+[.E48]-[.F4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49]-[.F49])" office:value-type="currency" office:currency="USD" office:value="0" calcext:value-type="currency">
            <text:p>$0.00</text:p>
          </table:table-cell>
          <table:table-cell table:style-name="ce857" table:formula="of:=SUM([.D49]+[.E49]-[.F4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4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0]-[.F50])" office:value-type="currency" office:currency="USD" office:value="0" calcext:value-type="currency">
            <text:p>$0.00</text:p>
          </table:table-cell>
          <table:table-cell table:style-name="ce857" table:formula="of:=SUM([.D50]+[.E50]-[.F5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5"/>
          <table:table-cell table:style-name="ce850"/>
          <table:table-cell table:style-name="ce858"/>
          <table:table-cell table:style-name="ce865" table:number-columns-repeated="3"/>
          <table:table-cell table:style-name="ce870" table:formula="of:=SUM([.D51]-[.F51])" office:value-type="currency" office:currency="USD" office:value="0" calcext:value-type="currency">
            <text:p>$0.00</text:p>
          </table:table-cell>
          <table:table-cell table:style-name="ce857" table:formula="of:=SUM([.D51]+[.E51]-[.F51])" office:value-type="currency" office:currency="USD" office:value="0" calcext:value-type="currency">
            <text:p>$0.00</text:p>
          </table:table-cell>
          <table:table-cell table:style-name="ce865"/>
          <table:table-cell table:style-name="ce858"/>
          <table:table-cell table:style-name="ce865"/>
          <table:table-cell table:style-name="ce876" table:formula="of:=[.E51]" office:value-type="currency" office:currency="USD" office:value="0" calcext:value-type="currency">
            <text:p>$0.00</text:p>
          </table:table-cell>
          <table:table-cell table:style-name="ce882"/>
          <table:table-cell table:style-name="ce887" table:number-columns-repeated="2"/>
          <table:table-cell table:style-name="ce891" table:number-columns-repeated="1009"/>
        </table:table-row>
        <table:table-row table:style-name="ro8">
          <table:table-cell table:style-name="ce844"/>
          <table:table-cell table:style-name="ce851"/>
          <table:table-cell table:style-name="ce859"/>
          <table:table-cell table:style-name="ce866" table:number-columns-repeated="3"/>
          <table:table-cell table:style-name="ce870" table:formula="of:=SUM([.D52]-[.F52])" office:value-type="currency" office:currency="USD" office:value="0" calcext:value-type="currency">
            <text:p>$0.00</text:p>
          </table:table-cell>
          <table:table-cell table:style-name="ce857" table:formula="of:=SUM([.D52]+[.E52]-[.F52])" office:value-type="currency" office:currency="USD" office:value="0" calcext:value-type="currency">
            <text:p>$0.00</text:p>
          </table:table-cell>
          <table:table-cell table:style-name="ce866"/>
          <table:table-cell table:style-name="ce859"/>
          <table:table-cell table:style-name="ce866"/>
          <table:table-cell table:style-name="ce876" table:formula="of:=[.E52]" office:value-type="currency" office:currency="USD" office:value="0" calcext:value-type="currency">
            <text:p>$0.00</text:p>
          </table:table-cell>
          <table:table-cell table:style-name="ce881"/>
          <table:table-cell table:style-name="ce888" table:number-columns-repeated="2"/>
          <table:table-cell table:style-name="ce892" table:number-columns-repeated="1009"/>
        </table:table-row>
        <table:table-row table:style-name="ro9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3]-[.F53])" office:value-type="currency" office:currency="USD" office:value="0" calcext:value-type="currency">
            <text:p>$0.00</text:p>
          </table:table-cell>
          <table:table-cell table:style-name="ce857" table:formula="of:=SUM([.D53]+[.E53]-[.F5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4]-[.F54])" office:value-type="currency" office:currency="USD" office:value="0" calcext:value-type="currency">
            <text:p>$0.00</text:p>
          </table:table-cell>
          <table:table-cell table:style-name="ce857" table:formula="of:=SUM([.D54]+[.E54]-[.F5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5]-[.F55])" office:value-type="currency" office:currency="USD" office:value="0" calcext:value-type="currency">
            <text:p>$0.00</text:p>
          </table:table-cell>
          <table:table-cell table:style-name="ce857" table:formula="of:=SUM([.D55]+[.E55]-[.F5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6]-[.F56])" office:value-type="currency" office:currency="USD" office:value="0" calcext:value-type="currency">
            <text:p>$0.00</text:p>
          </table:table-cell>
          <table:table-cell table:style-name="ce857" table:formula="of:=SUM([.D56]+[.E56]-[.F5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7]-[.F57])" office:value-type="currency" office:currency="USD" office:value="0" calcext:value-type="currency">
            <text:p>$0.00</text:p>
          </table:table-cell>
          <table:table-cell table:style-name="ce857" table:formula="of:=SUM([.D57]+[.E57]-[.F57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8]-[.F58])" office:value-type="currency" office:currency="USD" office:value="0" calcext:value-type="currency">
            <text:p>$0.00</text:p>
          </table:table-cell>
          <table:table-cell table:style-name="ce857" table:formula="of:=SUM([.D58]+[.E58]-[.F5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59]-[.F59])" office:value-type="currency" office:currency="USD" office:value="0" calcext:value-type="currency">
            <text:p>$0.00</text:p>
          </table:table-cell>
          <table:table-cell table:style-name="ce857" table:formula="of:=SUM([.D59]+[.E59]-[.F5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5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0]-[.F60])" office:value-type="currency" office:currency="USD" office:value="0" calcext:value-type="currency">
            <text:p>$0.00</text:p>
          </table:table-cell>
          <table:table-cell table:style-name="ce857" table:formula="of:=SUM([.D60]+[.E60]-[.F6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1]-[.F61])" office:value-type="currency" office:currency="USD" office:value="0" calcext:value-type="currency">
            <text:p>$0.00</text:p>
          </table:table-cell>
          <table:table-cell table:style-name="ce857" table:formula="of:=SUM([.D61]+[.E61]-[.F6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2]-[.F62])" office:value-type="currency" office:currency="USD" office:value="0" calcext:value-type="currency">
            <text:p>$0.00</text:p>
          </table:table-cell>
          <table:table-cell table:style-name="ce857" table:formula="of:=SUM([.D62]+[.E62]-[.F6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3]-[.F63])" office:value-type="currency" office:currency="USD" office:value="0" calcext:value-type="currency">
            <text:p>$0.00</text:p>
          </table:table-cell>
          <table:table-cell table:style-name="ce857" table:formula="of:=SUM([.D63]+[.E63]-[.F6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4]-[.F64])" office:value-type="currency" office:currency="USD" office:value="0" calcext:value-type="currency">
            <text:p>$0.00</text:p>
          </table:table-cell>
          <table:table-cell table:style-name="ce857" table:formula="of:=SUM([.D64]+[.E64]-[.F64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4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5]-[.F65])" office:value-type="currency" office:currency="USD" office:value="0" calcext:value-type="currency">
            <text:p>$0.00</text:p>
          </table:table-cell>
          <table:table-cell table:style-name="ce857" table:formula="of:=SUM([.D65]+[.E65]-[.F65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5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6]-[.F66])" office:value-type="currency" office:currency="USD" office:value="0" calcext:value-type="currency">
            <text:p>$0.00</text:p>
          </table:table-cell>
          <table:table-cell table:style-name="ce857" table:formula="of:=SUM([.D66]+[.E66]-[.F66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6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7]-[.F67])" office:value-type="currency" office:currency="USD" office:value="0" calcext:value-type="currency">
            <text:p>$0.00</text:p>
          </table:table-cell>
          <table:table-cell table:style-name="ce857" table:formula="of:=SUM([.D67]+[.E67]-[.F67])" office:value-type="currency" office:currency="USD" office:value="0" calcext:value-type="currency">
            <text:p>$0.00</text:p>
          </table:table-cell>
          <table:table-cell table:style-name="ce872" table:number-columns-repeated="2"/>
          <table:table-cell table:style-name="ce857"/>
          <table:table-cell table:style-name="ce876" table:formula="of:=[.E67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8]-[.F68])" office:value-type="currency" office:currency="USD" office:value="0" calcext:value-type="currency">
            <text:p>$0.00</text:p>
          </table:table-cell>
          <table:table-cell table:style-name="ce857" table:formula="of:=SUM([.D68]+[.E68]-[.F68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8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69]-[.F69])" office:value-type="currency" office:currency="USD" office:value="0" calcext:value-type="currency">
            <text:p>$0.00</text:p>
          </table:table-cell>
          <table:table-cell table:style-name="ce857" table:formula="of:=SUM([.D69]+[.E69]-[.F69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69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0]-[.F70])" office:value-type="currency" office:currency="USD" office:value="0" calcext:value-type="currency">
            <text:p>$0.00</text:p>
          </table:table-cell>
          <table:table-cell table:style-name="ce857" table:formula="of:=SUM([.D70]+[.E70]-[.F70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0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1]-[.F71])" office:value-type="currency" office:currency="USD" office:value="0" calcext:value-type="currency">
            <text:p>$0.00</text:p>
          </table:table-cell>
          <table:table-cell table:style-name="ce857" table:formula="of:=SUM([.D71]+[.E71]-[.F71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1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2]-[.F72])" office:value-type="currency" office:currency="USD" office:value="0" calcext:value-type="currency">
            <text:p>$0.00</text:p>
          </table:table-cell>
          <table:table-cell table:style-name="ce857" table:formula="of:=SUM([.D72]+[.E72]-[.F72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2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>
          <table:table-cell table:style-name="ce844"/>
          <table:table-cell table:style-name="ce848"/>
          <table:table-cell table:style-name="ce855"/>
          <table:table-cell table:style-name="ce857" table:number-columns-repeated="3"/>
          <table:table-cell table:style-name="ce870" table:formula="of:=SUM([.D73]-[.F73])" office:value-type="currency" office:currency="USD" office:value="0" calcext:value-type="currency">
            <text:p>$0.00</text:p>
          </table:table-cell>
          <table:table-cell table:style-name="ce857" table:formula="of:=SUM([.D73]+[.E73]-[.F73])" office:value-type="currency" office:currency="USD" office:value="0" calcext:value-type="currency">
            <text:p>$0.00</text:p>
          </table:table-cell>
          <table:table-cell table:style-name="ce857"/>
          <table:table-cell table:style-name="ce855"/>
          <table:table-cell table:style-name="ce857"/>
          <table:table-cell table:style-name="ce876" table:formula="of:=[.E73]" office:value-type="currency" office:currency="USD" office:value="0" calcext:value-type="currency">
            <text:p>$0.00</text:p>
          </table:table-cell>
          <table:table-cell table:style-name="ce881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873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853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854"/>
          <table:table-cell table:style-name="ce861"/>
          <table:table-cell table:style-name="ce868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les by Weeks-2023" table:style-name="ta5" table:print="false">
        <table:table-column table:style-name="co39" table:default-cell-style-name="ce898"/>
        <table:table-column table:style-name="co40" table:default-cell-style-name="ce902"/>
        <table:table-column table:style-name="co41" table:default-cell-style-name="ce914"/>
        <table:table-column table:style-name="co42" table:default-cell-style-name="ce914"/>
        <table:table-column table:style-name="co43" table:default-cell-style-name="ce932"/>
        <table:table-column table:style-name="co44" table:default-cell-style-name="ce904"/>
        <table:table-column table:style-name="co45" table:default-cell-style-name="ce950"/>
        <table:table-column table:style-name="co46" table:default-cell-style-name="ce953"/>
        <table:table-column table:style-name="co47" table:default-cell-style-name="ce953"/>
        <table:table-column table:style-name="co48" table:default-cell-style-name="ce953"/>
        <table:table-column table:style-name="co48" table:default-cell-style-name="ce968"/>
        <table:table-column table:style-name="co49" table:default-cell-style-name="ce976"/>
        <table:table-column table:style-name="co50" table:default-cell-style-name="ce988"/>
        <table:table-column table:style-name="co51" table:default-cell-style-name="ce992"/>
        <table:table-column table:style-name="co52" table:default-cell-style-name="ce996"/>
        <table:table-column table:style-name="co53" table:default-cell-style-name="ce1008"/>
        <table:table-column table:style-name="co54" table:default-cell-style-name="ce1017"/>
        <table:table-column table:style-name="co55" table:number-columns-repeated="1006" table:default-cell-style-name="ce1027"/>
        <table:table-column table:style-name="co55" table:default-cell-style-name="ce930"/>
        <table:table-row table:style-name="ro10">
          <table:table-cell table:style-name="ce894"/>
          <table:table-cell table:style-name="ce901" office:value-type="string" calcext:value-type="string">
            <text:p>Sales Report Period</text:p>
          </table:table-cell>
          <table:table-cell table:style-name="ce913" office:value-type="string" calcext:value-type="string">
            <text:p>sold on</text:p>
          </table:table-cell>
          <table:table-cell table:style-name="ce925" office:value-type="string" calcext:value-type="string">
            <text:p>Item #</text:p>
          </table:table-cell>
          <table:table-cell table:style-name="ce931" office:value-type="string" calcext:value-type="string">
            <text:p>Qty</text:p>
          </table:table-cell>
          <table:table-cell table:style-name="ce931" office:value-type="string" calcext:value-type="string">
            <text:p>Item</text:p>
          </table:table-cell>
          <table:table-cell table:style-name="ce949" office:value-type="string" calcext:value-type="string">
            <text:p>Item Purchased Per Unit</text:p>
          </table:table-cell>
          <table:table-cell table:style-name="ce949" office:value-type="string" calcext:value-type="string">
            <text:p>Orig. Marked Price Per Unit</text:p>
          </table:table-cell>
          <table:table-cell table:style-name="ce949" office:value-type="string" calcext:value-type="string">
            <text:p>Amt Item Sold Per Unit</text:p>
          </table:table-cell>
          <table:table-cell table:style-name="ce949" office:value-type="string" calcext:value-type="string">
            <text:p>Total Sale</text:p>
          </table:table-cell>
          <table:table-cell table:style-name="ce949" office:value-type="string" calcext:value-type="string">
            <text:p>Sale</text:p>
          </table:table-cell>
          <table:table-cell table:style-name="ce975" office:value-type="string" calcext:value-type="string">
            <text:p>Change Due to Sale from Priced Purchased</text:p>
          </table:table-cell>
          <table:table-cell table:style-name="ce985" office:value-type="string" calcext:value-type="string">
            <text:p>Change in Price due to sale</text:p>
          </table:table-cell>
          <table:table-cell table:style-name="ce991" office:value-type="string" calcext:value-type="string">
            <text:p>Total Due to Changes</text:p>
          </table:table-cell>
          <table:table-cell table:style-name="ce949" office:value-type="string" calcext:value-type="string">
            <text:p>Other Seller</text:p>
          </table:table-cell>
          <table:table-cell table:style-name="ce949" office:value-type="string" calcext:value-type="string">
            <text:p>Donated Item or Giveaway</text:p>
          </table:table-cell>
          <table:table-cell table:style-name="ce931" office:value-type="string" calcext:value-type="string">
            <text:p>Notes</text:p>
          </table:table-cell>
          <table:table-cell table:style-name="ce945" table:number-columns-repeated="1006"/>
          <table:table-cell table:style-name="ce927"/>
        </table:table-row>
        <table:table-row table:style-name="ro11">
          <table:table-cell table:style-name="ce895"/>
          <table:table-cell table:number-columns-repeated="2"/>
          <table:table-cell table:style-name="ce923"/>
          <table:table-cell table:number-columns-repeated="1020"/>
        </table:table-row>
        <table:table-row table:style-name="ro11" table:number-rows-repeated="10">
          <table:table-cell table:style-name="ce895"/>
          <table:table-cell table:number-columns-repeated="1023"/>
        </table:table-row>
        <table:table-row table:style-name="ro12">
          <table:table-cell table:style-name="ce895"/>
          <table:table-cell table:number-columns-repeated="14"/>
          <table:table-cell table:style-name="ce996"/>
          <table:table-cell table:number-columns-repeated="1008"/>
        </table:table-row>
        <table:table-row table:style-name="ro12">
          <table:table-cell table:style-name="ce895"/>
          <table:table-cell table:number-columns-repeated="1023"/>
        </table:table-row>
        <table:table-row table:style-name="ro11" table:number-rows-repeated="3">
          <table:table-cell table:style-name="ce895"/>
          <table:table-cell table:number-columns-repeated="1023"/>
        </table:table-row>
        <table:table-row table:style-name="ro13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6"/>
          <table:table-cell table:style-name="ce903"/>
          <table:table-cell table:style-name="ce915"/>
          <table:table-cell table:style-name="ce927" table:number-columns-repeated="2"/>
          <table:table-cell table:style-name="ce903"/>
          <table:table-cell table:style-name="ce951" table:number-columns-repeated="3"/>
          <table:table-cell/>
          <table:table-cell table:style-name="ce927"/>
          <table:table-cell/>
          <table:table-cell table:style-name="ce989"/>
          <table:table-cell table:style-name="ce993"/>
          <table:table-cell table:style-name="ce927"/>
          <table:table-cell table:style-name="ce951"/>
          <table:table-cell table:style-name="ce903"/>
          <table:table-cell table:style-name="ce927" table:number-columns-repeated="1007"/>
        </table:table-row>
        <table:table-row table:style-name="ro11" table:number-rows-repeated="8">
          <table:table-cell table:style-name="ce895"/>
          <table:table-cell table:number-columns-repeated="11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style-name="ce904"/>
          <table:table-cell table:number-columns-repeated="10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 table:number-rows-repeated="7">
          <table:table-cell table:style-name="ce895"/>
          <table:table-cell table:number-columns-repeated="11"/>
          <table:table-cell table:style-name="ce989"/>
          <table:table-cell/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number-columns-repeated="11"/>
          <table:table-cell table:style-name="ce989"/>
          <table:table-cell table:number-columns-repeated="1011"/>
        </table:table-row>
        <table:table-row table:style-name="ro11">
          <table:table-cell table:style-name="ce895"/>
          <table:table-cell table:number-columns-repeated="13"/>
          <table:table-cell table:style-name="ce998"/>
          <table:table-cell table:number-columns-repeated="1009"/>
        </table:table-row>
        <table:table-row table:style-name="ro11" table:number-rows-repeated="9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3"/>
          <table:table-cell table:style-name="ce997"/>
          <table:table-cell table:number-columns-repeated="1009"/>
        </table:table-row>
        <table:table-row table:style-name="ro11" table:number-rows-repeated="24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5"/>
          <table:table-cell table:style-name="ce916" table:number-columns-repeated="2"/>
          <table:table-cell table:style-name="ce933"/>
          <table:table-cell table:style-name="ce940"/>
          <table:table-cell table:style-name="ce952"/>
          <table:table-cell table:style-name="ce962" table:number-columns-repeated="2"/>
          <table:table-cell/>
          <table:table-cell table:style-name="ce969"/>
          <table:table-cell table:number-columns-repeated="3"/>
          <table:table-cell table:style-name="ce999"/>
          <table:table-cell table:style-name="ce1009"/>
          <table:table-cell table:style-name="ce1018"/>
          <table:table-cell table:style-name="ce1028" table:number-columns-repeated="1006"/>
          <table:table-cell/>
        </table:table-row>
        <table:table-row table:style-name="ro11" table:number-rows-repeated="7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/>
          <table:table-cell table:style-name="ce917"/>
          <table:table-cell table:number-columns-repeated="1021"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5"/>
          <table:table-cell table:style-name="ce953"/>
          <table:table-cell table:number-columns-repeated="1017"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6"/>
          <table:table-cell table:style-name="ce918"/>
          <table:table-cell table:style-name="ce928"/>
          <table:table-cell table:style-name="ce934"/>
          <table:table-cell table:style-name="ce941"/>
          <table:table-cell table:style-name="ce954"/>
          <table:table-cell table:style-name="ce963" table:number-columns-repeated="2"/>
          <table:table-cell/>
          <table:table-cell table:style-name="ce970"/>
          <table:table-cell table:number-columns-repeated="3"/>
          <table:table-cell table:style-name="ce1000"/>
          <table:table-cell table:style-name="ce1010"/>
          <table:table-cell table:style-name="ce1019"/>
          <table:table-cell table:style-name="ce1029" table:number-columns-repeated="1006"/>
          <table:table-cell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1" table:number-rows-repeated="2">
          <table:table-cell table:style-name="ce895"/>
          <table:table-cell table:number-columns-repeated="7"/>
          <table:table-cell table:style-name="ce950"/>
          <table:table-cell table:number-columns-repeated="1015"/>
        </table:table-row>
        <table:table-row table:style-name="ro11" table:number-rows-repeated="8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7"/>
          <table:table-cell table:style-name="ce950"/>
          <table:table-cell table:number-columns-repeated="1015"/>
        </table:table-row>
        <table:table-row table:style-name="ro11" table:number-rows-repeated="4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style-name="ce907"/>
          <table:table-cell table:style-name="ce915"/>
          <table:table-cell table:style-name="ce929"/>
          <table:table-cell table:style-name="ce935"/>
          <table:table-cell table:style-name="ce942"/>
          <table:table-cell table:style-name="ce951" table:number-columns-repeated="3"/>
          <table:table-cell/>
          <table:table-cell table:style-name="ce960"/>
          <table:table-cell table:number-columns-repeated="3"/>
          <table:table-cell table:style-name="ce1001"/>
          <table:table-cell table:style-name="ce960"/>
          <table:table-cell table:style-name="ce1020"/>
          <table:table-cell table:style-name="ce1030" table:number-columns-repeated="1006"/>
          <table:table-cell/>
        </table:table-row>
        <table:table-row table:style-name="ro11">
          <table:table-cell table:style-name="ce895"/>
          <table:table-cell table:style-name="ce908"/>
          <table:table-cell table:style-name="ce919" table:number-columns-repeated="2"/>
          <table:table-cell table:style-name="ce936"/>
          <table:table-cell table:style-name="ce942"/>
          <table:table-cell table:style-name="ce955"/>
          <table:table-cell table:style-name="ce964" table:number-columns-repeated="2"/>
          <table:table-cell/>
          <table:table-cell table:style-name="ce971"/>
          <table:table-cell table:number-columns-repeated="3"/>
          <table:table-cell table:style-name="ce1002"/>
          <table:table-cell table:style-name="ce1011"/>
          <table:table-cell table:style-name="ce1021"/>
          <table:table-cell table:style-name="ce1031" table:number-columns-repeated="1006"/>
          <table:table-cell/>
        </table:table-row>
        <table:table-row table:style-name="ro11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13"/>
          <table:table-cell table:style-name="ce968"/>
          <table:table-cell table:style-name="ce1012"/>
          <table:table-cell table:style-name="ce1022"/>
          <table:table-cell table:style-name="ce1032" table:number-columns-repeated="1006"/>
          <table:table-cell/>
        </table:table-row>
        <table:table-row table:style-name="ro11" table:number-rows-repeated="37">
          <table:table-cell table:style-name="ce895"/>
          <table:table-cell table:number-columns-repeated="1023"/>
        </table:table-row>
        <table:table-row table:style-name="ro11">
          <table:table-cell table:style-name="ce895"/>
          <table:table-cell table:number-columns-repeated="9"/>
          <table:table-cell table:style-name="ce960"/>
          <table:table-cell table:number-columns-repeated="1013"/>
        </table:table-row>
        <table:table-row table:style-name="ro11">
          <table:table-cell table:style-name="ce895"/>
          <table:table-cell table:number-columns-repeated="2"/>
          <table:table-cell table:style-name="ce923"/>
          <table:table-cell table:number-columns-repeated="1020"/>
        </table:table-row>
        <table:table-row table:style-name="ro11" table:number-rows-repeated="5">
          <table:table-cell table:style-name="ce895"/>
          <table:table-cell table:number-columns-repeated="1023"/>
        </table:table-row>
        <table:table-row table:style-name="ro14">
          <table:table-cell table:style-name="ce897"/>
          <table:table-cell table:style-name="ce909"/>
          <table:table-cell table:style-name="ce920" table:number-columns-repeated="2"/>
          <table:table-cell table:style-name="ce937"/>
          <table:table-cell table:style-name="ce943"/>
          <table:table-cell table:style-name="ce956"/>
          <table:table-cell table:style-name="ce965" table:number-columns-repeated="2"/>
          <table:table-cell/>
          <table:table-cell table:style-name="ce972"/>
          <table:table-cell table:number-columns-repeated="3"/>
          <table:table-cell table:style-name="ce1003"/>
          <table:table-cell table:style-name="ce1013"/>
          <table:table-cell table:style-name="ce1023"/>
          <table:table-cell table:number-columns-repeated="1007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 table:number-columns-repeated="2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3"/>
          <table:table-cell/>
          <table:table-cell table:style-name="ce951"/>
          <table:table-cell table:number-columns-repeated="3"/>
          <table:table-cell table:style-name="ce1004"/>
          <table:table-cell table:style-name="ce1014"/>
          <table:table-cell table:style-name="ce1024"/>
          <table:table-cell table:style-name="ce1033" table:number-columns-repeated="1006"/>
          <table:table-cell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9"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0" calcext:value-type="currency">
            <text:p>$0.00</text:p>
          </table:table-cell>
          <table:table-cell table:formula="of:=[.M5]*[.E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9"/>
          <table:table-cell table:style-name="ce910"/>
          <table:table-cell table:style-name="ce921" table:number-columns-repeated="2"/>
          <table:table-cell table:style-name="ce938"/>
          <table:table-cell table:style-name="ce944"/>
          <table:table-cell table:style-name="ce957"/>
          <table:table-cell table:style-name="ce966" table:number-columns-repeated="3"/>
          <table:table-cell table:style-name="ce973"/>
          <table:table-cell/>
          <table:table-cell table:style-name="ce990"/>
          <table:table-cell table:style-name="ce994"/>
          <table:table-cell table:style-name="ce1005"/>
          <table:table-cell table:style-name="ce1015"/>
          <table:table-cell table:style-name="ce1025"/>
          <table:table-cell table:number-columns-repeated="1007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>
          <table:table-cell table:number-columns-repeated="2"/>
          <table:table-cell table:style-name="ce915"/>
          <table:table-cell table:style-name="ce922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5"/>
          <table:table-cell table:style-name="ce946"/>
          <table:table-cell table:style-name="ce959"/>
          <table:table-cell table:number-columns-repeated="1017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5"/>
          <table:table-cell table:style-name="ce903"/>
          <table:table-cell table:style-name="ce951"/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3"/>
          <table:table-cell/>
          <table:table-cell table:style-name="ce960"/>
          <table:table-cell table:number-columns-repeated="3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style-name="ce900"/>
          <table:table-cell table:number-columns-repeated="1023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/>
          <table:table-cell table:style-name="ce911"/>
          <table:table-cell table:number-columns-repeated="1022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4"/>
          <table:table-cell table:style-name="ce927"/>
          <table:table-cell table:style-name="ce903"/>
          <table:table-cell table:style-name="ce951" table:number-columns-repeated="2"/>
          <table:table-cell table:number-columns-repeated="1016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4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/>
          <table:table-cell table:style-name="ce92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13">
          <table:table-cell/>
          <table:table-cell table:style-name="ce907"/>
          <table:table-cell table:style-name="ce915" table:number-columns-repeated="2"/>
          <table:table-cell table:style-name="ce927"/>
          <table:table-cell table:style-name="ce903"/>
          <table:table-cell table:style-name="ce951" table:number-columns-repeated="2"/>
          <table:table-cell table:number-columns-repeated="2"/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8"/>
          <table:table-cell table:style-name="ce951"/>
          <table:table-cell table:number-columns-repeated="3"/>
          <table:table-cell table:style-name="ce978"/>
          <table:table-cell table:style-name="ce995"/>
          <table:table-cell table:style-name="ce968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968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5"/>
          <table:table-cell table:style-name="ce947"/>
          <table:table-cell table:number-columns-repeated="8"/>
          <table:table-cell table:style-name="ce968"/>
          <table:table-cell table:number-columns-repeated="1009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968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6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7"/>
          <table:table-cell table:style-name="ce100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3">
          <table:table-cell table:number-columns-repeated="5"/>
          <table:table-cell table:style-name="ce945"/>
          <table:table-cell table:style-name="ce958"/>
          <table:table-cell table:number-columns-repeated="1017"/>
        </table:table-row>
        <table:table-row table:style-name="ro11" table:number-rows-repeated="4">
          <table:table-cell table:number-columns-repeated="1024"/>
        </table:table-row>
        <table:table-row table:style-name="ro11" table:number-rows-repeated="2">
          <table:table-cell table:number-columns-repeated="5"/>
          <table:table-cell table:style-name="ce945"/>
          <table:table-cell table:style-name="ce958"/>
          <table:table-cell table:number-columns-repeated="7"/>
          <table:table-cell table:style-name="ce1006"/>
          <table:table-cell table:number-columns-repeated="1009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22" table:number-columns-repeated="2"/>
          <table:table-cell table:style-name="ce930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1006"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4"/>
          <table:table-cell table:style-name="ce953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923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903"/>
          <table:table-cell table:style-name="ce922"/>
          <table:table-cell table:style-name="ce930" table:number-columns-repeated="2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2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/>
          <table:table-cell table:style-name="ce960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904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930"/>
          <table:table-cell table:number-columns-repeated="1019"/>
        </table:table-row>
        <table:table-row table:style-name="ro11">
          <table:table-cell table:number-columns-repeated="2"/>
          <table:table-cell table:style-name="ce922"/>
          <table:table-cell table:style-name="ce930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903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912"/>
          <table:table-cell table:style-name="ce924" table:number-columns-repeated="2"/>
          <table:table-cell table:style-name="ce939"/>
          <table:table-cell table:style-name="ce948"/>
          <table:table-cell table:style-name="ce961"/>
          <table:table-cell table:style-name="ce967" table:number-columns-repeated="3"/>
          <table:table-cell table:style-name="ce974"/>
          <table:table-cell table:number-columns-repeated="3"/>
          <table:table-cell table:style-name="ce1007"/>
          <table:table-cell table:style-name="ce1016"/>
          <table:table-cell table:style-name="ce1026"/>
          <table:table-cell table:style-name="ce1034" table:number-columns-repeated="1006"/>
          <table:table-cell/>
        </table:table-row>
        <table:table-row table:style-name="ro11" table:number-rows-repeated="104778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les vs Cost per Month_2023" table:style-name="ta6" table:print="false">
        <office:forms form:automatic-focus="false" form:apply-design-mode="false"/>
        <table:table-column table:style-name="co56" table:default-cell-style-name="ce1035"/>
        <table:table-column table:style-name="co56" table:default-cell-style-name="ce1063"/>
        <table:table-column table:style-name="co2" table:number-columns-repeated="2" table:default-cell-style-name="ce1079"/>
        <table:table-column table:style-name="co57" table:default-cell-style-name="ce1092"/>
        <table:table-column table:style-name="co2" table:number-columns-repeated="1019" table:default-cell-style-name="ce1095"/>
        <table:table-row table:style-name="ro15">
          <table:table-cell/>
          <table:table-cell table:style-name="ce1048" office:value-type="string" calcext:value-type="string">
            <text:p>Date Range</text:p>
          </table:table-cell>
          <table:table-cell table:style-name="ce1064" office:value-type="string" calcext:value-type="string">
            <text:p>Amount in Sales </text:p>
          </table:table-cell>
          <table:table-cell table:style-name="ce1064" office:value-type="string" calcext:value-type="string">
            <text:p>Rent </text:p>
          </table:table-cell>
          <table:table-cell table:style-name="ce1090" office:value-type="string" calcext:value-type="string">
            <text:p>Other Costs</text:p>
          </table:table-cell>
          <table:table-cell table:style-name="ce1093" office:value-type="string" calcext:value-type="string">
            <text:p>Profit /Loss</text:p>
          </table:table-cell>
          <table:table-cell table:style-name="ce1093"/>
          <table:table-cell table:style-name="ce1097" table:number-columns-repeated="1017"/>
        </table:table-row>
        <table:table-row table:style-name="ro1">
          <table:table-cell table:style-name="ce706"/>
          <table:table-cell table:style-name="ce1049"/>
          <table:table-cell table:style-name="ce1065"/>
          <table:table-cell table:style-name="ce1080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37"/>
          <table:table-cell table:style-name="ce1050"/>
          <table:table-cell table:style-name="ce1066"/>
          <table:table-cell table:style-name="ce1080" table:number-columns-repeated="3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38"/>
          <table:table-cell table:style-name="ce1051"/>
          <table:table-cell table:style-name="ce1067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2"/>
          <table:table-cell table:style-name="ce1068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2"/>
          <table:table-cell table:style-name="ce1069"/>
          <table:table-cell table:style-name="ce1059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0"/>
          <table:table-cell table:style-name="ce1053"/>
          <table:table-cell table:style-name="ce1070"/>
          <table:table-cell table:style-name="ce1071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1"/>
          <table:table-cell table:style-name="ce1053"/>
          <table:table-cell table:style-name="ce1071"/>
          <table:table-cell table:style-name="ce1081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38"/>
          <table:table-cell table:style-name="ce1051"/>
          <table:table-cell table:style-name="ce1067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8"/>
          <table:table-cell table:style-name="ce1051"/>
          <table:table-cell table:style-name="ce1067"/>
          <table:table-cell table:style-name="ce1082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3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4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2"/>
          <table:table-cell table:style-name="ce1054"/>
          <table:table-cell table:style-name="ce1072"/>
          <table:table-cell table:style-name="ce1085" table:number-columns-repeated="3"/>
          <table:table-cell table:style-name="ce1096"/>
          <table:table-cell table:number-columns-repeated="1017"/>
        </table:table-row>
        <table:table-row table:style-name="ro1">
          <table:table-cell table:style-name="ce1043"/>
          <table:table-cell table:style-name="ce1055"/>
          <table:table-cell table:style-name="ce1073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43"/>
          <table:table-cell table:style-name="ce1055"/>
          <table:table-cell table:style-name="ce1073"/>
          <table:table-cell table:style-name="ce1086" table:number-columns-repeated="3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4"/>
          <table:table-cell table:style-name="ce1056"/>
          <table:table-cell table:style-name="ce1074" table:number-columns-repeated="4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5"/>
          <table:table-cell table:style-name="ce1057"/>
          <table:table-cell table:style-name="ce1075" table:number-columns-repeated="4"/>
          <table:table-cell table:style-name="ce1096"/>
          <table:table-cell table:number-columns-repeated="1017"/>
        </table:table-row>
        <table:table-row table:style-name="ro1" table:number-rows-repeated="2">
          <table:table-cell table:style-name="ce1044"/>
          <table:table-cell table:style-name="ce1058"/>
          <table:table-cell table:style-name="ce1074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59"/>
          <table:table-cell table:style-name="ce1068" table:number-columns-repeated="4"/>
          <table:table-cell table:style-name="ce1096"/>
          <table:table-cell table:number-columns-repeated="1017"/>
        </table:table-row>
        <table:table-row table:style-name="ro1">
          <table:table-cell table:style-name="ce1039"/>
          <table:table-cell table:style-name="ce1060"/>
          <table:table-cell table:style-name="ce1076" table:number-columns-repeated="4"/>
          <table:table-cell table:style-name="ce1094"/>
          <table:table-cell table:number-columns-repeated="1017"/>
        </table:table-row>
        <table:table-row table:style-name="ro1">
          <table:table-cell table:style-name="ce1039"/>
          <table:table-cell table:style-name="ce1060"/>
          <table:table-cell table:style-name="ce1076"/>
          <table:table-cell table:style-name="ce1087" table:number-columns-repeated="3"/>
          <table:table-cell table:style-name="ce1094"/>
          <table:table-cell table:number-columns-repeated="1017"/>
        </table:table-row>
        <table:table-row table:style-name="ro1" table:number-rows-repeated="2">
          <table:table-cell table:style-name="ce1046"/>
          <table:table-cell table:style-name="ce1061"/>
          <table:table-cell table:style-name="ce1077" table:number-columns-repeated="4"/>
          <table:table-cell table:style-name="ce1094"/>
          <table:table-cell table:number-columns-repeated="1017"/>
        </table:table-row>
        <table:table-row table:style-name="ro1">
          <table:table-cell table:style-name="ce1047"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Tax" table:style-name="ta7" table:print="false"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column table:style-name="co2" table:default-cell-style-name="Default"/>
        <table:table-row table:style-name="ro2">
          <table:table-cell table:style-name="ce317"/>
          <table:table-cell table:style-name="ce825" office:value-type="string" calcext:value-type="string" table:number-columns-spanned="5" table:number-rows-spanned="1">
            <text:p>Sales Tax is March 1<text:span text:style-name="T2">st</text:span> 2023-February 2024</text:p>
          </table:table-cell>
          <table:covered-table-cell table:style-name="ce317"/>
          <table:covered-table-cell table:number-columns-repeated="3" table:style-name="ce832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  <table:table-cell/>
        </table:table-row>
        <table:table-row table:style-name="ro1">
          <table:table-cell table:style-name="ce318"/>
          <table:table-cell table:style-name="ce321" office:value-type="string" calcext:value-type="string">
            <text:p>Date</text:p>
          </table:table-cell>
          <table:table-cell table:style-name="ce321" office:value-type="string" calcext:value-type="string">
            <text:p>Item</text:p>
          </table:table-cell>
          <table:table-cell table:style-name="ce328" office:value-type="string" calcext:value-type="string">
            <text:p>Sales Tax Paid</text:p>
          </table:table-cell>
          <table:table-cell table:style-name="ce277" office:value-type="string" calcext:value-type="string">
            <text:p>Sales Tax Collected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Sales tax placed in account for tax purposes</text:p>
          </table:table-cell>
          <table:table-cell table:style-name="Default" table:number-columns-repeated="4"/>
          <table:table-cell table:style-name="ce352"/>
          <table:table-cell table:style-name="ce353" table:number-columns-repeated="1011"/>
          <table:table-cell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Default" table:number-columns-repeated="3"/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2"/>
          <table:table-cell table:style-name="ce1111"/>
          <table:table-cell table:style-name="ce1121" table:number-columns-repeated="2"/>
          <table:table-cell table:style-name="ce329"/>
          <table:table-cell table:style-name="ce333"/>
          <table:table-cell table:style-name="ce337"/>
          <table:table-cell table:style-name="ce345"/>
          <table:table-cell table:style-name="ce340" table:number-columns-repeated="2"/>
          <table:table-cell table:style-name="ce340">
            <draw:frame draw:z-index="0" draw:name="Image 1" draw:style-name="gr2" draw:text-style-name="P3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3"/>
          <table:table-cell table:style-name="ce324"/>
          <table:table-cell table:style-name="ce329" table:number-columns-repeated="3"/>
          <table:table-cell table:style-name="ce333"/>
          <table:table-cell table:style-name="ce322"/>
          <table:table-cell table:style-name="ce329"/>
          <table:table-cell table:style-name="ce340" table:number-columns-repeated="3"/>
          <table:table-cell table:number-columns-repeated="1012"/>
        </table:table-row>
        <table:table-row table:style-name="ro1" table:number-rows-repeated="4">
          <table:table-cell table:style-name="ce319"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37"/>
          <table:table-cell table:style-name="ce345"/>
          <table:table-cell table:style-name="ce340" table:number-columns-repeated="3"/>
          <table:table-cell table:number-columns-repeated="1012"/>
        </table:table-row>
        <table:table-row table:style-name="ro1" table:number-rows-repeated="2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23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6">
          <table:table-cell/>
          <table:table-cell table:style-name="ce322"/>
          <table:table-cell table:style-name="ce324"/>
          <table:table-cell table:style-name="ce329" table:number-columns-repeated="2"/>
          <table:table-cell table:style-name="ce296" table:number-columns-spanned="2" table:number-rows-spanned="1"/>
          <table:covered-table-cell table:style-name="ce296"/>
          <table:table-cell table:style-name="ce323"/>
          <table:table-cell table:style-name="ce346"/>
          <table:table-cell table:style-name="ce341"/>
          <table:table-cell table:style-name="ce366"/>
          <table:table-cell table:style-name="ce349"/>
          <table:table-cell table:number-columns-repeated="1012"/>
        </table:table-row>
        <table:table-row table:style-name="ro1">
          <table:table-cell/>
          <table:table-cell table:style-name="ce322"/>
          <table:table-cell table:style-name="ce324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333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nt Paid" table:style-name="ta7" table:print="false">
        <table:shapes>
          <draw:line draw:z-index="1" draw:name="Line 1" draw:style-name="gr3" draw:text-style-name="P4" svg:x1="5.9531in" svg:y1="0.7996in" svg:x2="6.589in" svg:y2="1.1677in">
            <text:p/>
          </draw:line>
          <draw:line draw:z-index="2" draw:name="Line 2" draw:style-name="gr3" draw:text-style-name="P4" svg:x1="5.9567in" svg:y1="1.5807in" svg:x2="6.5642in" svg:y2="1.1917in">
            <text:p/>
          </draw:line>
          <draw:line draw:z-index="3" draw:name="Line 3" draw:style-name="gr4" draw:text-style-name="P4" svg:x1="7.9035in" svg:y1="0.9906in" svg:x2="8.5039in" svg:y2="1.2579in">
            <text:p/>
          </draw:line>
          <draw:line draw:z-index="4" draw:name="Line 4" draw:style-name="gr4" draw:text-style-name="P4" svg:x1="7.8894in" svg:y1="1.626in" svg:x2="8.4547in" svg:y2="1.2579in">
            <text:p/>
          </draw:line>
          <draw:line draw:z-index="5" draw:name="Line 5" draw:style-name="gr4" draw:text-style-name="P4" svg:x1="9.7441in" svg:y1="0.9976in" svg:x2="10.1823in" svg:y2="1.2094in">
            <text:p/>
          </draw:line>
          <draw:line draw:z-index="6" draw:name="Line 6" draw:style-name="gr4" draw:text-style-name="P4" svg:x1="9.7299in" svg:y1="1.598in" svg:x2="10.1823in" svg:y2="1.1917in">
            <text:p/>
          </draw:line>
        </table:shapes>
        <table:table-column table:style-name="co58" table:default-cell-style-name="ce320"/>
        <table:table-column table:style-name="co2" table:number-columns-repeated="2" table:default-cell-style-name="ce325"/>
        <table:table-column table:style-name="co2" table:default-cell-style-name="ce330"/>
        <table:table-column table:style-name="co59" table:default-cell-style-name="ce330"/>
        <table:table-column table:style-name="co60" table:default-cell-style-name="ce330"/>
        <table:table-column table:style-name="co18" table:default-cell-style-name="ce334"/>
        <table:table-column table:style-name="co61" table:default-cell-style-name="ce342"/>
        <table:table-column table:style-name="co62" table:default-cell-style-name="ce347"/>
        <table:table-column table:style-name="co63" table:default-cell-style-name="ce342"/>
        <table:table-column table:style-name="co2" table:number-columns-repeated="1013" table:default-cell-style-name="ce350"/>
        <table:table-column table:style-name="co2" table:default-cell-style-name="Default"/>
        <table:table-row table:style-name="ro2">
          <table:table-cell table:style-name="ce317" table:number-columns-repeated="3"/>
          <table:table-cell table:style-name="ce327" table:number-columns-repeated="3"/>
          <table:table-cell table:style-name="ce331"/>
          <table:table-cell table:style-name="ce335"/>
          <table:table-cell table:style-name="ce343"/>
          <table:table-cell table:style-name="ce335" table:number-columns-repeated="2"/>
          <table:table-cell table:style-name="ce351"/>
          <table:table-cell table:style-name="ce325" table:number-columns-repeated="1011"/>
          <table:table-cell/>
        </table:table-row>
        <table:table-row table:style-name="ro1">
          <table:table-cell table:style-name="ce318"/>
          <table:table-cell table:style-name="ce825" office:value-type="string" calcext:value-type="string">
            <text:p>Invoice Date</text:p>
          </table:table-cell>
          <table:table-cell table:style-name="ce825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277" office:value-type="string" calcext:value-type="string">
            <text:p>Sales – Credit Card Charges+taxes</text:p>
          </table:table-cell>
          <table:table-cell table:style-name="ce278" office:value-type="string" calcext:value-type="string">
            <text:p>Total Rent – Sales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52" office:value-type="string" calcext:value-type="string">
            <text:p>Notes</text:p>
          </table:table-cell>
          <table:table-cell table:style-name="ce353" table:number-columns-repeated="1011"/>
          <table:table-cell/>
        </table:table-row>
        <table:table-row table:style-name="ro1">
          <table:table-cell table:style-name="ce319"/>
          <table:table-cell table:style-name="ce322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1.96" calcext:value-type="currency">
            <text:p>$1.96</text:p>
          </table:table-cell>
          <table:table-cell table:style-name="ce329" table:formula="of:=SUM([.D3]-[.E3])" office:value-type="currency" office:currency="USD" office:value="223.04" calcext:value-type="currency">
            <text:p>$223.04</text:p>
          </table:table-cell>
          <table:table-cell table:style-name="ce296"/>
          <table:table-cell table:style-name="Default" table:number-columns-repeated="3"/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329" office:value-type="currency" office:currency="USD" office:value="225" calcext:value-type="currency">
            <text:p>$225.00</text:p>
          </table:table-cell>
          <table:table-cell table:style-name="ce329" office:value-type="currency" office:currency="USD" office:value="9.85" calcext:value-type="currency">
            <text:p>$9.85</text:p>
          </table:table-cell>
          <table:table-cell table:style-name="ce329" table:formula="of:=SUM([.D4]-[.E4])" office:value-type="currency" office:currency="USD" office:value="215.15" calcext:value-type="currency">
            <text:p>$215.15</text:p>
          </table:table-cell>
          <table:table-cell table:style-name="ce296" office:value-type="currency" office:currency="USD" office:value="438.19" calcext:value-type="currency">
            <text:p>$438.19</text:p>
          </table:table-cell>
          <table:table-cell table:style-name="ce337" office:value-type="date" office:date-value="2022-02-08" calcext:value-type="date">
            <text:p>02/08/22</text:p>
          </table:table-cell>
          <table:table-cell table:style-name="ce345" office:value-type="currency" office:currency="USD" office:value="438.19" calcext:value-type="currency">
            <text:p>$438.19</text:p>
          </table:table-cell>
          <table:table-cell table:style-name="ce340" office:value-type="float" office:value="1008" calcext:value-type="float">
            <text:p>1008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0.21" calcext:value-type="currency">
            <text:p>$20.21</text:p>
          </table:table-cell>
          <table:table-cell table:style-name="ce329" table:formula="of:=SUM([.D5]-[.E5])" office:value-type="currency" office:currency="USD" office:value="318.79" calcext:value-type="currency">
            <text:p>$318.79</text:p>
          </table:table-cell>
          <table:table-cell table:style-name="ce296" office:value-type="currency" office:currency="USD" office:value="149.29" calcext:value-type="currency">
            <text:p>$149.29</text:p>
          </table:table-cell>
          <table:table-cell table:style-name="ce337" office:value-type="date" office:date-value="2022-03-24" calcext:value-type="date">
            <text:p>03/24/22</text:p>
          </table:table-cell>
          <table:table-cell table:style-name="ce345" office:value-type="currency" office:currency="USD" office:value="149.29" calcext:value-type="currency">
            <text:p>$149.29</text:p>
          </table:table-cell>
          <table:table-cell table:style-name="ce340"/>
          <table:table-cell table:style-name="ce340" office:value-type="string" calcext:value-type="string">
            <text:p>mastercard</text:p>
          </table:table-cell>
          <table:table-cell table:style-name="ce661" office:value-type="string" calcext:value-type="string">
            <text:p>½ rent on new space due to move in and startup</text:p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4-04" calcext:value-type="date">
            <text:p>04/04/22</text:p>
          </table:table-cell>
          <table:table-cell table:style-name="ce1111" office:value-type="string" calcext:value-type="string">
            <text:p>3/24/22-4/4/22</text:p>
          </table:table-cell>
          <table:table-cell table:style-name="ce1121" office:value-type="currency" office:currency="USD" office:value="339" calcext:value-type="currency">
            <text:p>$339.00</text:p>
          </table:table-cell>
          <table:table-cell table:style-name="ce1121" office:value-type="currency" office:currency="USD" office:value="75.51" calcext:value-type="currency">
            <text:p>$75.51</text:p>
          </table:table-cell>
          <table:table-cell table:style-name="ce329" table:formula="of:=SUM([.D6]-[.E6])" office:value-type="currency" office:currency="USD" office:value="263.49" calcext:value-type="currency">
            <text:p>$263.49</text:p>
          </table:table-cell>
          <table:table-cell table:style-name="ce296" office:value-type="currency" office:currency="USD" office:value="263.49" calcext:value-type="currency">
            <text:p>$263.49</text:p>
          </table:table-cell>
          <table:table-cell table:style-name="ce337" office:value-type="date" office:date-value="2022-04-20" calcext:value-type="date">
            <text:p>04/20/22</text:p>
          </table:table-cell>
          <table:table-cell table:style-name="ce345" office:value-type="currency" office:currency="USD" office:value="263.49" calcext:value-type="currency">
            <text:p>$263.49</text:p>
          </table:table-cell>
          <table:table-cell table:style-name="ce340" office:value-type="float" office:value="1017" calcext:value-type="float">
            <text:p>1017</text:p>
          </table:table-cell>
          <table:table-cell table:style-name="ce340"/>
          <table:table-cell table:style-name="ce340">
            <draw:frame draw:z-index="0" draw:name="Image 1" draw:style-name="gr2" draw:text-style-name="P3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 table:style-name="ce319"/>
          <table:table-cell table:style-name="ce323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59.52" calcext:value-type="currency">
            <text:p>$59.52</text:p>
          </table:table-cell>
          <table:table-cell table:style-name="ce329" table:formula="of:=SUM([.D7]-[.E7])" office:value-type="currency" office:currency="USD" office:value="279.48" calcext:value-type="currency">
            <text:p>$279.48</text:p>
          </table:table-cell>
          <table:table-cell table:style-name="ce296" office:value-type="currency" office:currency="USD" office:value="279.48" calcext:value-type="currency">
            <text:p>$279.48</text:p>
          </table:table-cell>
          <table:table-cell table:style-name="ce322" office:value-type="date" office:date-value="2022-05-20" calcext:value-type="date">
            <text:p>05/20/22</text:p>
          </table:table-cell>
          <table:table-cell table:style-name="ce329" office:value-type="currency" office:currency="USD" office:value="279.48" calcext:value-type="currency">
            <text:p>$279.48</text:p>
          </table:table-cell>
          <table:table-cell table:style-name="ce340" office:value-type="float" office:value="1025" calcext:value-type="float">
            <text:p>1025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1.34" calcext:value-type="currency">
            <text:p>$131.34</text:p>
          </table:table-cell>
          <table:table-cell table:style-name="ce329" table:formula="of:=SUM([.D8]-[.E8])" office:value-type="currency" office:currency="USD" office:value="207.66" calcext:value-type="currency">
            <text:p>$207.66</text:p>
          </table:table-cell>
          <table:table-cell table:style-name="ce296" office:value-type="currency" office:currency="USD" office:value="207.66" calcext:value-type="currency">
            <text:p>$207.66</text:p>
          </table:table-cell>
          <table:table-cell table:style-name="ce337" office:value-type="date" office:date-value="2022-06-26" calcext:value-type="date">
            <text:p>06/26/22</text:p>
          </table:table-cell>
          <table:table-cell table:style-name="ce345" office:value-type="currency" office:currency="USD" office:value="207.66" calcext:value-type="currency">
            <text:p>$207.66</text:p>
          </table:table-cell>
          <table:table-cell table:style-name="ce340" office:value-type="float" office:value="1031" calcext:value-type="float">
            <text:p>1031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24.1" calcext:value-type="currency">
            <text:p>$124.10</text:p>
          </table:table-cell>
          <table:table-cell table:style-name="ce329" table:formula="of:=SUM([.D9]-[.E9])" office:value-type="currency" office:currency="USD" office:value="214.9" calcext:value-type="currency">
            <text:p>$214.90</text:p>
          </table:table-cell>
          <table:table-cell table:style-name="ce296" office:value-type="currency" office:currency="USD" office:value="214.9" calcext:value-type="currency">
            <text:p>$214.90</text:p>
          </table:table-cell>
          <table:table-cell table:style-name="ce337" office:value-type="date" office:date-value="2022-07-28" calcext:value-type="date">
            <text:p>07/28/22</text:p>
          </table:table-cell>
          <table:table-cell table:style-name="ce345" office:value-type="string" calcext:value-type="string">
            <text:p>214..90</text:p>
          </table:table-cell>
          <table:table-cell table:style-name="ce340" office:value-type="float" office:value="1038" calcext:value-type="float">
            <text:p>1038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38.9" calcext:value-type="currency">
            <text:p>$138.90</text:p>
          </table:table-cell>
          <table:table-cell table:style-name="ce329" table:formula="of:=SUM([.D10]-[.E10])" office:value-type="currency" office:currency="USD" office:value="200.1" calcext:value-type="currency">
            <text:p>$200.10</text:p>
          </table:table-cell>
          <table:table-cell table:style-name="ce296" office:value-type="currency" office:currency="USD" office:value="200.1" calcext:value-type="currency">
            <text:p>$200.10</text:p>
          </table:table-cell>
          <table:table-cell table:style-name="ce337" office:value-type="date" office:date-value="2022-08-28" calcext:value-type="date">
            <text:p>08/28/22</text:p>
          </table:table-cell>
          <table:table-cell table:style-name="ce345" office:value-type="currency" office:currency="USD" office:value="200.1" calcext:value-type="currency">
            <text:p>$200.10</text:p>
          </table:table-cell>
          <table:table-cell table:style-name="ce340" office:value-type="float" office:value="1043" calcext:value-type="float">
            <text:p>1043</text:p>
          </table:table-cell>
          <table:table-cell table:style-name="ce340" table:number-columns-repeated="2"/>
          <table:table-cell table:number-columns-repeated="1012"/>
        </table:table-row>
        <table:table-row table:style-name="ro1">
          <table:table-cell table:style-name="ce319"/>
          <table:table-cell table:style-name="ce322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275.44" calcext:value-type="currency">
            <text:p>$275.44</text:p>
          </table:table-cell>
          <table:table-cell table:style-name="ce329" table:formula="of:=SUM([.D11]-[.E11])" office:value-type="currency" office:currency="USD" office:value="63.56" calcext:value-type="currency">
            <text:p>$63.56</text:p>
          </table:table-cell>
          <table:table-cell table:style-name="ce296" office:value-type="currency" office:currency="USD" office:value="63.56" calcext:value-type="currency">
            <text:p>$63.56</text:p>
          </table:table-cell>
          <table:table-cell table:style-name="ce337" office:value-type="date" office:date-value="2022-09-25" calcext:value-type="date">
            <text:p>09/25/22</text:p>
          </table:table-cell>
          <table:table-cell table:style-name="ce345" office:value-type="currency" office:currency="USD" office:value="63.56" calcext:value-type="currency">
            <text:p>$63.56</text:p>
          </table:table-cell>
          <table:table-cell table:style-name="ce340" office:value-type="float" office:value="1050" calcext:value-type="float">
            <text:p>1050</text:p>
          </table:table-cell>
          <table:table-cell table:style-name="ce340"/>
          <table:table-cell table:style-name="ce340">
            <draw:frame draw:z-index="7" draw:name="Image 6" draw:style-name="gr2" draw:text-style-name="P3" svg:width="1.1008in" svg:height="0.4744in" svg:x="0.7555in" svg:y="0.0169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22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329" office:value-type="currency" office:currency="USD" office:value="339" calcext:value-type="currency">
            <text:p>$339.00</text:p>
          </table:table-cell>
          <table:table-cell table:style-name="ce329" office:value-type="currency" office:currency="USD" office:value="156.15" calcext:value-type="currency">
            <text:p>$156.15</text:p>
          </table:table-cell>
          <table:table-cell table:style-name="ce329" table:formula="of:=SUM([.D12]-[.E12])" office:value-type="currency" office:currency="USD" office:value="182.85" calcext:value-type="currency">
            <text:p>$182.85</text:p>
          </table:table-cell>
          <table:table-cell table:style-name="ce296" office:value-type="currency" office:currency="USD" office:value="182.85" calcext:value-type="currency">
            <text:p>$182.85</text:p>
          </table:table-cell>
          <table:table-cell table:style-name="ce323" office:value-type="date" office:date-value="2022-10-27" calcext:value-type="date">
            <text:p>10/27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54" calcext:value-type="float">
            <text:p>1054</text:p>
          </table:table-cell>
          <table:table-cell table:style-name="ce349"/>
          <table:table-cell table:style-name="ce349">
            <draw:frame draw:z-index="8" draw:name="Image 7" draw:style-name="gr2" draw:text-style-name="P3" svg:width="1.2969in" svg:height="0.5461in" svg:x="0.6028in" svg:y="0.0083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22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329" office:value-type="currency" office:currency="USD" office:value="521.85" calcext:value-type="currency">
            <text:p>$521.85</text:p>
          </table:table-cell>
          <table:table-cell table:style-name="ce329" office:value-type="currency" office:currency="USD" office:value="88.36" calcext:value-type="currency">
            <text:p>$88.36</text:p>
          </table:table-cell>
          <table:table-cell table:style-name="ce329" table:formula="of:=SUM([.D13]-[.E13])" office:value-type="currency" office:currency="USD" office:value="433.49" calcext:value-type="currency">
            <text:p>$433.49</text:p>
          </table:table-cell>
          <table:table-cell table:style-name="ce296" office:value-type="currency" office:currency="USD" office:value="250.64" calcext:value-type="currency">
            <text:p>$250.64</text:p>
          </table:table-cell>
          <table:table-cell table:style-name="ce323" office:value-type="date" office:date-value="2022-11-30" calcext:value-type="date">
            <text:p>11/30/22</text:p>
          </table:table-cell>
          <table:table-cell table:style-name="ce346" office:value-type="currency" office:currency="USD" office:value="250.64" calcext:value-type="currency">
            <text:p>$250.64</text:p>
          </table:table-cell>
          <table:table-cell table:style-name="ce341" office:value-type="float" office:value="1062" calcext:value-type="float">
            <text:p>1062</text:p>
          </table:table-cell>
          <table:table-cell table:style-name="ce349" table:number-columns-repeated="2"/>
          <table:table-cell table:number-columns-repeated="1012"/>
        </table:table-row>
        <table:table-row table:style-name="ro16">
          <table:table-cell/>
          <table:table-cell table:style-name="ce322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329" office:value-type="currency" office:currency="USD" office:value="772.49" calcext:value-type="currency">
            <text:p>$772.49</text:p>
          </table:table-cell>
          <table:table-cell table:style-name="ce329" office:value-type="currency" office:currency="USD" office:value="415.21" calcext:value-type="currency">
            <text:p>$415.21</text:p>
          </table:table-cell>
          <table:table-cell table:style-name="ce296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296"/>
          <table:table-cell table:style-name="ce323" office:value-type="date" office:date-value="2022-12-20" calcext:value-type="date">
            <text:p>12/20/22</text:p>
          </table:table-cell>
          <table:table-cell table:style-name="ce346" office:value-type="currency" office:currency="USD" office:value="182.85" calcext:value-type="currency">
            <text:p>$182.85</text:p>
          </table:table-cell>
          <table:table-cell table:style-name="ce341" office:value-type="float" office:value="1066" calcext:value-type="float">
            <text:p>1066</text:p>
          </table:table-cell>
          <table:table-cell table:style-name="ce36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49">
            <draw:frame draw:z-index="9" draw:name="Image 8" draw:style-name="gr2" draw:text-style-name="P3" svg:width="1.3012in" svg:height="0.6071in" svg:x="0.3142in" svg:y="0.0961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3"/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49"/>
          <table:table-cell table:number-columns-repeated="1012"/>
        </table:table-row>
        <table:table-row table:style-name="ro1" table:number-rows-repeated="7">
          <table:table-cell/>
          <table:table-cell table:style-name="ce324" table:number-columns-repeated="2"/>
          <table:table-cell table:style-name="ce329" table:number-columns-repeated="3"/>
          <table:table-cell table:style-name="ce296"/>
          <table:table-cell table:style-name="ce341"/>
          <table:table-cell table:style-name="ce346"/>
          <table:table-cell table:style-name="ce341"/>
          <table:table-cell table:style-name="ce349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Checks" table:style-name="ta8" table:print="false">
        <table:table-column table:style-name="co64" table:default-cell-style-name="ce1294"/>
        <table:table-column table:style-name="co2" table:default-cell-style-name="ce1325"/>
        <table:table-column table:style-name="co2" table:default-cell-style-name="ce1330"/>
        <table:table-column table:style-name="co2" table:default-cell-style-name="ce1294"/>
        <table:table-column table:style-name="co2" table:default-cell-style-name="ce1336"/>
        <table:table-column table:style-name="co65" table:default-cell-style-name="ce1294"/>
        <table:table-column table:style-name="co2" table:default-cell-style-name="ce1294"/>
        <table:table-column table:style-name="co66" table:default-cell-style-name="ce1294"/>
        <table:table-column table:style-name="co2" table:number-columns-repeated="1016" table:default-cell-style-name="ce1294"/>
        <table:table-row table:style-name="ro2">
          <table:table-cell table:style-name="ce1287"/>
          <table:table-cell table:style-name="ce1295"/>
          <table:table-cell table:style-name="ce1326"/>
          <table:table-cell table:style-name="ce1295"/>
          <table:table-cell table:style-name="ce1333"/>
          <table:table-cell table:style-name="ce1295" table:number-columns-repeated="2"/>
          <table:table-cell table:style-name="ce1287"/>
          <table:table-cell table:style-name="ce1325" table:number-columns-repeated="1016"/>
        </table:table-row>
        <table:table-row table:style-name="ro1">
          <table:table-cell table:style-name="ce1288"/>
          <table:table-cell table:style-name="ce1321" office:value-type="string" calcext:value-type="string">
            <text:p>Date</text:p>
          </table:table-cell>
          <table:table-cell table:style-name="ce1327" office:value-type="string" calcext:value-type="string">
            <text:p>Amount</text:p>
          </table:table-cell>
          <table:table-cell table:style-name="ce1321" office:value-type="string" calcext:value-type="string">
            <text:p>Check Number</text:p>
          </table:table-cell>
          <table:table-cell table:style-name="ce1334" office:value-type="string" calcext:value-type="string">
            <text:p>Date Deposited</text:p>
          </table:table-cell>
          <table:table-cell table:style-name="ce1321" table:number-columns-repeated="2"/>
          <table:table-cell table:style-name="ce1288"/>
          <table:table-cell table:style-name="ce1341" table:number-columns-repeated="1016"/>
        </table:table-row>
        <table:table-row table:style-name="ro1">
          <table:table-cell table:style-name="ce1289"/>
          <table:table-cell table:style-name="ce1322" office:value-type="date" office:date-value="2022-01-23" calcext:value-type="date">
            <text:p>01/23/22</text:p>
          </table:table-cell>
          <table:table-cell table:style-name="ce1328" office:value-type="currency" office:currency="USD" office:value="6.99" calcext:value-type="currency">
            <text:p>$6.99</text:p>
          </table:table-cell>
          <table:table-cell table:style-name="ce1331" office:value-type="float" office:value="27217" calcext:value-type="float">
            <text:p>27217</text:p>
          </table:table-cell>
          <table:table-cell table:style-name="ce1322" office:value-type="date" office:date-value="2022-03-21" calcext:value-type="date">
            <text:p>03/2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2-20" calcext:value-type="date">
            <text:p>02/20/22</text:p>
          </table:table-cell>
          <table:table-cell table:style-name="ce1328" office:value-type="currency" office:currency="USD" office:value="56.1" calcext:value-type="currency">
            <text:p>$56.10</text:p>
          </table:table-cell>
          <table:table-cell table:style-name="ce1331" office:value-type="float" office:value="25130" calcext:value-type="float">
            <text:p>25130</text:p>
          </table:table-cell>
          <table:table-cell table:style-name="ce1322" office:value-type="date" office:date-value="2022-03-21" calcext:value-type="date">
            <text:p>03/2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3-20" calcext:value-type="date">
            <text:p>03/20/22</text:p>
          </table:table-cell>
          <table:table-cell table:style-name="ce1328" office:value-type="currency" office:currency="USD" office:value="176.7" calcext:value-type="currency">
            <text:p>$176.70</text:p>
          </table:table-cell>
          <table:table-cell table:style-name="ce1331" office:value-type="float" office:value="25456" calcext:value-type="float">
            <text:p>25456</text:p>
          </table:table-cell>
          <table:table-cell table:style-name="ce1322" office:value-type="date" office:date-value="2022-04-17" calcext:value-type="date">
            <text:p>04/1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4-17" calcext:value-type="date">
            <text:p>04/17/22</text:p>
          </table:table-cell>
          <table:table-cell table:style-name="ce1328" office:value-type="currency" office:currency="USD" office:value="109.38" calcext:value-type="currency">
            <text:p>$109.38</text:p>
          </table:table-cell>
          <table:table-cell table:style-name="ce1331" office:value-type="float" office:value="25790" calcext:value-type="float">
            <text:p>25790</text:p>
          </table:table-cell>
          <table:table-cell table:style-name="ce1322" office:value-type="date" office:date-value="2022-04-28" calcext:value-type="date">
            <text:p>04/28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5-16" calcext:value-type="date">
            <text:p>05/16/22</text:p>
          </table:table-cell>
          <table:table-cell table:style-name="ce1328" office:value-type="currency" office:currency="USD" office:value="108.61" calcext:value-type="currency">
            <text:p>$108.61</text:p>
          </table:table-cell>
          <table:table-cell table:style-name="ce1331" office:value-type="float" office:value="26096" calcext:value-type="float">
            <text:p>26096</text:p>
          </table:table-cell>
          <table:table-cell table:style-name="ce1322" office:value-type="date" office:date-value="2022-06-08" calcext:value-type="date">
            <text:p>06/08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6-12" calcext:value-type="date">
            <text:p>06/12/22</text:p>
          </table:table-cell>
          <table:table-cell table:style-name="ce1328" office:value-type="currency" office:currency="USD" office:value="103.08" calcext:value-type="currency">
            <text:p>$103.08</text:p>
          </table:table-cell>
          <table:table-cell table:style-name="ce1331" office:value-type="float" office:value="28776" calcext:value-type="float">
            <text:p>28776</text:p>
          </table:table-cell>
          <table:table-cell table:style-name="ce1322" office:value-type="date" office:date-value="2022-08-01" calcext:value-type="date">
            <text:p>08/0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7-10" calcext:value-type="date">
            <text:p>07/10/22</text:p>
          </table:table-cell>
          <table:table-cell table:style-name="ce1328" office:value-type="currency" office:currency="USD" office:value="146.56" calcext:value-type="currency">
            <text:p>$146.56</text:p>
          </table:table-cell>
          <table:table-cell table:style-name="ce1331" office:value-type="float" office:value="29062" calcext:value-type="float">
            <text:p>29062</text:p>
          </table:table-cell>
          <table:table-cell table:style-name="ce1322" office:value-type="date" office:date-value="2022-08-27" calcext:value-type="date">
            <text:p>08/2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7-24" calcext:value-type="date">
            <text:p>07/24/22</text:p>
          </table:table-cell>
          <table:table-cell table:style-name="ce1328" office:value-type="currency" office:currency="USD" office:value="125.51" calcext:value-type="currency">
            <text:p>$125.51</text:p>
          </table:table-cell>
          <table:table-cell table:style-name="ce1331" office:value-type="float" office:value="29256" calcext:value-type="float">
            <text:p>29256</text:p>
          </table:table-cell>
          <table:table-cell table:style-name="ce1322" office:value-type="date" office:date-value="2022-08-01" calcext:value-type="date">
            <text:p>08/01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8-22" calcext:value-type="date">
            <text:p>08/22/22</text:p>
          </table:table-cell>
          <table:table-cell table:style-name="ce1328" office:value-type="currency" office:currency="USD" office:value="65.66" calcext:value-type="currency">
            <text:p>$65.66</text:p>
          </table:table-cell>
          <table:table-cell table:style-name="ce1331" office:value-type="float" office:value="29553" calcext:value-type="float">
            <text:p>29553</text:p>
          </table:table-cell>
          <table:table-cell table:style-name="ce1322" office:value-type="date" office:date-value="2022-08-27" calcext:value-type="date">
            <text:p>08/27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09-08" calcext:value-type="date">
            <text:p>09/08/22</text:p>
          </table:table-cell>
          <table:table-cell table:style-name="ce1328" office:value-type="currency" office:currency="USD" office:value="95.04" calcext:value-type="currency">
            <text:p>$95.04</text:p>
          </table:table-cell>
          <table:table-cell table:style-name="ce1331" office:value-type="float" office:value="27497" calcext:value-type="float">
            <text:p>27497</text:p>
          </table:table-cell>
          <table:table-cell table:style-name="ce1322" office:value-type="date" office:date-value="2022-10-26" calcext:value-type="date">
            <text:p>10/26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0-17" calcext:value-type="date">
            <text:p>10/17/22</text:p>
          </table:table-cell>
          <table:table-cell table:style-name="ce1328" office:value-type="currency" office:currency="USD" office:value="187.86" calcext:value-type="currency">
            <text:p>$187.86</text:p>
          </table:table-cell>
          <table:table-cell table:style-name="ce1331" office:value-type="float" office:value="27797" calcext:value-type="float">
            <text:p>27797</text:p>
          </table:table-cell>
          <table:table-cell table:style-name="ce1322" office:value-type="date" office:date-value="2022-10-26" calcext:value-type="date">
            <text:p>10/26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1-19" calcext:value-type="date">
            <text:p>11/19/22</text:p>
          </table:table-cell>
          <table:table-cell table:style-name="ce1328" office:value-type="currency" office:currency="USD" office:value="418.41" calcext:value-type="currency">
            <text:p>$418.41</text:p>
          </table:table-cell>
          <table:table-cell table:style-name="ce1331" office:value-type="float" office:value="28113" calcext:value-type="float">
            <text:p>28113</text:p>
          </table:table-cell>
          <table:table-cell table:style-name="ce1322" office:value-type="date" office:date-value="2022-11-30" calcext:value-type="date">
            <text:p>11/30/22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">
          <table:table-cell table:style-name="ce1289"/>
          <table:table-cell table:style-name="ce1322" office:value-type="date" office:date-value="2022-12-11" calcext:value-type="date">
            <text:p>12/11/22</text:p>
          </table:table-cell>
          <table:table-cell table:style-name="ce1328" office:value-type="currency" office:currency="USD" office:value="454.63" calcext:value-type="currency">
            <text:p>$454.63</text:p>
          </table:table-cell>
          <table:table-cell table:style-name="ce1331" office:value-type="float" office:value="28474" calcext:value-type="float">
            <text:p>28474</text:p>
          </table:table-cell>
          <table:table-cell table:style-name="ce1322" office:value-type="date" office:date-value="2023-02-04" calcext:value-type="date">
            <text:p>02/04/23</text:p>
          </table:table-cell>
          <table:table-cell table:style-name="ce1331" table:number-columns-repeated="2"/>
          <table:table-cell table:style-name="ce1289"/>
          <table:table-cell table:style-name="ce807" table:number-columns-repeated="1016"/>
        </table:table-row>
        <table:table-row table:style-name="ro17">
          <table:table-cell table:style-name="ce1290"/>
          <table:table-cell table:style-name="ce1322" office:value-type="date" office:date-value="2022-12-23" calcext:value-type="date">
            <text:p>12/23/22</text:p>
          </table:table-cell>
          <table:table-cell table:style-name="ce1328" office:value-type="currency" office:currency="USD" office:value="545.56" calcext:value-type="currency">
            <text:p>$545.56</text:p>
          </table:table-cell>
          <table:table-cell table:style-name="ce1331" office:value-type="float" office:value="30120" calcext:value-type="float">
            <text:p>30120</text:p>
          </table:table-cell>
          <table:table-cell table:style-name="ce1322" office:value-type="date" office:date-value="2023-02-04" calcext:value-type="date">
            <text:p>02/04/23</text:p>
          </table:table-cell>
          <table:table-cell table:style-name="ce1337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338" office:value-type="string" calcext:value-type="string">
            <text:p>**In november didn’t pay for facebook commerical so I called it even. Taking as cost for that.</text:p>
          </table:table-cell>
          <table:table-cell table:style-name="ce1289"/>
          <table:table-cell table:style-name="ce807" table:number-columns-repeated="1016"/>
        </table:table-row>
        <table:table-row table:style-name="ro1">
          <table:table-cell table:style-name="ce1290"/>
          <table:table-cell table:style-name="ce1322" office:value-type="date" office:date-value="2023-02-26" calcext:value-type="date">
            <text:p>02/26/23</text:p>
          </table:table-cell>
          <table:table-cell table:style-name="ce1328" office:value-type="currency" office:currency="USD" office:value="248.26" calcext:value-type="currency">
            <text:p>$248.26</text:p>
          </table:table-cell>
          <table:table-cell table:style-name="ce1331" office:value-type="float" office:value="30489" calcext:value-type="float">
            <text:p>30489</text:p>
          </table:table-cell>
          <table:table-cell table:style-name="ce1322"/>
          <table:table-cell table:style-name="ce1331" table:number-columns-repeated="2"/>
          <table:table-cell table:style-name="ce1339"/>
          <table:table-cell table:style-name="ce807" table:number-columns-repeated="1016"/>
        </table:table-row>
        <table:table-row table:style-name="ro1" table:number-rows-repeated="7">
          <table:table-cell table:style-name="ce1290"/>
          <table:table-cell table:style-name="ce1323"/>
          <table:table-cell table:style-name="ce1328"/>
          <table:table-cell table:style-name="ce1331"/>
          <table:table-cell table:style-name="ce1322"/>
          <table:table-cell table:style-name="ce1331" table:number-columns-repeated="2"/>
          <table:table-cell table:style-name="ce1339"/>
          <table:table-cell table:style-name="ce807" table:number-columns-repeated="1016"/>
        </table:table-row>
        <table:table-row table:style-name="ro1" table:number-rows-repeated="6">
          <table:table-cell table:style-name="ce1291"/>
          <table:table-cell table:style-name="ce1324"/>
          <table:table-cell table:style-name="ce1329"/>
          <table:table-cell table:style-name="ce1332"/>
          <table:table-cell table:style-name="ce1335"/>
          <table:table-cell table:style-name="ce1332" table:number-columns-repeated="2"/>
          <table:table-cell table:style-name="ce1340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dor Checks" table:style-name="ta9" table:print="false">
        <table:table-column table:style-name="co67" table:default-cell-style-name="ce724"/>
        <table:table-column table:style-name="co45" table:default-cell-style-name="ce485"/>
        <table:table-column table:style-name="co68" table:default-cell-style-name="ce727"/>
        <table:table-column table:style-name="co69" table:default-cell-style-name="ce491"/>
        <table:table-column table:style-name="co70" table:default-cell-style-name="ce751"/>
        <table:table-column table:style-name="co71" table:default-cell-style-name="ce494"/>
        <table:table-column table:style-name="co72" table:default-cell-style-name="ce494"/>
        <table:table-column table:style-name="co73" table:default-cell-style-name="ce494"/>
        <table:table-column table:style-name="co72" table:default-cell-style-name="ce751"/>
        <table:table-column table:style-name="co2" table:number-columns-repeated="1014" table:default-cell-style-name="ce751"/>
        <table:table-column table:style-name="co2" table:default-cell-style-name="Default"/>
        <table:table-row table:style-name="ro1">
          <table:table-cell table:style-name="ce723"/>
          <table:table-cell table:style-name="ce482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  <table:table-cell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4"/>
        </table:table-row>
        <table:table-row table:style-name="ro18">
          <table:table-cell table:style-name="ce723"/>
          <table:table-cell table:style-name="ce483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2" draw:text-style-name="P3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4"/>
        </table:table-row>
        <table:table-row table:style-name="ro19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1350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3" draw:style-name="gr2" draw:text-style-name="P3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723"/>
          <table:table-cell table:style-name="ce483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4"/>
        </table:table-row>
        <table:table-row table:style-name="ro1" table:number-rows-repeated="19">
          <table:table-cell table:style-name="ce723"/>
          <table:table-cell table:style-name="ce484"/>
          <table:table-cell table:style-name="ce487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dor Sales" table:style-name="ta10" table:print="false">
        <table:table-column table:style-name="co74" table:default-cell-style-name="ce1369"/>
        <table:table-column table:style-name="co75" table:default-cell-style-name="ce1369"/>
        <table:table-column table:style-name="co76" table:default-cell-style-name="ce1389"/>
        <table:table-column table:style-name="co2" table:default-cell-style-name="ce1369"/>
        <table:table-column table:style-name="co77" table:default-cell-style-name="ce1405"/>
        <table:table-column table:style-name="co78" table:default-cell-style-name="ce1405"/>
        <table:table-column table:style-name="co23" table:default-cell-style-name="ce1405"/>
        <table:table-column table:style-name="co79" table:default-cell-style-name="ce1405"/>
        <table:table-column table:style-name="co80" table:default-cell-style-name="ce1405"/>
        <table:table-column table:style-name="co81" table:default-cell-style-name="ce1405"/>
        <table:table-column table:style-name="co82" table:default-cell-style-name="ce1405"/>
        <table:table-column table:style-name="co83" table:default-cell-style-name="ce1405"/>
        <table:table-column table:style-name="co84" table:default-cell-style-name="ce1420"/>
        <table:table-column table:style-name="co85" table:default-cell-style-name="ce1442"/>
        <table:table-column table:style-name="co86" table:default-cell-style-name="ce1446"/>
        <table:table-column table:style-name="co2" table:default-cell-style-name="ce1405"/>
        <table:table-column table:style-name="co87" table:default-cell-style-name="ce1405"/>
        <table:table-column table:style-name="co2" table:number-columns-repeated="2" table:default-cell-style-name="ce1405"/>
        <table:table-column table:style-name="co2" table:number-columns-repeated="1004" table:default-cell-style-name="ce1369"/>
        <table:table-column table:style-name="co2" table:default-cell-style-name="Default"/>
        <table:table-row table:style-name="ro20">
          <table:table-cell table:style-name="ce1363"/>
          <table:table-cell table:style-name="ce1370"/>
          <table:table-cell table:style-name="ce1380"/>
          <table:table-cell table:style-name="ce1370"/>
          <table:table-cell table:style-name="ce1396" table:number-columns-repeated="8"/>
          <table:table-cell table:style-name="ce1412"/>
          <table:table-cell table:style-name="ce1421"/>
          <table:table-cell table:style-name="ce1443"/>
          <table:table-cell table:style-name="ce1396" table:number-columns-repeated="4"/>
          <table:table-cell table:style-name="ce1370" table:number-columns-repeated="3"/>
          <table:table-cell table:style-name="ce1470" table:number-columns-repeated="1001"/>
          <table:table-cell/>
        </table:table-row>
        <table:table-row table:style-name="ro1">
          <table:table-cell table:style-name="ce1364"/>
          <table:table-cell table:style-name="ce1371" office:value-type="string" calcext:value-type="string">
            <text:p>Date</text:p>
          </table:table-cell>
          <table:table-cell table:style-name="ce1381" office:value-type="string" calcext:value-type="string">
            <text:p>Qty</text:p>
          </table:table-cell>
          <table:table-cell table:style-name="ce1390" office:value-type="string" calcext:value-type="string">
            <text:p>Description</text:p>
          </table:table-cell>
          <table:table-cell table:style-name="ce1397" office:value-type="string" calcext:value-type="string">
            <text:p>Donna</text:p>
          </table:table-cell>
          <table:table-cell table:style-name="ce1397" office:value-type="string" calcext:value-type="string">
            <text:p>After Sale- Donna</text:p>
          </table:table-cell>
          <table:table-cell table:style-name="ce1397" office:value-type="string" calcext:value-type="string">
            <text:p>Donna Total Sales</text:p>
          </table:table-cell>
          <table:table-cell table:style-name="ce1397" office:value-type="string" calcext:value-type="string">
            <text:p>Totaled- Donna</text:p>
          </table:table-cell>
          <table:table-cell table:style-name="ce1397" office:value-type="string" calcext:value-type="string">
            <text:p>Christine</text:p>
          </table:table-cell>
          <table:table-cell table:style-name="ce1397" office:value-type="string" calcext:value-type="string">
            <text:p>After Sale – Christine</text:p>
          </table:table-cell>
          <table:table-cell table:style-name="ce1397" office:value-type="string" calcext:value-type="string">
            <text:p>Christine Total Amt</text:p>
          </table:table-cell>
          <table:table-cell table:style-name="ce1397" office:value-type="string" calcext:value-type="string">
            <text:p>Totaled – Christine</text:p>
          </table:table-cell>
          <table:table-cell table:style-name="ce1413" office:value-type="string" calcext:value-type="string">
            <text:p>Ck Amt.</text:p>
          </table:table-cell>
          <table:table-cell table:style-name="ce1422" office:value-type="string" calcext:value-type="string">
            <text:p>Ck #</text:p>
          </table:table-cell>
          <table:table-cell table:style-name="ce1371" office:value-type="string" calcext:value-type="string">
            <text:p>date pd.</text:p>
          </table:table-cell>
          <table:table-cell table:style-name="ce1397"/>
          <table:table-cell table:style-name="ce1447" table:number-columns-repeated="3"/>
          <table:table-cell table:style-name="ce1467" table:number-columns-repeated="1004"/>
          <table:table-cell/>
        </table:table-row>
        <table:table-row table:style-name="ro1">
          <table:table-cell table:style-name="ce1365"/>
          <table:table-cell table:style-name="ce1372" office:value-type="date" office:date-value="2022-02-12" calcext:value-type="date">
            <text:p>02/12/22</text:p>
          </table:table-cell>
          <table:table-cell table:style-name="ce1382" office:value-type="float" office:value="1" calcext:value-type="float">
            <text:p>1</text:p>
          </table:table-cell>
          <table:table-cell table:style-name="ce1382" office:value-type="string" calcext:value-type="string">
            <text:p>Rose Metal Hanger</text:p>
          </table:table-cell>
          <table:table-cell table:style-name="ce1398" office:value-type="currency" office:currency="USD" office:value="6" calcext:value-type="currency">
            <text:p>$6.00</text:p>
          </table:table-cell>
          <table:table-cell table:style-name="ce1398"/>
          <table:table-cell table:style-name="ce1397" table:formula="of:=IF([.F3];[.F3];[.E3])" office:value-type="currency" office:currency="USD" office:value="6" calcext:value-type="currency">
            <text:p>$6.00</text:p>
          </table:table-cell>
          <table:table-cell table:style-name="ce1400"/>
          <table:table-cell table:style-name="ce1398" table:number-columns-repeated="2"/>
          <table:table-cell table:style-name="ce1400" table:formula="of:=IF([.J3];[.J3];[.I3])" office:value-type="currency" office:currency="USD" office:value="0" calcext:value-type="currency">
            <text:p>$0.00</text:p>
          </table:table-cell>
          <table:table-cell table:style-name="ce1400"/>
          <table:table-cell table:style-name="ce1414"/>
          <table:table-cell table:style-name="ce1423" office:value-type="string" calcext:value-type="string">
            <text:p>ck 1012</text:p>
          </table:table-cell>
          <table:table-cell table:style-name="ce1372" office:value-type="date" office:date-value="2022-03-20" calcext:value-type="date">
            <text:p>03/20/22</text:p>
          </table:table-cell>
          <table:table-cell table:style-name="ce1382"/>
          <table:table-cell table:style-name="ce1449" table:number-columns-repeated="1007"/>
          <table:table-cell/>
        </table:table-row>
        <table:table-row table:style-name="ro1">
          <table:table-cell table:style-name="ce1366"/>
          <table:table-cell table:style-name="ce1373" office:value-type="date" office:date-value="2022-02-12" calcext:value-type="date">
            <text:p>02/12/22</text:p>
          </table:table-cell>
          <table:table-cell table:style-name="ce1383" office:value-type="string" calcext:value-type="string">
            <text:p>1</text:p>
          </table:table-cell>
          <table:table-cell table:style-name="ce1391" office:value-type="string" calcext:value-type="string">
            <text:p>Magnet</text:p>
          </table:table-cell>
          <table:table-cell table:style-name="ce1399" office:value-type="currency" office:currency="USD" office:value="8" calcext:value-type="currency">
            <text:p>$8.00</text:p>
          </table:table-cell>
          <table:table-cell table:style-name="ce1399"/>
          <table:table-cell table:style-name="ce1397" table:formula="of:=IF([.F4];[.F4];[.E4])" office:value-type="currency" office:currency="USD" office:value="8" calcext:value-type="currency">
            <text:p>$8.00</text:p>
          </table:table-cell>
          <table:table-cell table:style-name="ce1399" table:number-columns-repeated="3"/>
          <table:table-cell table:style-name="ce1400" table:formula="of:=IF([.J4];[.J4];[.I4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24" office:value-type="string" calcext:value-type="string">
            <text:p>ck 1012</text:p>
          </table:table-cell>
          <table:table-cell table:style-name="ce1444" office:value-type="date" office:date-value="2022-03-20" calcext:value-type="date">
            <text:p>03/20/22</text:p>
          </table:table-cell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2-24" calcext:value-type="date">
            <text:p>02/24/22</text:p>
          </table:table-cell>
          <table:table-cell table:style-name="ce1384" office:value-type="string" calcext:value-type="string">
            <text:p>1</text:p>
          </table:table-cell>
          <table:table-cell table:style-name="ce1392" office:value-type="string" calcext:value-type="string">
            <text:p>DA-Keychain</text:p>
          </table:table-cell>
          <table:table-cell table:style-name="ce1400" office:value-type="currency" office:currency="USD" office:value="6.5" calcext:value-type="currency">
            <text:p>$6.50</text:p>
          </table:table-cell>
          <table:table-cell table:style-name="ce1400"/>
          <table:table-cell table:style-name="ce1397" table:formula="of:=IF([.F5];[.F5];[.E5])" office:value-type="currency" office:currency="USD" office:value="6.5" calcext:value-type="currency">
            <text:p>$6.50</text:p>
          </table:table-cell>
          <table:table-cell table:style-name="ce1400" table:number-columns-repeated="3"/>
          <table:table-cell table:style-name="ce1400" table:formula="of:=IF([.J5];[.J5];[.I5])" office:value-type="currency" office:currency="USD" office:value="0" calcext:value-type="currency">
            <text:p>$0.00</text:p>
          </table:table-cell>
          <table:table-cell table:style-name="ce1400"/>
          <table:table-cell table:style-name="ce1413"/>
          <table:table-cell table:style-name="ce1435"/>
          <table:table-cell table:style-name="ce1388" table:number-columns-repeated="2"/>
          <table:table-cell table:number-columns-repeated="1008"/>
        </table:table-row>
        <table:table-row table:style-name="ro21">
          <table:table-cell table:style-name="ce1367"/>
          <table:table-cell table:style-name="ce1375"/>
          <table:table-cell table:style-name="ce1385"/>
          <table:table-cell table:style-name="ce1393"/>
          <table:table-cell table:style-name="ce1401"/>
          <table:table-cell table:style-name="ce1406"/>
          <table:table-cell table:style-name="ce1397" table:formula="of:=IF([.F6];[.F6];[.E6])" office:value-type="currency" office:currency="USD" office:value="0" calcext:value-type="currency">
            <text:p>$0.00</text:p>
          </table:table-cell>
          <table:table-cell table:style-name="ce1408" office:value-type="currency" office:currency="USD" office:value="43" calcext:value-type="currency">
            <text:p>$43.00</text:p>
          </table:table-cell>
          <table:table-cell table:style-name="ce1401" table:number-columns-repeated="2"/>
          <table:table-cell table:style-name="ce1399" table:formula="of:=IF([.J6];[.J6];[.I6])" office:value-type="currency" office:currency="USD" office:value="0" calcext:value-type="currency">
            <text:p>$0.00</text:p>
          </table:table-cell>
          <table:table-cell table:style-name="ce1399"/>
          <table:table-cell table:style-name="ce1408" office:value-type="currency" office:currency="USD" office:value="43" calcext:value-type="currency">
            <text:p>$43.00</text:p>
          </table:table-cell>
          <table:table-cell table:style-name="ce1436" office:value-type="string" calcext:value-type="string">
            <text:p>Ck 1012</text:p>
          </table:table-cell>
          <table:table-cell table:style-name="ce1445" office:value-type="date" office:date-value="2022-03-20" calcext:value-type="date">
            <text:p>03/20/22</text:p>
          </table:table-cell>
          <table:table-cell table:style-name="ce1399" office:value-type="string" calcext:value-type="string">
            <text:p>* some sales carried over from previous year</text:p>
          </table:table-cell>
          <table:table-cell table:style-name="ce1463" table:number-columns-repeated="3"/>
          <table:table-cell table:style-name="ce1468" table:number-columns-repeated="1004"/>
          <table:table-cell/>
        </table:table-row>
        <table:table-row table:style-name="ro22">
          <table:table-cell table:style-name="ce1366"/>
          <table:table-cell table:style-name="ce1374" office:value-type="date" office:date-value="2022-03-18" calcext:value-type="date">
            <text:p>03/18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kitty angel</text:p>
          </table:table-cell>
          <table:table-cell table:style-name="ce1400" office:value-type="currency" office:currency="USD" office:value="15" calcext:value-type="currency">
            <text:p>$15.00</text:p>
          </table:table-cell>
          <table:table-cell table:style-name="ce1400" office:value-type="currency" office:currency="USD" office:value="12" calcext:value-type="currency">
            <text:p>$12.00</text:p>
          </table:table-cell>
          <table:table-cell table:style-name="ce1397" table:formula="of:=IF([.F7];[.F7];[.E7])" office:value-type="currency" office:currency="USD" office:value="12" calcext:value-type="currency">
            <text:p>$12.00</text:p>
          </table:table-cell>
          <table:table-cell table:style-name="ce1400" table:number-columns-repeated="3"/>
          <table:table-cell table:style-name="ce1400" table:formula="of:=IF([.J7];[.J7];[.I7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3-18" calcext:value-type="date">
            <text:p>03/18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Canvas</text:p>
          </table:table-cell>
          <table:table-cell table:style-name="ce1400" office:value-type="currency" office:currency="USD" office:value="75" calcext:value-type="currency">
            <text:p>$75.00</text:p>
          </table:table-cell>
          <table:table-cell table:style-name="ce1400" office:value-type="currency" office:currency="USD" office:value="60" calcext:value-type="currency">
            <text:p>$60.00</text:p>
          </table:table-cell>
          <table:table-cell table:style-name="ce1397" table:formula="of:=IF([.F8];[.F8];[.E8])" office:value-type="currency" office:currency="USD" office:value="60" calcext:value-type="currency">
            <text:p>$60.00</text:p>
          </table:table-cell>
          <table:table-cell table:style-name="ce1400" table:number-columns-repeated="3"/>
          <table:table-cell table:style-name="ce1400" table:formula="of:=IF([.J8];[.J8];[.I8])" office:value-type="currency" office:currency="USD" office:value="0" calcext:value-type="currency">
            <text:p>$0.00</text:p>
          </table:table-cell>
          <table:table-cell table:style-name="ce1400"/>
          <table:table-cell table:style-name="ce1413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3-19" calcext:value-type="date">
            <text:p>03/19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 card*</text:p>
          </table:table-cell>
          <table:table-cell table:style-name="ce1400" table:number-columns-repeated="2"/>
          <table:table-cell table:style-name="ce1397" table:formula="of:=IF([.F9];[.F9];[.E9])" office:value-type="currency" office:currency="USD" office:value="0" calcext:value-type="currency">
            <text:p>$0.00</text:p>
          </table:table-cell>
          <table:table-cell table:style-name="ce1400"/>
          <table:table-cell table:style-name="ce1400" office:value-type="currency" office:currency="USD" office:value="3.25" calcext:value-type="currency">
            <text:p>$3.25</text:p>
          </table:table-cell>
          <table:table-cell table:style-name="ce1400"/>
          <table:table-cell table:style-name="ce1400" table:formula="of:=IF([.J9];[.J9];[.I9])" office:value-type="currency" office:currency="USD" office:value="3.25" calcext:value-type="currency">
            <text:p>$3.25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 office:value-type="string" calcext:value-type="string">
            <text:p>*I purchased cards</text:p>
          </table:table-cell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4-15" calcext:value-type="date">
            <text:p>04/1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ramed Fairy</text:p>
          </table:table-cell>
          <table:table-cell table:style-name="ce1400" office:value-type="currency" office:currency="USD" office:value="22" calcext:value-type="currency">
            <text:p>$22.00</text:p>
          </table:table-cell>
          <table:table-cell table:style-name="ce1400" office:value-type="currency" office:currency="USD" office:value="19.8" calcext:value-type="currency">
            <text:p>$19.80</text:p>
          </table:table-cell>
          <table:table-cell table:style-name="ce1397" table:formula="of:=IF([.F10];[.F10];[.E10])" office:value-type="currency" office:currency="USD" office:value="19.8" calcext:value-type="currency">
            <text:p>$19.80</text:p>
          </table:table-cell>
          <table:table-cell table:style-name="ce1400" table:number-columns-repeated="3"/>
          <table:table-cell table:style-name="ce1400" table:formula="of:=IF([.J10];[.J10];[.I1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6-12" calcext:value-type="date">
            <text:p>06/12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Fox</text:p>
          </table:table-cell>
          <table:table-cell table:style-name="ce1400" office:value-type="currency" office:currency="USD" office:value="10" calcext:value-type="currency">
            <text:p>$10.00</text:p>
          </table:table-cell>
          <table:table-cell table:style-name="ce1400"/>
          <table:table-cell table:style-name="ce1397" table:formula="of:=IF([.F11];[.F11];[.E11])" office:value-type="currency" office:currency="USD" office:value="10" calcext:value-type="currency">
            <text:p>$10.00</text:p>
          </table:table-cell>
          <table:table-cell table:style-name="ce1400" table:number-columns-repeated="3"/>
          <table:table-cell table:style-name="ce1400" table:formula="of:=IF([.J11];[.J11];[.I1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6-25" calcext:value-type="date">
            <text:p>06/2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Mermaid Pillow</text:p>
          </table:table-cell>
          <table:table-cell table:style-name="ce1400" office:value-type="currency" office:currency="USD" office:value="32" calcext:value-type="currency">
            <text:p>$32.00</text:p>
          </table:table-cell>
          <table:table-cell table:style-name="ce1400"/>
          <table:table-cell table:style-name="ce1397" table:formula="of:=IF([.F12];[.F12];[.E12])" office:value-type="currency" office:currency="USD" office:value="32" calcext:value-type="currency">
            <text:p>$32.00</text:p>
          </table:table-cell>
          <table:table-cell table:style-name="ce1400" table:number-columns-repeated="3"/>
          <table:table-cell table:style-name="ce1400" table:formula="of:=IF([.J12];[.J12];[.I12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07-24" calcext:value-type="date">
            <text:p>07/24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Wallet</text:p>
          </table:table-cell>
          <table:table-cell table:style-name="ce1400" office:value-type="currency" office:currency="USD" office:value="25" calcext:value-type="currency">
            <text:p>$25.00</text:p>
          </table:table-cell>
          <table:table-cell table:style-name="ce1400"/>
          <table:table-cell table:style-name="ce1397" table:formula="of:=IF([.F13];[.F13];[.E13])" office:value-type="currency" office:currency="USD" office:value="25" calcext:value-type="currency">
            <text:p>$25.00</text:p>
          </table:table-cell>
          <table:table-cell table:style-name="ce1400" table:number-columns-repeated="3"/>
          <table:table-cell table:style-name="ce1400" table:formula="of:=IF([.J13];[.J13];[.I13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6" office:value-type="date" office:date-value="2022-07-29" calcext:value-type="date">
            <text:p>07/29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D.A. Card</text:p>
          </table:table-cell>
          <table:table-cell table:style-name="ce1402" office:value-type="currency" office:currency="USD" office:value="3.5" calcext:value-type="currency">
            <text:p>$3.50</text:p>
          </table:table-cell>
          <table:table-cell table:style-name="ce1402" office:value-type="currency" office:currency="USD" office:value="3.15" calcext:value-type="currency">
            <text:p>$3.15</text:p>
          </table:table-cell>
          <table:table-cell table:style-name="ce1397" table:formula="of:=IF([.F14];[.F14];[.E14])" office:value-type="currency" office:currency="USD" office:value="3.15" calcext:value-type="currency">
            <text:p>$3.15</text:p>
          </table:table-cell>
          <table:table-cell table:style-name="ce1402" table:number-columns-repeated="3"/>
          <table:table-cell table:style-name="ce1400" table:formula="of:=IF([.J14];[.J14];[.I14])" office:value-type="currency" office:currency="USD" office:value="0" calcext:value-type="currency">
            <text:p>$0.00</text:p>
          </table:table-cell>
          <table:table-cell table:style-name="ce1400"/>
          <table:table-cell table:style-name="ce1416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6" office:value-type="date" office:date-value="2022-07-29" calcext:value-type="date">
            <text:p>07/29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CM card*</text:p>
          </table:table-cell>
          <table:table-cell table:style-name="ce1403"/>
          <table:table-cell table:style-name="ce1388"/>
          <table:table-cell table:style-name="ce1397" table:formula="of:=IF([.F15];[.F15];[.E15])" office:value-type="currency" office:currency="USD" office:value="0" calcext:value-type="currency">
            <text:p>$0.00</text:p>
          </table:table-cell>
          <table:table-cell table:style-name="ce1402"/>
          <table:table-cell table:style-name="ce1402" office:value-type="currency" office:currency="USD" office:value="3.25" calcext:value-type="currency">
            <text:p>$3.25</text:p>
          </table:table-cell>
          <table:table-cell table:style-name="ce1402" office:value-type="currency" office:currency="USD" office:value="2.93" calcext:value-type="currency">
            <text:p>$2.93</text:p>
          </table:table-cell>
          <table:table-cell table:style-name="ce1400" table:formula="of:=IF([.J15];[.J15];[.I15])" office:value-type="currency" office:currency="USD" office:value="2.93" calcext:value-type="currency">
            <text:p>$2.93</text:p>
          </table:table-cell>
          <table:table-cell table:style-name="ce1400"/>
          <table:table-cell table:style-name="ce1416"/>
          <table:table-cell table:style-name="ce1439"/>
          <table:table-cell table:style-name="ce1374"/>
          <table:table-cell table:style-name="ce1400" office:value-type="string" calcext:value-type="string">
            <text:p>* I purchased cards</text:p>
          </table:table-cell>
          <table:table-cell table:number-columns-repeated="1008"/>
        </table:table-row>
        <table:table-row table:style-name="ro1">
          <table:table-cell table:style-name="ce1366"/>
          <table:table-cell table:style-name="ce1376" office:value-type="date" office:date-value="2022-08-04" calcext:value-type="date">
            <text:p>08/04/22</text:p>
          </table:table-cell>
          <table:table-cell table:style-name="ce1386" office:value-type="float" office:value="1" calcext:value-type="float">
            <text:p>1</text:p>
          </table:table-cell>
          <table:table-cell table:style-name="ce1394" office:value-type="string" calcext:value-type="string">
            <text:p>D.A Angel Ornament</text:p>
          </table:table-cell>
          <table:table-cell table:style-name="ce1402" office:value-type="currency" office:currency="USD" office:value="10" calcext:value-type="currency">
            <text:p>$10.00</text:p>
          </table:table-cell>
          <table:table-cell table:style-name="ce1402"/>
          <table:table-cell table:style-name="ce1397" table:formula="of:=IF([.F16];[.F16];[.E16])" office:value-type="currency" office:currency="USD" office:value="10" calcext:value-type="currency">
            <text:p>$10.00</text:p>
          </table:table-cell>
          <table:table-cell table:style-name="ce1402" table:number-columns-repeated="3"/>
          <table:table-cell table:style-name="ce1400" table:formula="of:=IF([.J16];[.J16];[.I16])" office:value-type="currency" office:currency="USD" office:value="0" calcext:value-type="currency">
            <text:p>$0.00</text:p>
          </table:table-cell>
          <table:table-cell table:style-name="ce1400"/>
          <table:table-cell table:style-name="ce1417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/>
          <table:table-cell table:style-name="ce1407"/>
          <table:table-cell table:style-name="ce1397" table:formula="of:=IF([.F17];[.F17];[.E17])" office:value-type="currency" office:currency="USD" office:value="0" calcext:value-type="currency">
            <text:p>$0.00</text:p>
          </table:table-cell>
          <table:table-cell table:style-name="ce1409" office:value-type="currency" office:currency="USD" office:value="171.95" calcext:value-type="currency">
            <text:p>$171.95</text:p>
          </table:table-cell>
          <table:table-cell table:style-name="ce1400" table:number-columns-repeated="2"/>
          <table:table-cell table:style-name="ce1400" table:formula="of:=IF([.J17];[.J17];[.I17])" office:value-type="currency" office:currency="USD" office:value="0" calcext:value-type="currency">
            <text:p>$0.00</text:p>
          </table:table-cell>
          <table:table-cell table:style-name="ce1400"/>
          <table:table-cell table:style-name="ce1418" office:value-type="currency" office:currency="USD" office:value="171.95" calcext:value-type="currency">
            <text:p>$171.95</text:p>
          </table:table-cell>
          <table:table-cell table:style-name="ce1440" office:value-type="float" office:value="1042" calcext:value-type="float">
            <text:p>1042</text:p>
          </table:table-cell>
          <table:table-cell table:style-name="ce1445" office:value-type="date" office:date-value="2022-08-27" calcext:value-type="date">
            <text:p>08/27/22</text:p>
          </table:table-cell>
          <table:table-cell table:style-name="ce1400"/>
          <table:table-cell table:number-columns-repeated="1008"/>
        </table:table-row>
        <table:table-row table:style-name="ro1">
          <table:table-cell table:style-name="ce1368"/>
          <table:table-cell table:style-name="ce1378" office:value-type="date" office:date-value="2022-07-21" calcext:value-type="date">
            <text:p>07/21/22</text:p>
          </table:table-cell>
          <table:table-cell table:style-name="ce1387" office:value-type="string" calcext:value-type="string">
            <text:p>1</text:p>
          </table:table-cell>
          <table:table-cell table:style-name="ce1395" office:value-type="string" calcext:value-type="string">
            <text:p>Day Dreamer</text:p>
          </table:table-cell>
          <table:table-cell table:style-name="ce1404" office:value-type="currency" office:currency="USD" office:value="18" calcext:value-type="currency">
            <text:p>$18.00</text:p>
          </table:table-cell>
          <table:table-cell table:style-name="ce1404" office:value-type="currency" office:currency="USD" office:value="14.4" calcext:value-type="currency">
            <text:p>$14.40</text:p>
          </table:table-cell>
          <table:table-cell table:style-name="ce1397" table:formula="of:=IF([.F18];[.F18];[.E18])" office:value-type="currency" office:currency="USD" office:value="14.4" calcext:value-type="currency">
            <text:p>$14.40</text:p>
          </table:table-cell>
          <table:table-cell table:style-name="ce1404" table:number-columns-repeated="3"/>
          <table:table-cell table:style-name="ce1400" table:formula="of:=IF([.J18];[.J18];[.I18])" office:value-type="currency" office:currency="USD" office:value="0" calcext:value-type="currency">
            <text:p>$0.00</text:p>
          </table:table-cell>
          <table:table-cell table:style-name="ce1400"/>
          <table:table-cell table:style-name="ce1419"/>
          <table:table-cell table:style-name="ce1441"/>
          <table:table-cell table:style-name="ce1378"/>
          <table:table-cell table:style-name="ce1404" office:value-type="string" calcext:value-type="string">
            <text:p>* wasnt sure whos print not paid out.</text:p>
          </table:table-cell>
          <table:table-cell table:style-name="ce1464" table:number-columns-repeated="3"/>
          <table:table-cell table:style-name="ce1469" table:number-columns-repeated="1004"/>
          <table:table-cell/>
        </table:table-row>
        <table:table-row table:style-name="ro1">
          <table:table-cell table:style-name="ce1111"/>
          <table:table-cell table:style-name="ce1379" office:value-type="date" office:date-value="2022-09-04" calcext:value-type="date">
            <text:p>09/04/22</text:p>
          </table:table-cell>
          <table:table-cell table:style-name="ce1388" office:value-type="float" office:value="1" calcext:value-type="float">
            <text:p>1</text:p>
          </table:table-cell>
          <table:table-cell table:style-name="ce1388" office:value-type="string" calcext:value-type="string">
            <text:p>Card-DA</text:p>
          </table:table-cell>
          <table:table-cell table:style-name="ce1403" office:value-type="currency" office:currency="USD" office:value="3.5" calcext:value-type="currency">
            <text:p>$3.50</text:p>
          </table:table-cell>
          <table:table-cell table:style-name="ce1388"/>
          <table:table-cell table:style-name="ce1397" table:formula="of:=IF([.F19];[.F19];[.E19])" office:value-type="currency" office:currency="USD" office:value="3.5" calcext:value-type="currency">
            <text:p>$3.50</text:p>
          </table:table-cell>
          <table:table-cell table:style-name="ce1410"/>
          <table:table-cell table:style-name="ce1388" table:number-columns-repeated="2"/>
          <table:table-cell table:style-name="ce1400" table:formula="of:=IF([.J19];[.J19];[.I19])" office:value-type="currency" office:currency="USD" office:value="0" calcext:value-type="currency">
            <text:p>$0.00</text:p>
          </table:table-cell>
          <table:table-cell table:style-name="ce1400"/>
          <table:table-cell table:style-name="ce1388" table:number-columns-repeated="4"/>
          <table:table-cell table:style-name="ce1111" table:number-columns-repeated="1007"/>
          <table:table-cell/>
        </table:table-row>
        <table:table-row table:style-name="ro1">
          <table:table-cell table:style-name="ce1366"/>
          <table:table-cell table:style-name="ce1374" office:value-type="date" office:date-value="2022-09-25" calcext:value-type="date">
            <text:p>09/2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ern</text:p>
          </table:table-cell>
          <table:table-cell table:style-name="ce1403" office:value-type="currency" office:currency="USD" office:value="22" calcext:value-type="currency">
            <text:p>$22.00</text:p>
          </table:table-cell>
          <table:table-cell table:style-name="ce1388"/>
          <table:table-cell table:style-name="ce1397" table:formula="of:=IF([.F20];[.F20];[.E20])" office:value-type="currency" office:currency="USD" office:value="22" calcext:value-type="currency">
            <text:p>$22.00</text:p>
          </table:table-cell>
          <table:table-cell table:style-name="ce1400" table:number-columns-repeated="3"/>
          <table:table-cell table:style-name="ce1400" table:formula="of:=IF([.J20];[.J20];[.I2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10-15" calcext:value-type="date">
            <text:p>10/1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-Card*</text:p>
          </table:table-cell>
          <table:table-cell table:style-name="ce1400" table:number-columns-repeated="2"/>
          <table:table-cell table:style-name="ce1397"/>
          <table:table-cell table:style-name="ce1400" table:number-columns-repeated="3"/>
          <table:table-cell table:style-name="ce1400" table:formula="of:=IF([.J21];[.J21];[.I2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 office:value-type="string" calcext:value-type="string">
            <text:p>*Owned Item </text:p>
          </table:table-cell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11-05" calcext:value-type="date">
            <text:p>11/05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CM – Print- Bear Clan</text:p>
          </table:table-cell>
          <table:table-cell table:style-name="ce1400" table:number-columns-repeated="2"/>
          <table:table-cell table:style-name="ce1397"/>
          <table:table-cell table:style-name="ce1400"/>
          <table:table-cell table:style-name="ce1400" office:value-type="currency" office:currency="USD" office:value="35" calcext:value-type="currency">
            <text:p>$35.00</text:p>
          </table:table-cell>
          <table:table-cell table:style-name="ce1400" office:value-type="currency" office:currency="USD" office:value="28" calcext:value-type="currency">
            <text:p>$28.00</text:p>
          </table:table-cell>
          <table:table-cell table:style-name="ce1400" table:formula="of:=IF([.J22];[.J22];[.I22])" office:value-type="currency" office:currency="USD" office:value="28" calcext:value-type="currency">
            <text:p>$28.00</text:p>
          </table:table-cell>
          <table:table-cell table:style-name="ce1411" office:value-type="currency" office:currency="USD" office:value="28" calcext:value-type="currency">
            <text:p>$28.00</text:p>
          </table:table-cell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11-04" calcext:value-type="date">
            <text:p>11/04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Fairy in Archway</text:p>
          </table:table-cell>
          <table:table-cell table:style-name="ce1400" office:value-type="currency" office:currency="USD" office:value="18" calcext:value-type="currency">
            <text:p>$18.00</text:p>
          </table:table-cell>
          <table:table-cell table:style-name="ce1400" office:value-type="currency" office:currency="USD" office:value="14.4" calcext:value-type="currency">
            <text:p>$14.40</text:p>
          </table:table-cell>
          <table:table-cell table:style-name="ce1397" table:formula="of:=IF([.F23];[.F23];[.E23])" office:value-type="currency" office:currency="USD" office:value="14.4" calcext:value-type="currency">
            <text:p>$14.40</text:p>
          </table:table-cell>
          <table:table-cell table:style-name="ce1400" table:number-columns-repeated="3"/>
          <table:table-cell table:style-name="ce1400" table:formula="of:=IF([.J23];[.J23];[.I23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11-27" calcext:value-type="date">
            <text:p>11/27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BoHo Bag</text:p>
          </table:table-cell>
          <table:table-cell table:style-name="ce1400" office:value-type="currency" office:currency="USD" office:value="28.5" calcext:value-type="currency">
            <text:p>$28.50</text:p>
          </table:table-cell>
          <table:table-cell table:style-name="ce1400"/>
          <table:table-cell table:style-name="ce1397" table:formula="of:=IF([.F24];[.F24];[.E24])" office:value-type="currency" office:currency="USD" office:value="28.5" calcext:value-type="currency">
            <text:p>$28.50</text:p>
          </table:table-cell>
          <table:table-cell table:style-name="ce1400" table:number-columns-repeated="3"/>
          <table:table-cell table:style-name="ce1400" table:formula="of:=IF([.J24];[.J24];[.I24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4" office:value-type="date" office:date-value="2022-12-19" calcext:value-type="date">
            <text:p>12/19/22</text:p>
          </table:table-cell>
          <table:table-cell table:style-name="ce1384" office:value-type="string" calcext:value-type="string">
            <text:p>1</text:p>
          </table:table-cell>
          <table:table-cell table:style-name="ce1377" office:value-type="string" calcext:value-type="string">
            <text:p>BoHo Bag</text:p>
          </table:table-cell>
          <table:table-cell table:style-name="ce1400" office:value-type="currency" office:currency="USD" office:value="28.5" calcext:value-type="currency">
            <text:p>$28.50</text:p>
          </table:table-cell>
          <table:table-cell table:style-name="ce1400"/>
          <table:table-cell table:style-name="ce1397" table:formula="of:=IF([.F25];[.F25];[.E25])" office:value-type="currency" office:currency="USD" office:value="28.5" calcext:value-type="currency">
            <text:p>$28.50</text:p>
          </table:table-cell>
          <table:table-cell table:style-name="ce1400" table:number-columns-repeated="3"/>
          <table:table-cell table:style-name="ce1400" table:formula="of:=IF([.J25];[.J25];[.I25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6];[.F26];[.E26])" office:value-type="currency" office:currency="USD" office:value="0" calcext:value-type="currency">
            <text:p>$0.00</text:p>
          </table:table-cell>
          <table:table-cell table:style-name="ce1411" table:formula="of:=SUM([.G18:.G25])" office:value-type="currency" office:currency="USD" office:value="111.3" calcext:value-type="currency">
            <text:p>$111.30</text:p>
          </table:table-cell>
          <table:table-cell table:style-name="ce1400" table:number-columns-repeated="2"/>
          <table:table-cell table:style-name="ce1400" table:formula="of:=IF([.J26];[.J26];[.I26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7];[.F27];[.E27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7];[.J27];[.I27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8];[.F28];[.E28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8];[.J28];[.I28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29];[.F29];[.E29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29];[.J29];[.I29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30];[.F30];[.E30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30];[.J30];[.I30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2"/>
          <table:table-cell table:style-name="ce1397" table:formula="of:=IF([.F31];[.F31];[.E31])" office:value-type="currency" office:currency="USD" office:value="0" calcext:value-type="currency">
            <text:p>$0.00</text:p>
          </table:table-cell>
          <table:table-cell table:style-name="ce1400" table:number-columns-repeated="3"/>
          <table:table-cell table:style-name="ce1400" table:formula="of:=IF([.J31];[.J31];[.I31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6"/>
          <table:table-cell table:style-name="ce1400" table:formula="of:=IF([.J32];[.J32];[.I32])" office:value-type="currency" office:currency="USD" office:value="0" calcext:value-type="currency">
            <text:p>$0.00</text:p>
          </table:table-cell>
          <table:table-cell table:style-name="ce1400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 table:number-rows-repeated="11">
          <table:table-cell table:style-name="ce1366"/>
          <table:table-cell table:style-name="ce1377"/>
          <table:table-cell table:style-name="ce1384"/>
          <table:table-cell table:style-name="ce1377"/>
          <table:table-cell table:style-name="ce1400" table:number-columns-repeated="8"/>
          <table:table-cell table:style-name="ce1415"/>
          <table:table-cell table:style-name="ce1439"/>
          <table:table-cell table:style-name="ce1374"/>
          <table:table-cell table:style-name="ce1400"/>
          <table:table-cell table:number-columns-repeated="1008"/>
        </table:table-row>
        <table:table-row table:style-name="ro1" table:number-rows-repeated="11">
          <table:table-cell table:style-name="ce1366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 in Sales" table:style-name="ta11" table:print="false">
        <table:table-column table:style-name="co88" table:default-cell-style-name="ce1474"/>
        <table:table-column table:style-name="co74" table:default-cell-style-name="ce1478"/>
        <table:table-column table:style-name="co89" table:default-cell-style-name="ce829"/>
        <table:table-column table:style-name="co90" table:default-cell-style-name="ce1111"/>
        <table:table-column table:style-name="co91" table:default-cell-style-name="ce1121"/>
        <table:table-column table:style-name="co92" table:default-cell-style-name="ce1121"/>
        <table:table-column table:style-name="co93" table:default-cell-style-name="ce1121"/>
        <table:table-column table:style-name="co94" table:default-cell-style-name="ce1486"/>
        <table:table-column table:style-name="co95" table:default-cell-style-name="ce1488"/>
        <table:table-column table:style-name="co96" table:default-cell-style-name="ce1488"/>
        <table:table-column table:style-name="co97" table:default-cell-style-name="ce1488"/>
        <table:table-column table:style-name="co98" table:default-cell-style-name="ce1490"/>
        <table:table-column table:style-name="co99" table:default-cell-style-name="ce1490"/>
        <table:table-column table:style-name="co2" table:default-cell-style-name="ce1488"/>
        <table:table-column table:style-name="co100" table:default-cell-style-name="ce1490"/>
        <table:table-column table:style-name="co2" table:number-columns-repeated="1009" table:default-cell-style-name="ce1490"/>
        <table:table-row table:style-name="ro1">
          <table:table-cell table:style-name="ce1471"/>
          <table:table-cell table:style-name="ce1475" office:value-type="string" calcext:value-type="string">
            <text:p>Date of Rpt</text:p>
          </table:table-cell>
          <table:table-cell table:style-name="ce1475" office:value-type="string" calcext:value-type="string">
            <text:p>Item Missing</text:p>
          </table:table-cell>
          <table:table-cell table:style-name="ce1475" office:value-type="string" calcext:value-type="string">
            <text:p>Item not mine</text:p>
          </table:table-cell>
          <table:table-cell table:style-name="ce1482" office:value-type="string" calcext:value-type="string">
            <text:p>Amount</text:p>
          </table:table-cell>
          <table:table-cell table:style-name="ce1482" office:value-type="string" calcext:value-type="string">
            <text:p>Paid back</text:p>
          </table:table-cell>
          <table:table-cell table:style-name="ce1482" office:value-type="string" calcext:value-type="string">
            <text:p>Paid to me</text:p>
          </table:table-cell>
          <table:table-cell table:style-name="ce1484" office:value-type="string" calcext:value-type="string">
            <text:p>date</text:p>
          </table:table-cell>
          <table:table-cell table:style-name="ce1482" office:value-type="string" calcext:value-type="string">
            <text:p>Rectified</text:p>
          </table:table-cell>
          <table:table-cell table:style-name="ce1482" table:number-columns-repeated="2"/>
          <table:table-cell table:style-name="ce1475" table:number-columns-repeated="2"/>
          <table:table-cell table:style-name="ce1482"/>
          <table:table-cell table:style-name="ce1491"/>
          <table:table-cell table:style-name="ce1494" table:number-columns-repeated="1009"/>
        </table:table-row>
        <table:table-row table:style-name="ro1">
          <table:table-cell table:style-name="ce1472"/>
          <table:table-cell table:style-name="ce1476" office:value-type="date" office:date-value="2022-03-20" calcext:value-type="date">
            <text:p>03/20/22</text:p>
          </table:table-cell>
          <table:table-cell table:style-name="ce1479"/>
          <table:table-cell table:style-name="ce1481" office:value-type="string" calcext:value-type="string">
            <text:p>Rochester Soda Bottle </text:p>
          </table:table-cell>
          <table:table-cell table:number-columns-repeated="2" table:style-name="ce1483" office:value-type="currency" office:currency="USD" office:value="12" calcext:value-type="currency">
            <text:p>$12.00</text:p>
          </table:table-cell>
          <table:table-cell table:style-name="ce1483"/>
          <table:table-cell table:style-name="ce1485" office:value-type="date" office:date-value="2022-04-22" calcext:value-type="date">
            <text:p>04/22/22</text:p>
          </table:table-cell>
          <table:table-cell table:style-name="ce1483" office:value-type="string" calcext:value-type="string">
            <text:p>4/21/22 invoice</text:p>
          </table:table-cell>
          <table:table-cell table:style-name="ce1487" table:number-columns-repeated="2"/>
          <table:table-cell table:style-name="ce1489" table:number-columns-repeated="2"/>
          <table:table-cell table:style-name="ce1487"/>
          <table:table-cell table:style-name="ce1492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91"/>
        </table:table-row>
        <table:table-row table:style-name="ro1">
          <table:table-cell table:style-name="ce1472"/>
          <table:table-cell table:style-name="ce1476" office:value-type="date" office:date-value="2002-03-24" calcext:value-type="date">
            <text:p>03/24/02</text:p>
          </table:table-cell>
          <table:table-cell table:style-name="ce1480" office:value-type="string" calcext:value-type="string">
            <text:p>Tag for Sachet but not on sales sheet</text:p>
          </table:table-cell>
          <table:table-cell table:style-name="ce1481"/>
          <table:table-cell table:style-name="ce1483" office:value-type="currency" office:currency="USD" office:value="4.5" calcext:value-type="currency">
            <text:p>$4.50</text:p>
          </table:table-cell>
          <table:table-cell table:style-name="ce1483"/>
          <table:table-cell table:style-name="ce1483" office:value-type="currency" office:currency="USD" office:value="4.5" calcext:value-type="currency">
            <text:p>$4.50</text:p>
          </table:table-cell>
          <table:table-cell table:style-name="ce1485" office:value-type="date" office:date-value="2022-04-22" calcext:value-type="date">
            <text:p>04/22/22</text:p>
          </table:table-cell>
          <table:table-cell table:style-name="ce1487" office:value-type="string" calcext:value-type="string">
            <text:p>paid back </text:p>
          </table:table-cell>
          <table:table-cell table:style-name="ce1487" table:number-columns-repeated="2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 table:number-rows-repeated="7">
          <table:table-cell table:style-name="ce1472"/>
          <table:table-cell table:style-name="ce1476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 table:number-rows-repeated="59">
          <table:table-cell table:style-name="ce1472"/>
          <table:table-cell table:style-name="ce1477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2"/>
          <table:table-cell table:number-columns-repeated="1009"/>
        </table:table-row>
        <table:table-row table:style-name="ro1">
          <table:table-cell table:style-name="ce1473"/>
          <table:table-cell table:style-name="ce1477"/>
          <table:table-cell table:style-name="ce1480"/>
          <table:table-cell table:style-name="ce1481"/>
          <table:table-cell table:style-name="ce1483" table:number-columns-repeated="3"/>
          <table:table-cell table:style-name="ce1485"/>
          <table:table-cell table:style-name="ce1487" table:number-columns-repeated="3"/>
          <table:table-cell table:style-name="ce1489" table:number-columns-repeated="2"/>
          <table:table-cell table:style-name="ce1487"/>
          <table:table-cell table:style-name="ce1493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Bought Inventory" table:style-name="ta10" table:print="false">
        <table:table-column table:style-name="co74" table:default-cell-style-name="ce1498"/>
        <table:table-column table:style-name="co75" table:default-cell-style-name="ce1498"/>
        <table:table-column table:style-name="co101" table:default-cell-style-name="ce1498"/>
        <table:table-column table:style-name="co2" table:default-cell-style-name="ce1504"/>
        <table:table-column table:style-name="co2" table:default-cell-style-name="ce1498"/>
        <table:table-column table:style-name="co102" table:default-cell-style-name="ce1512"/>
        <table:table-column table:style-name="co103" table:default-cell-style-name="ce1498"/>
        <table:table-column table:style-name="co81" table:default-cell-style-name="ce1515"/>
        <table:table-column table:style-name="co86" table:default-cell-style-name="ce1518"/>
        <table:table-column table:style-name="co86" table:default-cell-style-name="ce1515"/>
        <table:table-column table:style-name="co2" table:default-cell-style-name="ce1515"/>
        <table:table-column table:style-name="co87" table:default-cell-style-name="ce1515"/>
        <table:table-column table:style-name="co2" table:number-columns-repeated="2" table:default-cell-style-name="ce1515"/>
        <table:table-column table:style-name="co2" table:number-columns-repeated="1009" table:default-cell-style-name="ce1498"/>
        <table:table-row table:style-name="ro20">
          <table:table-cell table:style-name="ce1495"/>
          <table:table-cell table:style-name="ce1499" office:value-type="string" calcext:value-type="string">
            <text:p>Date Ordered</text:p>
          </table:table-cell>
          <table:table-cell table:style-name="ce1499" office:value-type="string" calcext:value-type="string">
            <text:p>Date Received</text:p>
          </table:table-cell>
          <table:table-cell table:style-name="ce1503" office:value-type="string" calcext:value-type="string">
            <text:p>Order #/Ref</text:p>
          </table:table-cell>
          <table:table-cell table:style-name="ce1499" office:value-type="string" calcext:value-type="string">
            <text:p>Company</text:p>
          </table:table-cell>
          <table:table-cell table:style-name="ce1510" office:value-type="string" calcext:value-type="string">
            <text:p>Company Email Site</text:p>
          </table:table-cell>
          <table:table-cell table:style-name="ce1499" office:value-type="string" calcext:value-type="string">
            <text:p>Items</text:p>
          </table:table-cell>
          <table:table-cell table:style-name="ce1514" office:value-type="string" calcext:value-type="string">
            <text:p>Net Cost</text:p>
          </table:table-cell>
          <table:table-cell table:style-name="ce1517" office:value-type="string" calcext:value-type="string">
            <text:p>Tax Credit Paid</text:p>
          </table:table-cell>
          <table:table-cell table:style-name="ce1514" office:value-type="string" calcext:value-type="string">
            <text:p>Shipping Cost</text:p>
          </table:table-cell>
          <table:table-cell table:style-name="ce1514" office:value-type="string" calcext:value-type="string">
            <text:p>Total Cost</text:p>
          </table:table-cell>
          <table:table-cell table:style-name="ce1514" office:value-type="string" calcext:value-type="string">
            <text:p>Running Investment</text:p>
          </table:table-cell>
          <table:table-cell table:style-name="ce1514" office:value-type="string" calcext:value-type="string">
            <text:p>Payment Used</text:p>
          </table:table-cell>
          <table:table-cell table:style-name="ce1514" office:value-type="string" calcext:value-type="string">
            <text:p>Receipt</text:p>
          </table:table-cell>
          <table:table-cell table:style-name="ce1499" office:value-type="string" calcext:value-type="string">
            <text:p>Notes</text:p>
          </table:table-cell>
          <table:table-cell table:style-name="ce1499" table:number-columns-repeated="2"/>
          <table:table-cell table:style-name="ce1520" table:number-columns-repeated="1006"/>
        </table:table-row>
        <table:table-row table:style-name="ro1">
          <table:table-cell table:style-name="ce1496"/>
          <table:table-cell table:style-name="ce1500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511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]++[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23">
          <table:table-cell table:style-name="ce1496"/>
          <table:table-cell table:style-name="ce1500" office:value-type="date" office:date-value="2022-03-14" calcext:value-type="date">
            <text:p>03/14/22</text:p>
          </table:table-cell>
          <table:table-cell table:style-name="ce1500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509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]++[.J3])" office:value-type="currency" office:currency="USD" office:value="81.66" calcext:value-type="currency">
            <text:p>$81.66</text:p>
          </table:table-cell>
          <table:table-cell table:formula="of:=[.L2]+[.K3]" office:value-type="currency" office:currency="USD" office:value="233.95" calcext:value-type="currency">
            <text:p>$23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496"/>
          <table:table-cell table:style-name="ce1500" office:value-type="date" office:date-value="2022-03-15" calcext:value-type="date">
            <text:p>03/15/22</text:p>
          </table:table-cell>
          <table:table-cell table:style-name="ce1500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]+[.J4])" office:value-type="currency" office:currency="USD" office:value="90" calcext:value-type="currency">
            <text:p>$90.00</text:p>
          </table:table-cell>
          <table:table-cell table:formula="of:=[.L3]+[.K4]" office:value-type="currency" office:currency="USD" office:value="323.95" calcext:value-type="currency">
            <text:p>$323.95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0" office:value-type="date" office:date-value="2022-04-04" calcext:value-type="date">
            <text:p>04/04/22</text:p>
          </table:table-cell>
          <table:table-cell table:style-name="ce1500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498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]++[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0.95" calcext:value-type="currency">
            <text:p>$810.95</text:p>
          </table:table-cell>
          <table:table-cell table:number-columns-repeated="1011"/>
        </table:table-row>
        <table:table-row table:style-name="ro1">
          <table:table-cell table:style-name="ce1496"/>
          <table:table-cell/>
          <table:table-cell table:style-name="ce1500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]++[.J6])" office:value-type="currency" office:currency="USD" office:value="30" calcext:value-type="currency">
            <text:p>$30.00</text:p>
          </table:table-cell>
          <table:table-cell table:formula="of:=[.L5]+[.K6]" office:value-type="currency" office:currency="USD" office:value="840.95" calcext:value-type="currency">
            <text:p>$840.95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96"/>
          <table:table-cell/>
          <table:table-cell table:style-name="ce1500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]++[.J7])" office:value-type="currency" office:currency="USD" office:value="225" calcext:value-type="currency">
            <text:p>$225.00</text:p>
          </table:table-cell>
          <table:table-cell table:formula="of:=[.L6]+[.K7]" office:value-type="currency" office:currency="USD" office:value="1065.95" calcext:value-type="currency">
            <text:p>$1,065.95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0" office:value-type="date" office:date-value="2022-07-21" calcext:value-type="date">
            <text:p>07/21/22</text:p>
          </table:table-cell>
          <table:table-cell table:style-name="ce1500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086.95" calcext:value-type="currency">
            <text:p>$1,086.95</text:p>
          </table:table-cell>
          <table:table-cell table:style-name="ce1505" office:value-type="string" calcext:value-type="string">
            <text:p>Apple Card</text:p>
          </table:table-cell>
          <table:table-cell table:number-columns-repeated="1010"/>
        </table:table-row>
        <table:table-row table:style-name="ro24">
          <table:table-cell table:style-name="ce1496"/>
          <table:table-cell table:style-name="ce1500" office:value-type="date" office:date-value="2022-08-11" calcext:value-type="date">
            <text:p>08/11/22</text:p>
          </table:table-cell>
          <table:table-cell table:style-name="ce1500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]++[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00.95" calcext:value-type="currency">
            <text:p>$1,200.95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office:value-type="string" calcext:value-type="string">
            <text:p>* problem – paid through venmo by card we don’t have any idea what it is . Never received bill to pay it</text:p>
          </table:table-cell>
          <table:table-cell table:number-columns-repeated="1008"/>
        </table:table-row>
        <table:table-row table:style-name="ro1">
          <table:table-cell table:style-name="ce1496"/>
          <table:table-cell table:style-name="ce1501" office:value-type="date" office:date-value="2022-09-09" calcext:value-type="date">
            <text:p>09/09/22</text:p>
          </table:table-cell>
          <table:table-cell table:style-name="ce1502"/>
          <table:table-cell table:style-name="ce1505" office:value-type="float" office:value="10390" calcext:value-type="float">
            <text:p>10390</text:p>
          </table:table-cell>
          <table:table-cell table:style-name="ce1505" office:value-type="string" calcext:value-type="string">
            <text:p>Sarah Edmonds</text:p>
          </table:table-cell>
          <table:table-cell table:style-name="ce1513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505" office:value-type="string" calcext:value-type="string">
            <text:p>Pun Mugs</text:p>
          </table:table-cell>
          <table:table-cell table:style-name="ce1516" office:value-type="currency" office:currency="USD" office:value="159.39" calcext:value-type="currency">
            <text:p>$159.39</text:p>
          </table:table-cell>
          <table:table-cell table:style-name="ce1519"/>
          <table:table-cell table:style-name="ce1516" office:value-type="currency" office:currency="USD" office:value="59.06" calcext:value-type="currency">
            <text:p>$59.06</text:p>
          </table:table-cell>
          <table:table-cell table:formula="of:=SUM([.H10]++[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19.4" calcext:value-type="currency">
            <text:p>$1,419.40</text:p>
          </table:table-cell>
          <table:table-cell table:style-name="ce1505" office:value-type="string" calcext:value-type="string">
            <text:p>Apple Card</text:p>
          </table:table-cell>
          <table:table-cell table:style-name="ce1497" table:number-columns-repeated="1010"/>
        </table:table-row>
        <table:table-row table:style-name="ro1">
          <table:table-cell table:style-name="ce1497"/>
          <table:table-cell table:style-name="ce1500" office:value-type="date" office:date-value="2022-09-01" calcext:value-type="date">
            <text:p>09/01/22</text:p>
          </table:table-cell>
          <table:table-cell/>
          <table:table-cell table:style-name="ce1506" office:value-type="float" office:value="475656" calcext:value-type="float">
            <text:p>475656</text:p>
          </table:table-cell>
          <table:table-cell table:style-name="ce1509" office:value-type="string" calcext:value-type="string">
            <text:p>Soul Flower</text:p>
          </table:table-cell>
          <table:table-cell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]+[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687" calcext:value-type="currency">
            <text:p>$1,687.0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09-09" calcext:value-type="date">
            <text:p>09/09/22</text:p>
          </table:table-cell>
          <table:table-cell table:style-name="ce1500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]++[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13.1" calcext:value-type="currency">
            <text:p>$2,013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0-12" calcext:value-type="date">
            <text:p>10/12/22</text:p>
          </table:table-cell>
          <table:table-cell table:style-name="ce1500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572.1" calcext:value-type="currency">
            <text:p>$2,572.10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1-06" calcext:value-type="date">
            <text:p>11/06/22</text:p>
          </table:table-cell>
          <table:table-cell table:style-name="ce1500" office:value-type="date" office:date-value="2022-11-09" calcext:value-type="date">
            <text:p>11/09/22</text:p>
          </table:table-cell>
          <table:table-cell table:style-name="ce1507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]++[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57.15" calcext:value-type="currency">
            <text:p>$2,757.15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]+[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96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]++[.J16])" office:value-type="currency" office:currency="USD" office:value="0" calcext:value-type="currency">
            <text:p>$0.00</text:p>
          </table:table-cell>
          <table:table-cell table:formula="of:=[.L15]+[.K16]" office:value-type="currency" office:currency="USD" office:value="2825.88" calcext:value-type="currency">
            <text:p>$2,825.88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496"/>
          <table:table-cell table:style-name="ce1500" office:value-type="date" office:date-value="2023-02-13" calcext:value-type="date">
            <text:p>02/13/23</text:p>
          </table:table-cell>
          <table:table-cell table:style-name="ce1500" office:value-type="date" office:date-value="2022-02-18" calcext:value-type="date">
            <text:p>02/18/22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/>
          <table:table-cell office:value-type="string" calcext:value-type="string">
            <text:p>cards and prints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2"/>
          <table:table-cell office:value-type="currency" office:currency="USD" office:value="250" calcext:value-type="currency">
            <text:p>$250.00</text:p>
          </table:table-cell>
          <table:table-cell table:formula="of:=[.L16]+[.K17]" office:value-type="currency" office:currency="USD" office:value="3075.88" calcext:value-type="currency">
            <text:p>$3,075.88</text:p>
          </table:table-cell>
          <table:table-cell table:number-columns-repeated="1011"/>
        </table:table-row>
        <table:table-row table:style-name="ro1">
          <table:table-cell table:style-name="ce1496"/>
          <table:table-cell table:style-name="ce1500" office:value-type="date" office:date-value="2023-02-14" calcext:value-type="date">
            <text:p>02/14/23</text:p>
          </table:table-cell>
          <table:table-cell table:style-name="ce1500" office:value-type="date" office:date-value="2022-02-18" calcext:value-type="date">
            <text:p>02/18/22</text:p>
          </table:table-cell>
          <table:table-cell table:style-name="ce1508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84" calcext:value-type="currency">
            <text:p>$384.00</text:p>
          </table:table-cell>
          <table:table-cell table:number-columns-repeated="2"/>
          <table:table-cell table:formula="of:=SUM([.H18]++[.J18])" office:value-type="currency" office:currency="USD" office:value="384" calcext:value-type="currency">
            <text:p>$384.00</text:p>
          </table:table-cell>
          <table:table-cell table:formula="of:=[.L17]+[.K18]" office:value-type="currency" office:currency="USD" office:value="3459.88" calcext:value-type="currency">
            <text:p>$3,459.88</text:p>
          </table:table-cell>
          <table:table-cell table:number-columns-repeated="1011"/>
        </table:table-row>
        <table:table-row table:style-name="ro25">
          <table:table-cell table:style-name="ce1496"/>
          <table:table-cell table:style-name="ce1500" office:value-type="date" office:date-value="2023-02-15" calcext:value-type="date">
            <text:p>02/15/23</text:p>
          </table:table-cell>
          <table:table-cell/>
          <table:table-cell table:style-name="ce1508" office:value-type="string" calcext:value-type="string">
            <text:p>#2798397966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19]++[.J19])" office:value-type="currency" office:currency="USD" office:value="22.44" calcext:value-type="currency">
            <text:p>$22.44</text:p>
          </table:table-cell>
          <table:table-cell table:formula="of:=[.L18]+[.K19]" office:value-type="currency" office:currency="USD" office:value="3482.32" calcext:value-type="currency">
            <text:p>$3,482.32</text:p>
          </table:table-cell>
          <table:table-cell table:number-columns-repeated="1011"/>
        </table:table-row>
        <table:table-row table:style-name="ro26">
          <table:table-cell table:style-name="ce1496"/>
          <table:table-cell table:style-name="ce1500" office:value-type="date" office:date-value="2023-02-17" calcext:value-type="date">
            <text:p>02/17/23</text:p>
          </table:table-cell>
          <table:table-cell/>
          <table:table-cell table:style-name="ce1508" office:value-type="string" calcext:value-type="string">
            <text:p>#2796822537 </text:p>
          </table:table-cell>
          <table:table-cell office:value-type="string" calcext:value-type="string">
            <text:p>PollyNitta – Etsy</text:p>
          </table:table-cell>
          <table:table-cell/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]++[.J20])" office:value-type="currency" office:currency="USD" office:value="32.99" calcext:value-type="currency">
            <text:p>$32.99</text:p>
          </table:table-cell>
          <table:table-cell table:formula="of:=[.L19]+[.K20]" office:value-type="currency" office:currency="USD" office:value="3515.31" calcext:value-type="currency">
            <text:p>$3,515.31</text:p>
          </table:table-cell>
          <table:table-cell table:number-columns-repeated="1011"/>
        </table:table-row>
        <table:table-row table:style-name="ro1">
          <table:table-cell table:style-name="ce1496"/>
          <table:table-cell table:style-name="ce1500" office:value-type="date" office:date-value="2023-03-20" calcext:value-type="date">
            <text:p>03/20/23</text:p>
          </table:table-cell>
          <table:table-cell table:number-columns-repeated="2"/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/>
          <table:table-cell office:value-type="string" calcext:value-type="string">
            <text:p>Total :</text:p>
          </table:table-cell>
          <table:table-cell table:formula="of:=SUM([.I2:.I20])" office:value-type="currency" office:currency="USD" office:value="62.56" calcext:value-type="currency">
            <text:p>$62.56</text:p>
          </table:table-cell>
          <table:table-cell/>
          <table:table-cell table:formula="of:=SUM([.K2:.K20])" office:value-type="currency" office:currency="USD" office:value="3515.31" calcext:value-type="currency">
            <text:p>$3,515.31</text:p>
          </table:table-cell>
          <table:table-cell table:number-columns-repeated="1012"/>
        </table:table-row>
        <table:table-row table:style-name="ro1" table:number-rows-repeated="33">
          <table:table-cell table:style-name="ce1496"/>
          <table:table-cell table:number-columns-repeated="1022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sses" table:style-name="ta12">
        <table:table-column table:style-name="co104" table:number-columns-repeated="2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6" table:default-cell-style-name="ce835"/>
        <table:table-column table:style-name="co107" table:default-cell-style-name="Default"/>
        <table:table-column table:style-name="co45" table:number-columns-repeated="1018" table:default-cell-style-name="Default"/>
        <table:table-row table:style-name="ro27">
          <table:table-cell table:style-name="ce1350" office:value-type="string" calcext:value-type="string">
            <text:p>Date</text:p>
          </table:table-cell>
          <table:table-cell table:style-name="ce1350" office:value-type="string" calcext:value-type="string">
            <text:p>Item Description</text:p>
          </table:table-cell>
          <table:table-cell table:style-name="ce1350" office:value-type="string" calcext:value-type="string">
            <text:p>Reason for lost</text:p>
          </table:table-cell>
          <table:table-cell table:style-name="ce1350"/>
          <table:table-cell table:style-name="ce1522" office:value-type="string" calcext:value-type="string">
            <text:p>Amount Loss</text:p>
          </table:table-cell>
          <table:table-cell table:style-name="ce1350" office:value-type="string" calcext:value-type="string">
            <text:p>Priced Paid</text:p>
          </table:table-cell>
          <table:table-cell table:style-name="ce1350" table:number-columns-repeated="1018"/>
        </table:table-row>
        <table:table-row table:style-name="ro28">
          <table:table-cell table:style-name="ce1521" office:value-type="date" office:date-value="2022-09-01" calcext:value-type="date">
            <text:p>09/01/22</text:p>
          </table:table-cell>
          <table:table-cell table:style-name="ce1350" office:value-type="string" calcext:value-type="string">
            <text:p>Patch </text:p>
          </table:table-cell>
          <table:table-cell table:style-name="ce1350" office:value-type="string" calcext:value-type="string">
            <text:p>gift to Chelsea</text:p>
          </table:table-cell>
          <table:table-cell table:style-name="ce1350"/>
          <table:table-cell table:style-name="ce1522" office:value-type="currency" office:currency="USD" office:value="5.5" calcext:value-type="currency">
            <text:p>$5.50</text:p>
          </table:table-cell>
          <table:table-cell table:style-name="ce1350" office:value-type="float" office:value="2.25" calcext:value-type="float">
            <text:p>2.25</text:p>
          </table:table-cell>
          <table:table-cell table:style-name="ce1350" table:number-columns-repeated="1018"/>
        </table:table-row>
        <table:table-row table:style-name="ro29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0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float" office:value="7.25" calcext:value-type="float">
            <text:p>7.25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30" table:number-rows-repeated="104856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Ongoing Costs 2022" table:style-name="ta13" table:print="false">
        <table:table-column table:style-name="co10" table:default-cell-style-name="Default"/>
        <table:table-column table:style-name="co11" table:default-cell-style-name="ce827"/>
        <table:table-column table:style-name="co12" table:default-cell-style-name="ce827"/>
        <table:table-column table:style-name="co2" table:default-cell-style-name="ce827"/>
        <table:table-column table:style-name="co14" table:default-cell-style-name="ce833"/>
        <table:table-column table:style-name="co15" table:default-cell-style-name="ce833"/>
        <table:table-column table:style-name="co16" table:default-cell-style-name="ce833"/>
        <table:table-column table:style-name="co17" table:default-cell-style-name="ce833"/>
        <table:table-column table:style-name="co42" table:default-cell-style-name="ce833"/>
        <table:table-column table:style-name="co19" table:default-cell-style-name="ce833"/>
        <table:table-column table:style-name="co20" table:default-cell-style-name="ce833"/>
        <table:table-column table:style-name="co108" table:default-cell-style-name="ce833"/>
        <table:table-column table:style-name="co21" table:default-cell-style-name="ce833"/>
        <table:table-column table:style-name="co22" table:number-columns-repeated="2" table:default-cell-style-name="ce833"/>
        <table:table-column table:style-name="co23" table:default-cell-style-name="ce827"/>
        <table:table-column table:style-name="co2" table:number-columns-repeated="1008" table:default-cell-style-name="ce827"/>
        <table:table-row table:style-name="ro3">
          <table:table-cell/>
          <table:table-cell table:style-name="ce1523" office:value-type="string" calcext:value-type="string">
            <text:p>Date</text:p>
          </table:table-cell>
          <table:table-cell table:style-name="ce1523" office:value-type="string" calcext:value-type="string">
            <text:p>Item</text:p>
          </table:table-cell>
          <table:table-cell table:style-name="ce1523" office:value-type="string" calcext:value-type="string">
            <text:p>Paid to</text:p>
          </table:table-cell>
          <table:table-cell table:style-name="ce1524" office:value-type="string" calcext:value-type="string">
            <text:p>General Shop Running Supplies</text:p>
          </table:table-cell>
          <table:table-cell table:style-name="ce1524" office:value-type="string" calcext:value-type="string">
            <text:p>Improvement to Shop</text:p>
          </table:table-cell>
          <table:table-cell table:style-name="ce1524" office:value-type="string" calcext:value-type="string">
            <text:p>Marketing</text:p>
          </table:table-cell>
          <table:table-cell table:style-name="ce1524" office:value-type="string" calcext:value-type="string">
            <text:p>Display</text:p>
          </table:table-cell>
          <table:table-cell table:style-name="ce1524" office:value-type="string" calcext:value-type="string">
            <text:p>Product Associated with Selling A Product</text:p>
          </table:table-cell>
          <table:table-cell table:style-name="ce1524" office:value-type="string" calcext:value-type="string">
            <text:p>Created Product Supplies</text:p>
          </table:table-cell>
          <table:table-cell table:style-name="ce1524" office:value-type="string" calcext:value-type="string">
            <text:p>Added Cost For Product</text:p>
          </table:table-cell>
          <table:table-cell table:style-name="ce1524" office:value-type="string" calcext:value-type="string">
            <text:p>Total Price</text:p>
          </table:table-cell>
          <table:table-cell table:style-name="ce1524" office:value-type="string" calcext:value-type="string">
            <text:p>tax</text:p>
          </table:table-cell>
          <table:table-cell table:style-name="ce1524" office:value-type="string" calcext:value-type="string">
            <text:p>tax credit</text:p>
          </table:table-cell>
          <table:table-cell table:style-name="ce1524" office:value-type="string" calcext:value-type="string">
            <text:p>shipping</text:p>
          </table:table-cell>
          <table:table-cell table:style-name="ce1523" office:value-type="string" calcext:value-type="string">
            <text:p>Credit Card or Cash</text:p>
          </table:table-cell>
          <table:table-cell table:style-name="ce1523" office:value-type="string" calcext:value-type="string">
            <text:p>Receipt</text:p>
          </table:table-cell>
          <table:table-cell table:style-name="ce1523"/>
          <table:table-cell table:number-columns-repeated="1006"/>
        </table:table-row>
        <table:table-row table:style-name="ro1">
          <table:table-cell/>
          <table:table-cell table:style-name="ce824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837"/>
          <table:table-cell table:style-name="ce837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6" office:value-type="date" office:date-value="2022-03-29" calcext:value-type="date">
            <text:p>03/29/22</text:p>
          </table:table-cell>
          <table:table-cell table:style-name="ce828" office:value-type="string" calcext:value-type="string">
            <text:p>Supplies for creating to sell</text:p>
          </table:table-cell>
          <table:table-cell table:style-name="ce828" office:value-type="string" calcext:value-type="string">
            <text:p>Goodwill</text:p>
          </table:table-cell>
          <table:table-cell table:style-name="ce834" table:number-columns-repeated="5"/>
          <table:table-cell table:style-name="ce834" office:value-type="currency" office:currency="USD" office:value="37" calcext:value-type="currency">
            <text:p>$37.00</text:p>
          </table:table-cell>
          <table:table-cell table:style-name="ce834"/>
          <table:table-cell table:style-name="ce834" office:value-type="currency" office:currency="USD" office:value="37" calcext:value-type="currency">
            <text:p>$37.00</text:p>
          </table:table-cell>
          <table:table-cell table:style-name="ce834" office:value-type="currency" office:currency="USD" office:value="3.76" calcext:value-type="currency">
            <text:p>$3.76</text:p>
          </table:table-cell>
          <table:table-cell table:style-name="ce834" table:number-columns-repeated="2"/>
          <table:table-cell table:style-name="ce828" office:value-type="string" calcext:value-type="string">
            <text:p>credit card </text:p>
          </table:table-cell>
          <table:table-cell table:style-name="ce828" office:value-type="string" calcext:value-type="string">
            <text:p>hardcopy</text:p>
          </table:table-cell>
          <table:table-cell table:style-name="ce828" table:number-columns-repeated="1007"/>
        </table:table-row>
        <table:table-row table:style-name="ro1">
          <table:table-cell/>
          <table:table-cell table:style-name="ce824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835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837"/>
          <table:table-cell table:style-name="ce837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837"/>
          <table:table-cell table:style-name="ce837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824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830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3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836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835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837"/>
          <table:table-cell table:style-name="ce837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824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838" office:value-type="currency" office:currency="USD" office:value="0.82" calcext:value-type="currency">
            <text:p>$0.82</text:p>
          </table:table-cell>
          <table:table-cell table:style-name="ce838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07-21" calcext:value-type="date">
            <text:p>07/21/22</text:p>
          </table:table-cell>
          <table:table-cell table:style-name="ce829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4" calcext:value-type="date">
            <text:p>10/04/22</text:p>
          </table:table-cell>
          <table:table-cell table:style-name="ce829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824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822"/>
          <table:table-cell table:style-name="ce824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824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839"/>
          <table:table-cell table:style-name="ce839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824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839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824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841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4" table:print="false">
        <table:table-column table:style-name="co109" table:default-cell-style-name="ce1527"/>
        <table:table-column table:style-name="co110" table:default-cell-style-name="ce1527"/>
        <table:table-column table:style-name="co2" table:number-columns-repeated="2" table:default-cell-style-name="ce1527"/>
        <table:table-column table:style-name="co2" table:default-cell-style-name="ce1539"/>
        <table:table-column table:style-name="co111" table:default-cell-style-name="ce1539"/>
        <table:table-column table:style-name="co112" table:default-cell-style-name="ce1539"/>
        <table:table-column table:style-name="co112" table:default-cell-style-name="ce1527"/>
        <table:table-column table:style-name="co2" table:number-columns-repeated="2" table:default-cell-style-name="ce1527"/>
        <table:table-column table:style-name="co2" table:default-cell-style-name="ce1539"/>
        <table:table-column table:style-name="co2" table:number-columns-repeated="1013" table:default-cell-style-name="ce1527"/>
        <table:table-row table:style-name="ro1">
          <table:table-cell table:style-name="ce1525"/>
          <table:table-cell table:style-name="ce1528" office:value-type="string" calcext:value-type="string">
            <text:p>Date</text:p>
          </table:table-cell>
          <table:table-cell table:style-name="ce1528" office:value-type="string" calcext:value-type="string">
            <text:p>Item</text:p>
          </table:table-cell>
          <table:table-cell table:style-name="ce1528" office:value-type="string" calcext:value-type="string">
            <text:p>Category</text:p>
          </table:table-cell>
          <table:table-cell table:style-name="ce1535" office:value-type="string" calcext:value-type="string">
            <text:p>Total Price</text:p>
          </table:table-cell>
          <table:table-cell table:style-name="ce1535" office:value-type="string" calcext:value-type="string">
            <text:p>Tax</text:p>
          </table:table-cell>
          <table:table-cell table:style-name="ce1535" office:value-type="string" calcext:value-type="string">
            <text:p>Shipping</text:p>
          </table:table-cell>
          <table:table-cell table:style-name="ce1528" office:value-type="string" calcext:value-type="string">
            <text:p>Credit Card or Cash</text:p>
          </table:table-cell>
          <table:table-cell table:style-name="ce1528" office:value-type="string" calcext:value-type="string">
            <text:p>Store/Entity</text:p>
          </table:table-cell>
          <table:table-cell table:style-name="ce1528" office:value-type="string" calcext:value-type="string">
            <text:p>Receipt</text:p>
          </table:table-cell>
          <table:table-cell table:style-name="ce1540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1-20" calcext:value-type="date">
            <text:p>01/20/22</text:p>
          </table:table-cell>
          <table:table-cell table:style-name="ce1531" office:value-type="string" calcext:value-type="string">
            <text:p>Sadies Bookcase</text:p>
          </table:table-cell>
          <table:table-cell table:style-name="ce1531" office:value-type="string" calcext:value-type="string">
            <text:p>display</text:p>
          </table:table-cell>
          <table:table-cell table:style-name="ce1536" office:value-type="currency" office:currency="USD" office:value="150" calcext:value-type="currency">
            <text:p>$150.00</text:p>
          </table:table-cell>
          <table:table-cell table:style-name="ce1536" office:value-type="string" calcext:value-type="string">
            <text:p>X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he Shops West Ridge</text:p>
          </table:table-cell>
          <table:table-cell table:style-name="ce1531" office:value-type="string" calcext:value-type="string">
            <text:p>hard copy</text:p>
          </table:table-cell>
          <table:table-cell table:style-name="ce1536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1" calcext:value-type="date">
            <text:p>03/01/22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start up paint</text:p>
          </table:table-cell>
          <table:table-cell table:style-name="ce1536" office:value-type="currency" office:currency="USD" office:value="115.45" calcext:value-type="currency">
            <text:p>$115.45</text:p>
          </table:table-cell>
          <table:table-cell table:style-name="ce1536" office:value-type="currency" office:currency="USD" office:value="8.55" calcext:value-type="currency">
            <text:p>$8.55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 copy</text:p>
          </table:table-cell>
          <table:table-cell table:style-name="ce1536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1" calcext:value-type="date">
            <text:p>03/01/22</text:p>
          </table:table-cell>
          <table:table-cell table:style-name="ce1531" office:value-type="string" calcext:value-type="string">
            <text:p>Flooring</text:p>
          </table:table-cell>
          <table:table-cell table:style-name="ce1531" office:value-type="string" calcext:value-type="string">
            <text:p>start up <text:s/></text:p>
          </table:table-cell>
          <table:table-cell table:style-name="ce1536" office:value-type="currency" office:currency="USD" office:value="312.96" calcext:value-type="currency">
            <text:p>$312.96</text:p>
          </table:table-cell>
          <table:table-cell table:style-name="ce1536" office:value-type="currency" office:currency="USD" office:value="23.18" calcext:value-type="currency">
            <text:p>$23.18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L Flooring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10" calcext:value-type="date">
            <text:p>03/10/22</text:p>
          </table:table-cell>
          <table:table-cell table:style-name="ce1531" office:value-type="string" calcext:value-type="string">
            <text:p>Supplies for displays – blackboard signs</text:p>
          </table:table-cell>
          <table:table-cell table:style-name="ce1531" office:value-type="string" calcext:value-type="string">
            <text:p>props and supplies</text:p>
          </table:table-cell>
          <table:table-cell table:style-name="ce1536" office:value-type="currency" office:currency="USD" office:value="20.52" calcext:value-type="currency">
            <text:p>$20.52</text:p>
          </table:table-cell>
          <table:table-cell table:style-name="ce1536" office:value-type="currency" office:currency="USD" office:value="1.52" calcext:value-type="currency">
            <text:p>$1.52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arget</text:p>
          </table:table-cell>
          <table:table-cell table:style-name="ce1531" office:value-type="string" calcext:value-type="string">
            <text:p>scanned and hard copy</text:p>
          </table:table-cell>
          <table:table-cell table:style-name="ce1536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13" calcext:value-type="date">
            <text:p>03/13/22</text:p>
          </table:table-cell>
          <table:table-cell table:style-name="ce1533" office:value-type="string" calcext:value-type="string">
            <text:p>Return of Part Flooring</text:p>
          </table:table-cell>
          <table:table-cell table:style-name="ce1533"/>
          <table:table-cell table:style-name="ce1537" office:value-type="currency" office:currency="USD" office:value="-37.07" calcext:value-type="currency">
            <text:p>-$37.07</text:p>
          </table:table-cell>
          <table:table-cell table:style-name="ce1537" office:value-type="currency" office:currency="USD" office:value="2.75" calcext:value-type="currency">
            <text:p>$2.75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L Flooring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5]+[.E6]" office:value-type="currency" office:currency="USD" office:value="561.86" calcext:value-type="currency">
            <text:p>$561.86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30" office:value-type="date" office:date-value="2022-03-16" calcext:value-type="date">
            <text:p>03/16/22</text:p>
          </table:table-cell>
          <table:table-cell table:style-name="ce1533" office:value-type="string" calcext:value-type="string">
            <text:p>Return Gold Paint</text:p>
          </table:table-cell>
          <table:table-cell table:style-name="ce1533"/>
          <table:table-cell table:style-name="ce1537" office:value-type="currency" office:currency="USD" office:value="-21.58" calcext:value-type="currency">
            <text:p>-$21.58</text:p>
          </table:table-cell>
          <table:table-cell table:style-name="ce1537" office:value-type="currency" office:currency="USD" office:value="1.6" calcext:value-type="currency">
            <text:p>$1.60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 copy</text:p>
          </table:table-cell>
          <table:table-cell table:style-name="ce1536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29" office:value-type="date" office:date-value="2022-04-13" calcext:value-type="date">
            <text:p>04/13/22</text:p>
          </table:table-cell>
          <table:table-cell table:style-name="ce1531" office:value-type="string" calcext:value-type="string">
            <text:p>Risers and Shelving</text:p>
          </table:table-cell>
          <table:table-cell table:style-name="ce1531" office:value-type="string" calcext:value-type="string">
            <text:p>props and supplies</text:p>
          </table:table-cell>
          <table:table-cell table:style-name="ce1536" office:value-type="currency" office:currency="USD" office:value="12.21" calcext:value-type="currency">
            <text:p>$12.21</text:p>
          </table:table-cell>
          <table:table-cell table:style-name="ce1536" office:value-type="currency" office:currency="USD" office:value="0.88" calcext:value-type="currency">
            <text:p>$0.88</text:p>
          </table:table-cell>
          <table:table-cell table:style-name="ce1536"/>
          <table:table-cell table:style-name="ce1531" office:value-type="string" calcext:value-type="string">
            <text:p>Credit Card </text:p>
          </table:table-cell>
          <table:table-cell table:style-name="ce1531" office:value-type="string" calcext:value-type="string">
            <text:p>Treasure Depot</text:p>
          </table:table-cell>
          <table:table-cell table:style-name="ce1531" office:value-type="string" calcext:value-type="string">
            <text:p>scanned and hard copy</text:p>
          </table:table-cell>
          <table:table-cell table:style-name="ce1536" table:formula="of:=[.K7]+[.E8]" office:value-type="currency" office:currency="USD" office:value="552.49" calcext:value-type="currency">
            <text:p>$552.49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2" calcext:value-type="date">
            <text:p>03/02/22</text:p>
          </table:table-cell>
          <table:table-cell table:style-name="ce1531" office:value-type="string" calcext:value-type="string">
            <text:p>Roller and Paint Brush</text:p>
          </table:table-cell>
          <table:table-cell table:style-name="ce1531" office:value-type="string" calcext:value-type="string">
            <text:p>Supplies</text:p>
          </table:table-cell>
          <table:table-cell table:style-name="ce1536" office:value-type="currency" office:currency="USD" office:value="24.26" calcext:value-type="currency">
            <text:p>$24.26</text:p>
          </table:table-cell>
          <table:table-cell table:style-name="ce1536" office:value-type="currency" office:currency="USD" office:value="1.8" calcext:value-type="currency">
            <text:p>$1.80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04" calcext:value-type="date">
            <text:p>03/04/22</text:p>
          </table:table-cell>
          <table:table-cell table:style-name="ce1534" office:value-type="string" calcext:value-type="string">
            <text:p>Returned Gallon of Paint due to color</text:p>
          </table:table-cell>
          <table:table-cell table:style-name="ce1533" office:value-type="string" calcext:value-type="string">
            <text:p>start up paint</text:p>
          </table:table-cell>
          <table:table-cell table:style-name="ce1537" office:value-type="currency" office:currency="USD" office:value="-41.01" calcext:value-type="currency">
            <text:p>-$41.01</text:p>
          </table:table-cell>
          <table:table-cell table:style-name="ce1537" office:value-type="currency" office:currency="USD" office:value="3.03" calcext:value-type="currency">
            <text:p>$3.03</text:p>
          </table:table-cell>
          <table:table-cell table:style-name="ce1537"/>
          <table:table-cell table:style-name="ce1533"/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9]+[.E10]" office:value-type="currency" office:currency="USD" office:value="535.74" calcext:value-type="currency">
            <text:p>$535.74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4" calcext:value-type="date">
            <text:p>03/04/22</text:p>
          </table:table-cell>
          <table:table-cell table:style-name="ce1531" office:value-type="string" calcext:value-type="string">
            <text:p>Qtr. Round Floor Moulding and Metallic Paint</text:p>
          </table:table-cell>
          <table:table-cell table:style-name="ce1531" office:value-type="string" calcext:value-type="string">
            <text:p>Start up </text:p>
          </table:table-cell>
          <table:table-cell table:style-name="ce1536" office:value-type="currency" office:currency="USD" office:value="53.98" calcext:value-type="currency">
            <text:p>$53.98</text:p>
          </table:table-cell>
          <table:table-cell table:style-name="ce1536" office:value-type="currency" office:currency="USD" office:value="4" calcext:value-type="currency">
            <text:p>$4.00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526"/>
          <table:table-cell table:style-name="ce1530" office:value-type="date" office:date-value="2022-03-04" calcext:value-type="date">
            <text:p>03/04/22</text:p>
          </table:table-cell>
          <table:table-cell table:style-name="ce1533" office:value-type="string" calcext:value-type="string">
            <text:p>Qtr Round Returned</text:p>
          </table:table-cell>
          <table:table-cell table:style-name="ce1533" office:value-type="string" calcext:value-type="string">
            <text:p>wrong size</text:p>
          </table:table-cell>
          <table:table-cell table:style-name="ce1537" office:value-type="currency" office:currency="USD" office:value="-32.4" calcext:value-type="currency">
            <text:p>-$32.40</text:p>
          </table:table-cell>
          <table:table-cell table:style-name="ce1537" office:value-type="currency" office:currency="USD" office:value="2.4" calcext:value-type="currency">
            <text:p>$2.40</text:p>
          </table:table-cell>
          <table:table-cell table:style-name="ce1537"/>
          <table:table-cell table:style-name="ce1533" office:value-type="string" calcext:value-type="string">
            <text:p>Visa</text:p>
          </table:table-cell>
          <table:table-cell table:style-name="ce1533" office:value-type="string" calcext:value-type="string">
            <text:p>Lowes</text:p>
          </table:table-cell>
          <table:table-cell table:style-name="ce1533" office:value-type="string" calcext:value-type="string">
            <text:p>hardcopy</text:p>
          </table:table-cell>
          <table:table-cell table:style-name="ce1536" table:formula="of:=[.K11]+[.E12]" office:value-type="currency" office:currency="USD" office:value="557.32" calcext:value-type="currency">
            <text:p>$557.32</text:p>
          </table:table-cell>
          <table:table-cell table:style-name="ce1541" table:number-columns-repeated="1013"/>
        </table:table-row>
        <table:table-row table:style-name="ro1">
          <table:table-cell table:style-name="ce1525"/>
          <table:table-cell table:style-name="ce1529" office:value-type="date" office:date-value="2022-03-06" calcext:value-type="date">
            <text:p>03/06/22</text:p>
          </table:table-cell>
          <table:table-cell table:style-name="ce1531" office:value-type="string" calcext:value-type="string">
            <text:p>Blue Towel Roll and Roller</text:p>
          </table:table-cell>
          <table:table-cell table:style-name="ce1531" office:value-type="string" calcext:value-type="string">
            <text:p>Start up Paint</text:p>
          </table:table-cell>
          <table:table-cell table:style-name="ce1536" office:value-type="currency" office:currency="USD" office:value="14.17" calcext:value-type="currency">
            <text:p>$14.17</text:p>
          </table:table-cell>
          <table:table-cell table:style-name="ce1536" office:value-type="currency" office:currency="USD" office:value="1.05" calcext:value-type="currency">
            <text:p>$1.05</text:p>
          </table:table-cell>
          <table:table-cell table:style-name="ce1536"/>
          <table:table-cell table:style-name="ce1531" office:value-type="string" calcext:value-type="string">
            <text:p>Mastercard</text:p>
          </table:table-cell>
          <table:table-cell table:style-name="ce1531" office:value-type="string" calcext:value-type="string">
            <text:p>Lowe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6" calcext:value-type="date">
            <text:p>03/06/22</text:p>
          </table:table-cell>
          <table:table-cell table:style-name="ce1531" office:value-type="string" calcext:value-type="string">
            <text:p>paint trays, tape, <text:s/>edger, brushes</text:p>
          </table:table-cell>
          <table:table-cell table:style-name="ce1531" office:value-type="string" calcext:value-type="string">
            <text:p>Paint Supplies for Start up</text:p>
          </table:table-cell>
          <table:table-cell table:style-name="ce1536" office:value-type="currency" office:currency="USD" office:value="28.72" calcext:value-type="currency">
            <text:p>$28.72</text:p>
          </table:table-cell>
          <table:table-cell table:style-name="ce1536" office:value-type="currency" office:currency="USD" office:value="2.13" calcext:value-type="currency">
            <text:p>$2.13</text:p>
          </table:table-cell>
          <table:table-cell table:style-name="ce1536"/>
          <table:table-cell table:style-name="ce1531" office:value-type="string" calcext:value-type="string">
            <text:p>Visa</text:p>
          </table:table-cell>
          <table:table-cell table:style-name="ce1531" office:value-type="string" calcext:value-type="string">
            <text:p>Walmart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29" office:value-type="date" office:date-value="2022-03-05" calcext:value-type="date">
            <text:p>03/05/22</text:p>
          </table:table-cell>
          <table:table-cell table:style-name="ce1531" office:value-type="string" calcext:value-type="string">
            <text:p>3 gallons of paint for paint over and new colors</text:p>
          </table:table-cell>
          <table:table-cell table:style-name="ce1531" office:value-type="string" calcext:value-type="string">
            <text:p>paint <text:s/></text:p>
          </table:table-cell>
          <table:table-cell table:style-name="ce1536" office:value-type="currency" office:currency="USD" office:value="71.99" calcext:value-type="currency">
            <text:p>$71.99</text:p>
          </table:table-cell>
          <table:table-cell table:style-name="ce1536" office:value-type="currency" office:currency="USD" office:value="5.33" calcext:value-type="currency">
            <text:p>$5.33</text:p>
          </table:table-cell>
          <table:table-cell table:style-name="ce1536"/>
          <table:table-cell table:style-name="ce1531"/>
          <table:table-cell table:style-name="ce1531" office:value-type="string" calcext:value-type="string">
            <text:p>Sherman Williams</text:p>
          </table:table-cell>
          <table:table-cell table:style-name="ce1531" office:value-type="string" calcext:value-type="string">
            <text:p>hardcopy</text:p>
          </table:table-cell>
          <table:table-cell table:style-name="ce1536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525"/>
          <table:table-cell table:style-name="ce1531" table:number-columns-repeated="2"/>
          <table:table-cell table:style-name="ce1531" office:value-type="string" calcext:value-type="string">
            <text:p>total:</text:p>
          </table:table-cell>
          <table:table-cell table:style-name="ce1536" table:formula="of:=SUM([.E2:.F15])" office:value-type="currency" office:currency="USD" office:value="730.42" calcext:value-type="currency">
            <text:p>$730.42</text:p>
          </table:table-cell>
          <table:table-cell table:style-name="ce1536" table:number-columns-repeated="2"/>
          <table:table-cell table:style-name="ce1531" table:number-columns-repeated="3"/>
          <table:table-cell table:style-name="ce1536"/>
          <table:table-cell table:number-columns-repeated="1013"/>
        </table:table-row>
        <table:table-row table:style-name="ro1" table:number-rows-repeated="33">
          <table:table-cell table:style-name="ce1525"/>
          <table:table-cell table:style-name="ce1531" table:number-columns-repeated="3"/>
          <table:table-cell table:style-name="ce1536" table:number-columns-repeated="3"/>
          <table:table-cell table:style-name="ce1531" table:number-columns-repeated="3"/>
          <table:table-cell table:style-name="ce1536"/>
          <table:table-cell table:number-columns-repeated="1013"/>
        </table:table-row>
        <table:table-row table:style-name="ro1">
          <table:table-cell table:style-name="ce1525"/>
          <table:table-cell table:style-name="ce1532" table:number-columns-repeated="3"/>
          <table:table-cell table:style-name="ce1538" table:number-columns-repeated="3"/>
          <table:table-cell table:style-name="ce1532" table:number-columns-repeated="3"/>
          <table:table-cell table:style-name="ce1538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 Sales by Weeks" table:style-name="ta15" table:print="false">
        <table:table-column table:style-name="co39" table:default-cell-style-name="ce898"/>
        <table:table-column table:style-name="co62" table:default-cell-style-name="ce902"/>
        <table:table-column table:style-name="co41" table:default-cell-style-name="ce914"/>
        <table:table-column table:style-name="co42" table:default-cell-style-name="ce914"/>
        <table:table-column table:style-name="co43" table:default-cell-style-name="ce932"/>
        <table:table-column table:style-name="co113" table:default-cell-style-name="ce904"/>
        <table:table-column table:style-name="co45" table:default-cell-style-name="ce950"/>
        <table:table-column table:style-name="co46" table:default-cell-style-name="ce953"/>
        <table:table-column table:style-name="co47" table:default-cell-style-name="ce953"/>
        <table:table-column table:style-name="co48" table:default-cell-style-name="ce953"/>
        <table:table-column table:style-name="co48" table:default-cell-style-name="ce968"/>
        <table:table-column table:style-name="co49" table:default-cell-style-name="ce976"/>
        <table:table-column table:style-name="co50" table:default-cell-style-name="ce988"/>
        <table:table-column table:style-name="co51" table:default-cell-style-name="ce992"/>
        <table:table-column table:style-name="co52" table:default-cell-style-name="ce996"/>
        <table:table-column table:style-name="co53" table:default-cell-style-name="ce1014"/>
        <table:table-column table:style-name="co54" table:default-cell-style-name="ce1017"/>
        <table:table-column table:style-name="co55" table:number-columns-repeated="1006" table:default-cell-style-name="ce1027"/>
        <table:table-column table:style-name="co55" table:default-cell-style-name="ce930"/>
        <table:table-row table:style-name="ro10">
          <table:table-cell table:style-name="ce894"/>
          <table:table-cell table:style-name="ce901" office:value-type="string" calcext:value-type="string">
            <text:p>Sales Report Period</text:p>
          </table:table-cell>
          <table:table-cell table:style-name="ce913" office:value-type="string" calcext:value-type="string">
            <text:p>sold on</text:p>
          </table:table-cell>
          <table:table-cell table:style-name="ce925" office:value-type="string" calcext:value-type="string">
            <text:p>Item #</text:p>
          </table:table-cell>
          <table:table-cell table:style-name="ce931" office:value-type="string" calcext:value-type="string">
            <text:p>Qty</text:p>
          </table:table-cell>
          <table:table-cell table:style-name="ce931" office:value-type="string" calcext:value-type="string">
            <text:p>Item</text:p>
          </table:table-cell>
          <table:table-cell table:style-name="ce949" office:value-type="string" calcext:value-type="string">
            <text:p>Item Purchased Per Unit</text:p>
          </table:table-cell>
          <table:table-cell table:style-name="ce949" office:value-type="string" calcext:value-type="string">
            <text:p>Orig. Marked Price Per Unit</text:p>
          </table:table-cell>
          <table:table-cell table:style-name="ce949" office:value-type="string" calcext:value-type="string">
            <text:p>Amt Item Sold Per Unit</text:p>
          </table:table-cell>
          <table:table-cell table:style-name="ce949" office:value-type="string" calcext:value-type="string">
            <text:p>Total Sale</text:p>
          </table:table-cell>
          <table:table-cell table:style-name="ce949" office:value-type="string" calcext:value-type="string">
            <text:p>Sale</text:p>
          </table:table-cell>
          <table:table-cell table:style-name="ce975" office:value-type="string" calcext:value-type="string">
            <text:p>Change Due to Sale from Priced Purchased</text:p>
          </table:table-cell>
          <table:table-cell table:style-name="ce985" office:value-type="string" calcext:value-type="string">
            <text:p>Change in Price due to sale</text:p>
          </table:table-cell>
          <table:table-cell table:style-name="ce991" office:value-type="string" calcext:value-type="string">
            <text:p>Total Due to Changes</text:p>
          </table:table-cell>
          <table:table-cell table:style-name="ce949" office:value-type="string" calcext:value-type="string">
            <text:p>Other Seller</text:p>
          </table:table-cell>
          <table:table-cell table:style-name="ce949" office:value-type="string" calcext:value-type="string">
            <text:p>Donated Item or Giveaway</text:p>
          </table:table-cell>
          <table:table-cell table:style-name="ce931" office:value-type="string" calcext:value-type="string">
            <text:p>Notes</text:p>
          </table:table-cell>
          <table:table-cell table:style-name="ce945" table:number-columns-repeated="1006"/>
          <table:table-cell table:style-name="ce927"/>
        </table:table-row>
        <table:table-row table:style-name="ro11">
          <table:table-cell table:style-name="ce895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2">
          <table:table-cell table:style-name="ce895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1004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2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3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6"/>
          <table:table-cell table:style-name="ce903"/>
          <table:table-cell table:style-name="ce915" office:value-type="date" office:date-value="2022-03-19" calcext:value-type="date">
            <text:p>03/19/22</text:p>
          </table:table-cell>
          <table:table-cell table:style-name="ce927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Encore Choc. Sunflower Ukraine</text:p>
          </table:table-cell>
          <table:table-cell table:style-name="ce951" office:value-type="currency" office:currency="USD" office:value="3" calcext:value-type="currency">
            <text:p>$3.00</text:p>
          </table:table-cell>
          <table:table-cell table:number-columns-repeated="2" table:style-name="ce951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927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989" table:formula="of:=SUM([.H20]-[.I20])" office:value-type="currency" office:currency="USD" office:value="0" calcext:value-type="currency">
            <text:p>$0.00</text:p>
          </table:table-cell>
          <table:table-cell table:style-name="ce993" table:formula="of:=[.M20]*[.E20]" office:value-type="currency" office:currency="USD" office:value="0" calcext:value-type="currency">
            <text:p>$0.00</text:p>
          </table:table-cell>
          <table:table-cell table:style-name="ce927"/>
          <table:table-cell table:style-name="ce951" office:value-type="currency" office:currency="USD" office:value="3" calcext:value-type="currency">
            <text:p>$3.00</text:p>
          </table:table-cell>
          <table:table-cell table:style-name="ce903"/>
          <table:table-cell table:style-name="ce927"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989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989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989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989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989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989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989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997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989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997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 table:style-name="ce904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989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989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989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989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989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989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989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997"/>
          <table:table-cell table:number-columns-repeated="1009"/>
        </table:table-row>
        <table:table-row table:style-name="ro11">
          <table:table-cell table:style-name="ce895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989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998"/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1">
          <table:table-cell table:style-name="ce895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5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1">
          <table:table-cell table:style-name="ce895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997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1">
          <table:table-cell table:style-name="ce895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5"/>
          <table:table-cell table:style-name="ce916" office:value-type="date" office:date-value="2022-05-20" calcext:value-type="date">
            <text:p>05/20/22</text:p>
          </table:table-cell>
          <table:table-cell table:style-name="ce916"/>
          <table:table-cell table:style-name="ce933" office:value-type="float" office:value="1" calcext:value-type="float">
            <text:p>1</text:p>
          </table:table-cell>
          <table:table-cell table:style-name="ce940" office:value-type="string" calcext:value-type="string">
            <text:p>baby yoda</text:p>
          </table:table-cell>
          <table:table-cell table:style-name="ce952"/>
          <table:table-cell table:number-columns-repeated="2" table:style-name="ce962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969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999"/>
          <table:table-cell table:style-name="ce1544"/>
          <table:table-cell table:style-name="ce1018"/>
          <table:table-cell table:style-name="ce1028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table:style-name="ce917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953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6"/>
          <table:table-cell table:style-name="ce918" office:value-type="date" office:date-value="2022-06-04" calcext:value-type="date">
            <text:p>06/04/22</text:p>
          </table:table-cell>
          <table:table-cell table:style-name="ce928"/>
          <table:table-cell table:style-name="ce934" office:value-type="float" office:value="1" calcext:value-type="float">
            <text:p>1</text:p>
          </table:table-cell>
          <table:table-cell table:style-name="ce941" office:value-type="string" calcext:value-type="string">
            <text:p>Lip Potion Birthday Cake</text:p>
          </table:table-cell>
          <table:table-cell table:style-name="ce954" office:value-type="currency" office:currency="USD" office:value="4.25" calcext:value-type="currency">
            <text:p>$4.25</text:p>
          </table:table-cell>
          <table:table-cell table:style-name="ce963" office:value-type="currency" office:currency="USD" office:value="8.5" calcext:value-type="currency">
            <text:p>$8.50</text:p>
          </table:table-cell>
          <table:table-cell table:style-name="ce963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970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1000"/>
          <table:table-cell table:style-name="ce1545"/>
          <table:table-cell table:style-name="ce1019"/>
          <table:table-cell table:style-name="ce1029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950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50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950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table:style-name="ce907"/>
          <table:table-cell table:style-name="ce915" office:value-type="date" office:date-value="2022-07-03" calcext:value-type="date">
            <text:p>07/03/22</text:p>
          </table:table-cell>
          <table:table-cell table:style-name="ce929"/>
          <table:table-cell table:style-name="ce935" office:value-type="float" office:value="1" calcext:value-type="float">
            <text:p>1</text:p>
          </table:table-cell>
          <table:table-cell table:style-name="ce942" office:value-type="string" calcext:value-type="string">
            <text:p>lip balm bubble gum</text:p>
          </table:table-cell>
          <table:table-cell table:style-name="ce951" office:value-type="currency" office:currency="USD" office:value="2.75" calcext:value-type="currency">
            <text:p>$2.75</text:p>
          </table:table-cell>
          <table:table-cell table:number-columns-repeated="2" table:style-name="ce951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960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1001"/>
          <table:table-cell table:style-name="ce951"/>
          <table:table-cell table:style-name="ce1020"/>
          <table:table-cell table:style-name="ce1030" table:number-columns-repeated="1006"/>
          <table:table-cell/>
        </table:table-row>
        <table:table-row table:style-name="ro11">
          <table:table-cell table:style-name="ce895"/>
          <table:table-cell table:style-name="ce908"/>
          <table:table-cell table:style-name="ce919" office:value-type="date" office:date-value="2022-07-07" calcext:value-type="date">
            <text:p>07/07/22</text:p>
          </table:table-cell>
          <table:table-cell table:style-name="ce919"/>
          <table:table-cell table:style-name="ce936" office:value-type="float" office:value="1" calcext:value-type="float">
            <text:p>1</text:p>
          </table:table-cell>
          <table:table-cell table:style-name="ce942" office:value-type="string" calcext:value-type="string">
            <text:p>lip balm bubble gum</text:p>
          </table:table-cell>
          <table:table-cell table:style-name="ce955" office:value-type="currency" office:currency="USD" office:value="2.75" calcext:value-type="currency">
            <text:p>$2.75</text:p>
          </table:table-cell>
          <table:table-cell table:number-columns-repeated="2" table:style-name="ce964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971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1002"/>
          <table:table-cell table:style-name="ce1546"/>
          <table:table-cell table:style-name="ce1021"/>
          <table:table-cell table:style-name="ce1031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968"/>
          <table:table-cell table:style-name="ce950"/>
          <table:table-cell table:style-name="ce1022"/>
          <table:table-cell table:style-name="ce1032" table:number-columns-repeated="1006"/>
          <table:table-cell/>
        </table:table-row>
        <table:table-row table:style-name="ro11">
          <table:table-cell table:style-name="ce895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style-name="ce895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960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1" calcext:value-type="date">
            <text:p>08/21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5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897"/>
          <table:table-cell table:style-name="ce909"/>
          <table:table-cell table:style-name="ce920" table:number-columns-repeated="2"/>
          <table:table-cell table:style-name="ce937"/>
          <table:table-cell table:style-name="ce943"/>
          <table:table-cell table:style-name="ce956"/>
          <table:table-cell table:style-name="ce965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972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1003"/>
          <table:table-cell table:style-name="ce1547"/>
          <table:table-cell table:style-name="ce1023"/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915" office:value-type="date" office:date-value="2022-09-25" calcext:value-type="date">
            <text:p>09/25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ainted rock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table:style-name="ce951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951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1004"/>
          <table:table-cell/>
          <table:table-cell table:style-name="ce1024"/>
          <table:table-cell table:style-name="ce1033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style-name="ce899"/>
          <table:table-cell table:style-name="ce910" office:value-type="string" calcext:value-type="string">
            <text:p>10/6/22-10/17/22</text:p>
          </table:table-cell>
          <table:table-cell table:style-name="ce921" office:value-type="date" office:date-value="2022-10-06" calcext:value-type="date">
            <text:p>10/06/22</text:p>
          </table:table-cell>
          <table:table-cell table:style-name="ce921"/>
          <table:table-cell table:style-name="ce938" office:value-type="float" office:value="1" calcext:value-type="float">
            <text:p>1</text:p>
          </table:table-cell>
          <table:table-cell table:style-name="ce944" office:value-type="string" calcext:value-type="string">
            <text:p>small fan ?</text:p>
          </table:table-cell>
          <table:table-cell table:style-name="ce957"/>
          <table:table-cell table:number-columns-repeated="2" table:style-name="ce966" office:value-type="currency" office:currency="USD" office:value="27" calcext:value-type="currency">
            <text:p>$27.00</text:p>
          </table:table-cell>
          <table:table-cell table:style-name="ce966" table:formula="of:=SUM([.E193]*[.I193])" office:value-type="currency" office:currency="USD" office:value="27" calcext:value-type="currency">
            <text:p>$27.00</text:p>
          </table:table-cell>
          <table:table-cell table:style-name="ce973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990" table:formula="of:=SUM([.H193]-[.I193])" office:value-type="currency" office:currency="USD" office:value="0" calcext:value-type="currency">
            <text:p>$0.00</text:p>
          </table:table-cell>
          <table:table-cell table:style-name="ce994" table:formula="of:=[.M193]*[.E193]" office:value-type="currency" office:currency="USD" office:value="0" calcext:value-type="currency">
            <text:p>$0.00</text:p>
          </table:table-cell>
          <table:table-cell table:style-name="ce1005"/>
          <table:table-cell table:style-name="ce1548"/>
          <table:table-cell table:style-name="ce1025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Sun and Moon Patch</text:p>
          </table:table-cell>
          <table:table-cell table:style-name="ce958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table:style-name="ce915" office:value-type="date" office:date-value="2022-10-15" calcext:value-type="date">
            <text:p>10/15/22</text:p>
          </table:table-cell>
          <table:table-cell table:style-name="ce922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6" office:value-type="string" calcext:value-type="string">
            <text:p>Lip Balm – Grape</text:p>
          </table:table-cell>
          <table:table-cell table:style-name="ce959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903" office:value-type="string" calcext:value-type="string">
            <text:p>Starlight Latern</text:p>
          </table:table-cell>
          <table:table-cell table:style-name="ce951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1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1">
          <table:table-cell/>
          <table:table-cell table:style-name="ce907"/>
          <table:table-cell table:style-name="ce915" office:value-type="date" office:date-value="2022-11-04" calcext:value-type="date">
            <text:p>11/04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ip balm strawberry</text:p>
          </table:table-cell>
          <table:table-cell table:style-name="ce951" office:value-type="currency" office:currency="USD" office:value="2.75" calcext:value-type="currency">
            <text:p>$2.75</text:p>
          </table:table-cell>
          <table:table-cell table:style-name="ce951" office:value-type="currency" office:currency="USD" office:value="5.5" calcext:value-type="currency">
            <text:p>$5.50</text:p>
          </table:table-cell>
          <table:table-cell table:style-name="ce951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960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style-name="ce900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1">
          <table:table-cell/>
          <table:table-cell table:style-name="ce911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8227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 8012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 -8762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8" calcext:value-type="date">
            <text:p>11/18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icture Holder -Ornament (old Stock)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852- Manifest Token</text:p>
          </table:table-cell>
          <table:table-cell table:style-name="ce951"/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7" calcext:value-type="date">
            <text:p>11/27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SC-8612- Manifest Token</text:p>
          </table:table-cell>
          <table:table-cell table:style-name="ce951" office:value-type="currency" office:currency="USD" office:value="1.5" calcext:value-type="currency">
            <text:p>$1.50</text:p>
          </table:table-cell>
          <table:table-cell table:style-name="ce951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(old Stock)</text:p>
          </table:table-cell>
          <table:table-cell table:style-name="ce951"/>
          <table:table-cell table:style-name="ce95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22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-(old stock)</text:p>
          </table:table-cell>
          <table:table-cell table:style-name="ce951"/>
          <table:table-cell table:style-name="ce951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ip Balm </text:p>
          </table:table-cell>
          <table:table-cell table:style-name="ce951"/>
          <table:table-cell table:style-name="ce95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19" calcext:value-type="date">
            <text:p>11/19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Ornament – Globe </text:p>
          </table:table-cell>
          <table:table-cell table:style-name="ce951"/>
          <table:table-cell table:style-name="ce951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1-26" calcext:value-type="date">
            <text:p>11/26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Manifest Self Care Kit Box</text:p>
          </table:table-cell>
          <table:table-cell table:style-name="ce951"/>
          <table:table-cell table:style-name="ce951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 office:value-type="string" calcext:value-type="string">
            <text:p>12/1/22-12/11/22</text:p>
          </table:table-cell>
          <table:table-cell table:style-name="ce915" office:value-type="date" office:date-value="2022-12-08" calcext:value-type="date">
            <text:p>12/08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Angel Ornament (old Stock)</text:p>
          </table:table-cell>
          <table:table-cell table:style-name="ce951"/>
          <table:table-cell table:style-name="ce951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2" calcext:value-type="float">
            <text:p>2</text:p>
          </table:table-cell>
          <table:table-cell table:style-name="ce903" office:value-type="string" calcext:value-type="string">
            <text:p>Lip Potion – Water and Cherry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1" calcext:value-type="date">
            <text:p>12/01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Peace Sign Ornament</text:p>
          </table:table-cell>
          <table:table-cell table:style-name="ce951"/>
          <table:table-cell table:style-name="ce951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Hand Felted Deer Pillow</text:p>
          </table:table-cell>
          <table:table-cell table:style-name="ce951"/>
          <table:table-cell table:style-name="ce951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SWMC – Journal</text:p>
          </table:table-cell>
          <table:table-cell table:style-name="ce951"/>
          <table:table-cell table:style-name="ce951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2" calcext:value-type="date">
            <text:p>12/02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Flamingo Ornament</text:p>
          </table:table-cell>
          <table:table-cell table:style-name="ce951"/>
          <table:table-cell table:style-name="ce951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Lg, Book Mushroom</text:p>
          </table:table-cell>
          <table:table-cell table:style-name="ce951"/>
          <table:table-cell table:style-name="ce951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Vanilla Lip Potion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<text:span text:style-name="T4">Wh-</text:span>ntr</text:p>
          </table:table-cell>
          <table:table-cell table:style-name="ce951"/>
          <table:table-cell table:style-name="ce951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/>
          <table:table-cell table:style-name="ce907"/>
          <table:table-cell table:style-name="ce915" office:value-type="date" office:date-value="2022-12-03" calcext:value-type="date">
            <text:p>12/03/22</text:p>
          </table:table-cell>
          <table:table-cell table:style-name="ce915"/>
          <table:table-cell table:style-name="ce927" office:value-type="float" office:value="1" calcext:value-type="float">
            <text:p>1</text:p>
          </table:table-cell>
          <table:table-cell table:style-name="ce903" office:value-type="string" calcext:value-type="string">
            <text:p>Tropical Punch Lip Potion</text:p>
          </table:table-cell>
          <table:table-cell table:style-name="ce951"/>
          <table:table-cell table:style-name="ce951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960"/>
          <table:table-cell table:style-name="ce977"/>
          <table:table-cell table:style-name="ce978"/>
          <table:table-cell table:style-name="ce995"/>
          <table:table-cell table:style-name="ce1001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951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978"/>
          <table:table-cell table:style-name="ce995"/>
          <table:table-cell table:style-name="ce968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978"/>
          <table:table-cell table:style-name="ce995"/>
          <table:table-cell table:style-name="ce968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43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96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968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Ornament Mushroom</text:p>
          </table:table-cell>
          <table:table-cell table:style-name="ce958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Ornament – Heart</text:p>
          </table:table-cell>
          <table:table-cell table:style-name="ce958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Lip Potion- Bubble Gum</text:p>
          </table:table-cell>
          <table:table-cell table:style-name="ce958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1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923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erb Bag</text:p>
          </table:table-cell>
          <table:table-cell table:style-name="ce958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2 pak Temp Tattoo</text:p>
          </table:table-cell>
          <table:table-cell table:style-name="ce958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350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945" office:value-type="string" calcext:value-type="string">
            <text:p>Herb Bag</text:p>
          </table:table-cell>
          <table:table-cell table:style-name="ce958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and Knitted Monkey</text:p>
          </table:table-cell>
          <table:table-cell table:style-name="ce958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Hand Knitted Elephant</text:p>
          </table:table-cell>
          <table:table-cell table:style-name="ce958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BOHO- Bag – Gold-DA</text:p>
          </table:table-cell>
          <table:table-cell table:style-name="ce958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06" office:value-type="string" calcext:value-type="string">
            <text:p>Donna</text:p>
          </table:table-cell>
          <table:table-cell table:number-columns-repeated="1009"/>
        </table:table-row>
        <table:table-row table:style-name="ro11">
          <table:table-cell table:number-columns-repeated="2"/>
          <table:table-cell table:style-name="ce1542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945" office:value-type="string" calcext:value-type="string">
            <text:p>MSC-8011- Manifest Token</text:p>
          </table:table-cell>
          <table:table-cell table:style-name="ce958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1006"/>
          <table:table-cell table:number-columns-repeated="1009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1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3">
          <table:table-cell table:number-columns-repeated="1024"/>
        </table:table-row>
        <table:table-row table:style-name="ro11">
          <table:table-cell/>
          <table:table-cell table:style-name="ce907"/>
          <table:table-cell table:style-name="ce922" table:number-columns-repeated="2"/>
          <table:table-cell table:style-name="ce930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style-name="ce1006"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>
          <table:table-cell table:number-columns-repeated="14"/>
          <table:table-cell table:style-name="ce953"/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907"/>
          <table:table-cell table:number-columns-repeated="1022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 table:number-columns-repeated="1010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923" table:number-columns-repeated="2"/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9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14">
          <table:table-cell table:number-columns-repeated="1024"/>
        </table:table-row>
        <table:table-row table:style-name="ro11" table:number-rows-repeated="2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/>
          <table:table-cell table:style-name="ce907"/>
          <table:table-cell table:style-name="ce915" table:number-columns-repeated="2"/>
          <table:table-cell table:number-columns-repeated="1020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 table:number-rows-repeated="48">
          <table:table-cell table:number-columns-repeated="1024"/>
        </table:table-row>
        <table:table-row table:style-name="ro11">
          <table:table-cell/>
          <table:table-cell table:style-name="ce903"/>
          <table:table-cell table:style-name="ce922"/>
          <table:table-cell table:style-name="ce930" table:number-columns-repeated="2"/>
          <table:table-cell table:style-name="ce903"/>
          <table:table-cell table:style-name="ce960" table:number-columns-repeated="3"/>
          <table:table-cell table:style-name="ce930" table:number-columns-repeated="2"/>
          <table:table-cell table:style-name="ce978"/>
          <table:table-cell table:number-columns-repeated="2"/>
          <table:table-cell table:style-name="ce1006"/>
          <table:table-cell table:number-columns-repeated="1009"/>
        </table:table-row>
        <table:table-row table:style-name="ro11">
          <table:table-cell table:number-columns-repeated="14"/>
          <table:table-cell table:style-name="ce1006"/>
          <table:table-cell table:number-columns-repeated="1009"/>
        </table:table-row>
        <table:table-row table:style-name="ro11">
          <table:table-cell table:number-columns-repeated="12"/>
          <table:table-cell table:style-name="ce978"/>
          <table:table-cell table:style-name="ce995"/>
          <table:table-cell/>
          <table:table-cell table:style-name="ce951"/>
          <table:table-cell table:style-name="ce1006"/>
          <table:table-cell table:style-name="ce930" table:number-columns-repeated="1006"/>
          <table:table-cell/>
        </table:table-row>
        <table:table-row table:style-name="ro11" table:number-rows-repeated="32">
          <table:table-cell table:number-columns-repeated="1024"/>
        </table:table-row>
        <table:table-row table:style-name="ro11">
          <table:table-cell/>
          <table:table-cell table:style-name="ce904"/>
          <table:table-cell table:number-columns-repeated="1022"/>
        </table:table-row>
        <table:table-row table:style-name="ro11" table:number-rows-repeated="30">
          <table:table-cell table:number-columns-repeated="1024"/>
        </table:table-row>
        <table:table-row table:style-name="ro11">
          <table:table-cell/>
          <table:table-cell table:style-name="ce903"/>
          <table:table-cell table:number-columns-repeated="1022"/>
        </table:table-row>
        <table:table-row table:style-name="ro11" table:number-rows-repeated="97">
          <table:table-cell table:number-columns-repeated="1024"/>
        </table:table-row>
        <table:table-row table:style-name="ro11">
          <table:table-cell table:number-columns-repeated="4"/>
          <table:table-cell table:style-name="ce930"/>
          <table:table-cell table:number-columns-repeated="1019"/>
        </table:table-row>
        <table:table-row table:style-name="ro11">
          <table:table-cell table:number-columns-repeated="2"/>
          <table:table-cell table:style-name="ce922"/>
          <table:table-cell table:style-name="ce930"/>
          <table:table-cell table:number-columns-repeated="1020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4">
          <table:table-cell/>
          <table:table-cell table:style-name="ce903"/>
          <table:table-cell table:number-columns-repeated="1022"/>
        </table:table-row>
        <table:table-row table:style-name="ro11" table:number-rows-repeated="28">
          <table:table-cell table:number-columns-repeated="1024"/>
        </table:table-row>
        <table:table-row table:style-name="ro11">
          <table:table-cell/>
          <table:table-cell table:style-name="ce912"/>
          <table:table-cell table:style-name="ce924" table:number-columns-repeated="2"/>
          <table:table-cell table:style-name="ce939"/>
          <table:table-cell table:style-name="ce948"/>
          <table:table-cell table:style-name="ce961"/>
          <table:table-cell table:style-name="ce967" table:number-columns-repeated="3"/>
          <table:table-cell table:style-name="ce974"/>
          <table:table-cell table:number-columns-repeated="3"/>
          <table:table-cell table:style-name="ce1007"/>
          <table:table-cell table:style-name="ce1549"/>
          <table:table-cell table:style-name="ce1026"/>
          <table:table-cell table:style-name="ce1034" table:number-columns-repeated="1006"/>
          <table:table-cell/>
        </table:table-row>
        <table:table-row table:style-name="ro11" table:number-rows-repeated="10477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vs Cost per Month 2022" table:style-name="ta16" table:print="false">
        <table:table-column table:style-name="co56" table:default-cell-style-name="ce1035"/>
        <table:table-column table:style-name="co56" table:default-cell-style-name="ce1063"/>
        <table:table-column table:style-name="co2" table:number-columns-repeated="2" table:default-cell-style-name="ce1079"/>
        <table:table-column table:style-name="co57" table:default-cell-style-name="ce1092"/>
        <table:table-column table:style-name="co2" table:number-columns-repeated="1019" table:default-cell-style-name="ce1095"/>
        <table:table-row table:style-name="ro15">
          <table:table-cell/>
          <table:table-cell table:style-name="ce1048" office:value-type="string" calcext:value-type="string">
            <text:p>Date Range</text:p>
          </table:table-cell>
          <table:table-cell table:style-name="ce1064" office:value-type="string" calcext:value-type="string">
            <text:p>Amount in Sales </text:p>
          </table:table-cell>
          <table:table-cell table:style-name="ce1064" office:value-type="string" calcext:value-type="string">
            <text:p>Rent </text:p>
          </table:table-cell>
          <table:table-cell table:style-name="ce1090" office:value-type="string" calcext:value-type="string">
            <text:p>Other Costs</text:p>
          </table:table-cell>
          <table:table-cell table:style-name="ce1093" table:number-columns-repeated="2"/>
          <table:table-cell table:style-name="ce1097" table:number-columns-repeated="1017"/>
        </table:table-row>
        <table:table-row table:style-name="ro1">
          <table:table-cell table:style-name="ce1037" office:value-type="date" office:date-value="2022-01-11" calcext:value-type="date">
            <text:p>01/11/22</text:p>
          </table:table-cell>
          <table:table-cell table:style-name="ce1049" office:value-type="string" calcext:value-type="string">
            <text:p>1/1/22-1/9/22</text:p>
          </table:table-cell>
          <table:table-cell table:style-name="ce1065" office:value-type="currency" office:currency="USD" office:value="1.96" calcext:value-type="currency">
            <text:p>$1.96</text:p>
          </table:table-cell>
          <table:table-cell table:style-name="ce1080" office:value-type="currency" office:currency="USD" office:value="-223.04" calcext:value-type="currency">
            <text:p>-$223.04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7" office:value-type="date" office:date-value="2022-01-23" calcext:value-type="date">
            <text:p>01/23/22</text:p>
          </table:table-cell>
          <table:table-cell table:style-name="ce1050" office:value-type="string" calcext:value-type="string">
            <text:p>1/13/22-1/23/22</text:p>
          </table:table-cell>
          <table:table-cell table:style-name="ce1066" office:value-type="currency" office:currency="USD" office:value="6.99" calcext:value-type="currency">
            <text:p>$6.99</text:p>
          </table:table-cell>
          <table:table-cell table:style-name="ce1080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2-06" calcext:value-type="date">
            <text:p>02/06/22</text:p>
          </table:table-cell>
          <table:table-cell table:style-name="ce1051" office:value-type="string" calcext:value-type="string">
            <text:p>1/27/22-2/6/22</text:p>
          </table:table-cell>
          <table:table-cell table:style-name="ce1067" office:value-type="currency" office:currency="USD" office:value="9.85" calcext:value-type="currency">
            <text:p>$9.85</text:p>
          </table:table-cell>
          <table:table-cell table:style-name="ce1067" office:value-type="currency" office:currency="USD" office:value="-225" calcext:value-type="currency">
            <text:p>-$225.0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2-20" calcext:value-type="date">
            <text:p>02/20/22</text:p>
          </table:table-cell>
          <table:table-cell table:style-name="ce1051" office:value-type="string" calcext:value-type="string">
            <text:p>2/7/22-2/20/22</text:p>
          </table:table-cell>
          <table:table-cell table:style-name="ce1067" office:value-type="currency" office:currency="USD" office:value="56.1" calcext:value-type="currency">
            <text:p>$56.10</text:p>
          </table:table-cell>
          <table:table-cell table:style-name="ce1067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03-06" calcext:value-type="date">
            <text:p>03/06/22</text:p>
          </table:table-cell>
          <table:table-cell table:style-name="ce1052" office:value-type="string" calcext:value-type="string">
            <text:p>2/21/22-3/6/22</text:p>
          </table:table-cell>
          <table:table-cell table:style-name="ce1068" office:value-type="currency" office:currency="USD" office:value="19.49" calcext:value-type="currency">
            <text:p>$19.49</text:p>
          </table:table-cell>
          <table:table-cell table:style-name="ce1068" office:value-type="currency" office:currency="USD" office:value="-149.29" calcext:value-type="currency">
            <text:p>-$149.29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03-20" calcext:value-type="date">
            <text:p>03/20/22</text:p>
          </table:table-cell>
          <table:table-cell table:style-name="ce1052" office:value-type="string" calcext:value-type="string">
            <text:p>3/10/22-3/20/22</text:p>
          </table:table-cell>
          <table:table-cell table:style-name="ce1069" office:value-type="currency" office:currency="USD" office:value="176.7" calcext:value-type="currency">
            <text:p>$176.70</text:p>
          </table:table-cell>
          <table:table-cell table:style-name="ce1059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0" office:value-type="string" calcext:value-type="string">
            <text:p>cant read</text:p>
          </table:table-cell>
          <table:table-cell table:style-name="ce1053" office:value-type="string" calcext:value-type="string">
            <text:p>3/24/22-4/4/22</text:p>
          </table:table-cell>
          <table:table-cell table:style-name="ce1070" office:value-type="currency" office:currency="USD" office:value="75.51" calcext:value-type="currency">
            <text:p>$75.51</text:p>
          </table:table-cell>
          <table:table-cell table:style-name="ce1071" office:value-type="currency" office:currency="USD" office:value="-263.49" calcext:value-type="currency">
            <text:p>-$263.49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1" office:value-type="date" office:date-value="2022-04-17" calcext:value-type="date">
            <text:p>04/17/22</text:p>
          </table:table-cell>
          <table:table-cell table:style-name="ce1053" office:value-type="string" calcext:value-type="string">
            <text:p>4/7/22-4/17/22</text:p>
          </table:table-cell>
          <table:table-cell table:style-name="ce1071" office:value-type="currency" office:currency="USD" office:value="109.38" calcext:value-type="currency">
            <text:p>$109.38</text:p>
          </table:table-cell>
          <table:table-cell table:style-name="ce1081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5-02" calcext:value-type="date">
            <text:p>05/02/22</text:p>
          </table:table-cell>
          <table:table-cell table:style-name="ce1051" office:value-type="string" calcext:value-type="string">
            <text:p>4/21/22-5/1/22</text:p>
          </table:table-cell>
          <table:table-cell table:style-name="ce1067" office:value-type="currency" office:currency="USD" office:value="59.52" calcext:value-type="currency">
            <text:p>$59.52</text:p>
          </table:table-cell>
          <table:table-cell table:style-name="ce1067" office:value-type="currency" office:currency="USD" office:value="-279.48" calcext:value-type="currency">
            <text:p>-$279.48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8" office:value-type="date" office:date-value="2022-05-16" calcext:value-type="date">
            <text:p>05/16/22</text:p>
          </table:table-cell>
          <table:table-cell table:style-name="ce1051" office:value-type="string" calcext:value-type="string">
            <text:p>5/5/22-5/15/22</text:p>
          </table:table-cell>
          <table:table-cell table:style-name="ce1067" office:value-type="currency" office:currency="USD" office:value="108.61" calcext:value-type="currency">
            <text:p>$108.61</text:p>
          </table:table-cell>
          <table:table-cell table:style-name="ce1082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5-31" calcext:value-type="date">
            <text:p>05/31/22</text:p>
          </table:table-cell>
          <table:table-cell table:style-name="ce1054" office:value-type="string" calcext:value-type="string">
            <text:p>5/19/22-5/29/22</text:p>
          </table:table-cell>
          <table:table-cell table:style-name="ce1072" office:value-type="currency" office:currency="USD" office:value="131.34" calcext:value-type="currency">
            <text:p>$131.34</text:p>
          </table:table-cell>
          <table:table-cell table:style-name="ce1083" office:value-type="float" office:value="-207.66" calcext:value-type="float">
            <text:p>-207.66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6-12" calcext:value-type="date">
            <text:p>06/12/22</text:p>
          </table:table-cell>
          <table:table-cell table:style-name="ce1054" office:value-type="string" calcext:value-type="string">
            <text:p>6/2/22-6/12/22</text:p>
          </table:table-cell>
          <table:table-cell table:style-name="ce1072" office:value-type="currency" office:currency="USD" office:value="103.08" calcext:value-type="currency">
            <text:p>$103.08</text:p>
          </table:table-cell>
          <table:table-cell table:style-name="ce108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2" office:value-type="date" office:date-value="2022-06-26" calcext:value-type="date">
            <text:p>06/26/22</text:p>
          </table:table-cell>
          <table:table-cell table:style-name="ce1054" office:value-type="string" calcext:value-type="string">
            <text:p>6/16/22-6/26/22</text:p>
          </table:table-cell>
          <table:table-cell table:style-name="ce1072" office:value-type="currency" office:currency="USD" office:value="124.1" calcext:value-type="currency">
            <text:p>$124.10</text:p>
          </table:table-cell>
          <table:table-cell table:style-name="ce1085" office:value-type="currency" office:currency="USD" office:value="-214.9" calcext:value-type="currency">
            <text:p>-$214.9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3" office:value-type="date" office:date-value="2022-07-10" calcext:value-type="date">
            <text:p>07/10/22</text:p>
          </table:table-cell>
          <table:table-cell table:style-name="ce1055" office:value-type="string" calcext:value-type="string">
            <text:p>6/30/22-7/10/22</text:p>
          </table:table-cell>
          <table:table-cell table:style-name="ce1073" office:value-type="currency" office:currency="USD" office:value="146.56" calcext:value-type="currency">
            <text:p>$146.56</text:p>
          </table:table-cell>
          <table:table-cell table:style-name="ce1073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3" office:value-type="date" office:date-value="2022-07-24" calcext:value-type="date">
            <text:p>07/24/22</text:p>
          </table:table-cell>
          <table:table-cell table:style-name="ce1055" office:value-type="string" calcext:value-type="string">
            <text:p>7/14/22-7/24/22</text:p>
          </table:table-cell>
          <table:table-cell table:style-name="ce1073" office:value-type="currency" office:currency="USD" office:value="125.51" calcext:value-type="currency">
            <text:p>$125.51</text:p>
          </table:table-cell>
          <table:table-cell table:style-name="ce1086" office:value-type="currency" office:currency="USD" office:value="-125.51" calcext:value-type="currency">
            <text:p>-$125.51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08-07" calcext:value-type="date">
            <text:p>08/07/22</text:p>
          </table:table-cell>
          <table:table-cell table:style-name="ce1056" office:value-type="string" calcext:value-type="string">
            <text:p>7/28/22-8/7/22</text:p>
          </table:table-cell>
          <table:table-cell table:style-name="ce1074" office:value-type="currency" office:currency="USD" office:value="138.9" calcext:value-type="currency">
            <text:p>$138.90</text:p>
          </table:table-cell>
          <table:table-cell table:style-name="ce1074" office:value-type="currency" office:currency="USD" office:value="-200.1" calcext:value-type="currency">
            <text:p>-$200.10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08-22" calcext:value-type="date">
            <text:p>08/22/22</text:p>
          </table:table-cell>
          <table:table-cell table:style-name="ce1056" office:value-type="string" calcext:value-type="string">
            <text:p>8/11/22-8/22/22</text:p>
          </table:table-cell>
          <table:table-cell table:style-name="ce1074" office:value-type="currency" office:currency="USD" office:value="65.66" calcext:value-type="currency">
            <text:p>$65.66</text:p>
          </table:table-cell>
          <table:table-cell table:style-name="ce107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5" office:value-type="date" office:date-value="2022-09-04" calcext:value-type="date">
            <text:p>09/04/22</text:p>
          </table:table-cell>
          <table:table-cell table:style-name="ce1057" office:value-type="string" calcext:value-type="string">
            <text:p>8/25/22-9/4/22</text:p>
          </table:table-cell>
          <table:table-cell table:style-name="ce1075" office:value-type="currency" office:currency="USD" office:value="258.5" calcext:value-type="currency">
            <text:p>$258.50</text:p>
          </table:table-cell>
          <table:table-cell table:style-name="ce1075" office:value-type="currency" office:currency="USD" office:value="63.56" calcext:value-type="currency">
            <text:p>$63.56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5" office:value-type="date" office:date-value="2022-09-18" calcext:value-type="date">
            <text:p>09/18/22</text:p>
          </table:table-cell>
          <table:table-cell table:style-name="ce1057" office:value-type="string" calcext:value-type="string">
            <text:p>9/8/22-9/19/22</text:p>
          </table:table-cell>
          <table:table-cell table:style-name="ce1075" office:value-type="currency" office:currency="USD" office:value="95.04" calcext:value-type="currency">
            <text:p>$95.04</text:p>
          </table:table-cell>
          <table:table-cell table:style-name="ce1075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10-02" calcext:value-type="date">
            <text:p>10/02/22</text:p>
          </table:table-cell>
          <table:table-cell table:style-name="ce1058" office:value-type="string" calcext:value-type="string">
            <text:p>9/22/22-10/3/22</text:p>
          </table:table-cell>
          <table:table-cell table:style-name="ce1074" office:value-type="currency" office:currency="USD" office:value="156.15" calcext:value-type="currency">
            <text:p>$156.15</text:p>
          </table:table-cell>
          <table:table-cell table:style-name="ce1074" office:value-type="currency" office:currency="USD" office:value="182.85" calcext:value-type="currency">
            <text:p>$182.85</text:p>
          </table:table-cell>
          <table:table-cell table:style-name="Default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44" office:value-type="date" office:date-value="2022-10-17" calcext:value-type="date">
            <text:p>10/17/22</text:p>
          </table:table-cell>
          <table:table-cell table:style-name="ce1058" office:value-type="string" calcext:value-type="string">
            <text:p>10/6/22-10/17/22</text:p>
          </table:table-cell>
          <table:table-cell table:style-name="ce1074" office:value-type="currency" office:currency="USD" office:value="187.86" calcext:value-type="currency">
            <text:p>$187.86</text:p>
          </table:table-cell>
          <table:table-cell table:style-name="ce1074"/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0-30" calcext:value-type="date">
            <text:p>10/30/22</text:p>
          </table:table-cell>
          <table:table-cell table:style-name="ce1059" office:value-type="string" calcext:value-type="string">
            <text:p>10/20/22-10/31/22</text:p>
          </table:table-cell>
          <table:table-cell table:style-name="ce1068" office:value-type="currency" office:currency="USD" office:value="88.36" calcext:value-type="currency">
            <text:p>$88.36</text:p>
          </table:table-cell>
          <table:table-cell table:style-name="ce1068" office:value-type="currency" office:currency="USD" office:value="250.64" calcext:value-type="currency">
            <text:p>$250.64</text:p>
          </table:table-cell>
          <table:table-cell table:style-name="ce1550"/>
          <table:table-cell table:style-name="ce1096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1-13" calcext:value-type="date">
            <text:p>11/13/22</text:p>
          </table:table-cell>
          <table:table-cell table:style-name="ce1060" office:value-type="string" calcext:value-type="string">
            <text:p>11/1/22-11/13/22</text:p>
          </table:table-cell>
          <table:table-cell table:style-name="ce1076" office:value-type="currency" office:currency="USD" office:value="418.41" calcext:value-type="currency">
            <text:p>$418.41</text:p>
          </table:table-cell>
          <table:table-cell table:style-name="ce1076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39" office:value-type="date" office:date-value="2022-11-27" calcext:value-type="date">
            <text:p>11/27/22</text:p>
          </table:table-cell>
          <table:table-cell table:style-name="ce1060" office:value-type="string" calcext:value-type="string">
            <text:p>11/17/22-11/27/22</text:p>
          </table:table-cell>
          <table:table-cell table:style-name="ce1076" office:value-type="currency" office:currency="USD" office:value="415.21" calcext:value-type="currency">
            <text:p>$415.21</text:p>
          </table:table-cell>
          <table:table-cell table:style-name="ce1087" office:value-type="currency" office:currency="USD" office:value="-76.21" calcext:value-type="currency">
            <text:p>-$76.21</text:p>
          </table:table-cell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6" office:value-type="date" office:date-value="2022-12-11" calcext:value-type="date">
            <text:p>12/11/22</text:p>
          </table:table-cell>
          <table:table-cell table:style-name="ce1061" office:value-type="string" calcext:value-type="string">
            <text:p>12/1/22-12/11/22</text:p>
          </table:table-cell>
          <table:table-cell table:style-name="ce1077" office:value-type="currency" office:currency="USD" office:value="454.63" calcext:value-type="currency">
            <text:p>$454.63</text:p>
          </table:table-cell>
          <table:table-cell table:style-name="ce1077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6" office:value-type="date" office:date-value="2022-12-23" calcext:value-type="date">
            <text:p>12/23/22</text:p>
          </table:table-cell>
          <table:table-cell table:style-name="ce1061" office:value-type="string" calcext:value-type="string">
            <text:p>12/15/22-12/24/22</text:p>
          </table:table-cell>
          <table:table-cell table:style-name="ce1077" office:value-type="currency" office:currency="USD" office:value="545.56" calcext:value-type="currency">
            <text:p>$545.56</text:p>
          </table:table-cell>
          <table:table-cell table:style-name="ce1077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>
          <table:table-cell table:style-name="ce1047"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062"/>
          <table:table-cell table:style-name="ce1078" table:number-columns-repeated="2"/>
          <table:table-cell table:style-name="ce1091"/>
          <table:table-cell table:style-name="ce1094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'Vendor Sales'.B2:'Vendor Sales'.J16">
          <table:sort>
            <table:sort-by table:field-number="0" table:data-type="automatic"/>
          </table:sort>
        </table:database-range>
        <table:database-range table:name="__Anonymous_Sheet_DB__15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7DT18H12M58S</meta:editing-duration>
    <meta:editing-cycles>63</meta:editing-cycles>
    <meta:generator>LibreOffice/7.1.8.1$Linux_X86_64 LibreOffice_project/10$Build-1</meta:generator>
    <dc:date>2023-03-25T17:32:12.858008212</dc:date>
    <meta:document-statistic meta:table-count="18" meta:cell-count="5091" meta:object-count="13"/>
  </office:meta>
</office:document-meta>
</file>